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Condensed" svg:font-family="DejaVuSansCondensed, 'Arial Unicode MS'"/>
    <style:font-face style:name="FreeSans1" svg:font-family="FreeSans" style:font-family-generic="swiss"/>
    <style:font-face style:name="SimSun" svg:font-family="SimSun, 宋体" style:font-pitch="variable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, 'Times New Roman'" style:font-family-generic="roman" style:font-pitch="variable"/>
    <style:font-face style:name="Arial" svg:font-family="Arial, Arial" style:font-family-generic="swiss" style:font-pitch="variable"/>
    <style:font-face style:name="Calibri" svg:font-family="Calibri, Calibri" style:font-family-generic="swiss" style:font-pitch="variable"/>
    <style:font-face style:name="Liberation Sans" svg:font-family="'Liberation Sans'" style:font-family-generic="swiss" style:font-pitch="variable"/>
    <style:font-face style:name="Malgun Gothic" svg:font-family="'Malgun Gothic', '맑은 고딕'" style:font-family-generic="swiss" style:font-pitch="variable"/>
    <style:font-face style:name="Verdana" svg:font-family="Verdana, 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 style:snap-to-layout-grid="false"/>
      <style:text-properties fo:language="fr" fo:country="FR" officeooo:paragraph-rsid="001ee810" fo:hyphenate="false" fo:hyphenation-remain-char-count="2" fo:hyphenation-push-char-count="2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 style:text-autospace="none"/>
      <style:text-properties fo:language="fr" fo:country="FR" officeooo:paragraph-rsid="001ee810" fo:hyphenate="false" fo:hyphenation-remain-char-count="2" fo:hyphenation-push-char-count="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/>
      <style:text-properties fo:language="fr" fo:country="FR" officeooo:paragraph-rsid="001ee810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200%" fo:text-align="justify" style:justify-single-word="false" fo:orphans="0" fo:widows="0" fo:hyphenation-ladder-count="no-limit" fo:text-indent="1.199cm" style:auto-text-indent="true" style:text-autospace="none"/>
      <style:text-properties fo:language="fr" fo:country="FR" officeooo:paragraph-rsid="001ee810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200%" fo:hyphenation-ladder-count="no-limit" fo:text-indent="1.199cm" style:auto-text-indent="true" style:snap-to-layout-grid="false"/>
      <style:text-properties fo:language="fr" fo:country="FR" officeooo:paragraph-rsid="001ee810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200%" fo:hyphenation-ladder-count="no-limit" fo:text-indent="1.199cm" style:auto-text-indent="true"/>
      <style:text-properties fo:language="fr" fo:country="FR" officeooo:paragraph-rsid="001ee810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 style:snap-to-layout-grid="false"/>
      <style:text-properties fo:language="fr" fo:country="FR" officeooo:paragraph-rsid="001ee810" fo:background-color="#ffff00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/>
      <style:text-properties fo:language="fr" fo:country="FR" officeooo:paragraph-rsid="001ee810" fo:background-color="#ffff00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 style:snap-to-layout-grid="false"/>
      <style:text-properties fo:language="fr" fo:country="FR" officeooo:paragraph-rsid="001ee810" fo:background-color="transparent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 style:snap-to-layout-grid="false"/>
      <style:text-properties fo:language="fr" fo:country="FR" officeooo:rsid="003ae2b0" officeooo:paragraph-rsid="003ae2b0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 style:snap-to-layout-grid="false"/>
      <style:text-properties officeooo:paragraph-rsid="001ee810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 style:snap-to-layout-grid="false"/>
      <style:text-properties officeooo:paragraph-rsid="00423711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/>
      <style:text-properties officeooo:paragraph-rsid="001ee810"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/>
      <style:text-properties officeooo:paragraph-rsid="005315cd"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 style:snap-to-layout-grid="false"/>
      <style:text-properties style:font-name="Times New Roman" fo:font-size="12pt" fo:language="fr" fo:country="FR" officeooo:paragraph-rsid="001ee810" style:font-size-asian="12pt" style:font-name-complex="Times New Roman" style:font-size-complex="12pt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 style:snap-to-layout-grid="false"/>
      <style:text-properties style:font-name="Times New Roman" fo:font-size="12pt" fo:language="fr" fo:country="FR" fo:font-style="italic" officeooo:paragraph-rsid="001ee810" fo:background-color="#ffff00" style:font-size-asian="12pt" style:font-style-asian="italic" style:font-name-complex="Times New Roman" style:font-size-complex="12pt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/>
      <style:text-properties fo:color="#000000" style:font-name="Times New Roman" fo:font-size="12pt" fo:language="fr" fo:country="FR" officeooo:paragraph-rsid="001ee810" style:font-size-asian="12pt" style:font-name-complex="Times New Roman" style:font-size-complex="12pt" fo:hyphenate="false" fo:hyphenation-remain-char-count="2" fo:hyphenation-push-char-count="2"/>
    </style:style>
    <style:style style:name="P18" style:family="paragraph" style:parent-style-name="Footnote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/>
      <style:text-properties officeooo:paragraph-rsid="001ee810" fo:hyphenate="false" fo:hyphenation-remain-char-count="2" fo:hyphenation-push-char-count="2"/>
    </style:style>
    <style:style style:name="P19" style:family="paragraph" style:parent-style-name="Footnote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/>
      <style:text-properties fo:language="fr" fo:country="FR" officeooo:paragraph-rsid="001ee810" fo:hyphenate="false" fo:hyphenation-remain-char-count="2" fo:hyphenation-push-char-count="2"/>
    </style:style>
    <style:style style:name="P20" style:family="paragraph" style:parent-style-name="Footnote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/>
      <style:text-properties fo:language="fr" fo:country="FR" officeooo:paragraph-rsid="005784b2" fo:hyphenate="false" fo:hyphenation-remain-char-count="2" fo:hyphenation-push-char-count="2"/>
    </style:style>
    <style:style style:name="P21" style:family="paragraph" style:parent-style-name="Footnote">
      <style:paragraph-properties fo:margin-left="0cm" fo:margin-right="0cm" fo:margin-top="0cm" fo:margin-bottom="0cm" style:contextual-spacing="false" fo:line-height="200%" fo:hyphenation-ladder-count="no-limit" fo:text-indent="1.199cm" style:auto-text-indent="true"/>
      <style:text-properties fo:language="fr" fo:country="FR" officeooo:paragraph-rsid="001ee810" fo:hyphenate="false" fo:hyphenation-remain-char-count="2" fo:hyphenation-push-char-count="2"/>
    </style:style>
    <style:style style:name="P22" style:family="paragraph" style:parent-style-name="Footnote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true"/>
      <style:text-properties fo:language="fr" fo:country="FR" officeooo:paragraph-rsid="001ee810" fo:hyphenate="false" fo:hyphenation-remain-char-count="2" fo:hyphenation-push-char-count="2"/>
    </style:style>
    <style:style style:name="P23" style:family="paragraph" style:parent-style-name="Footnote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true" style:snap-to-layout-grid="false"/>
      <style:text-properties fo:language="fr" fo:country="FR" officeooo:paragraph-rsid="0045567f" fo:hyphenate="false" fo:hyphenation-remain-char-count="2" fo:hyphenation-push-char-count="2"/>
    </style:style>
    <style:style style:name="P24" style:family="paragraph" style:parent-style-name="Footnote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true"/>
      <style:text-properties fo:language="fr" fo:country="FR" officeooo:paragraph-rsid="0053cab8" fo:hyphenate="false" fo:hyphenation-remain-char-count="2" fo:hyphenation-push-char-count="2"/>
    </style:style>
    <style:style style:name="P25" style:family="paragraph" style:parent-style-name="Footnote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/>
      <style:text-properties fo:language="fr" fo:country="FR" officeooo:paragraph-rsid="001ee810" fo:background-color="#ffff00" fo:hyphenate="false" fo:hyphenation-remain-char-count="2" fo:hyphenation-push-char-count="2"/>
    </style:style>
    <style:style style:name="P26" style:family="paragraph" style:parent-style-name="Footnote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true"/>
      <style:text-properties officeooo:paragraph-rsid="001ee810" fo:hyphenate="false" fo:hyphenation-remain-char-count="2" fo:hyphenation-push-char-count="2"/>
    </style:style>
    <style:style style:name="P27" style:family="paragraph" style:parent-style-name="Footnote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/>
      <style:text-properties style:font-name="Times New Roman1" fo:font-size="12pt" fo:language="fr" fo:country="FR" officeooo:rsid="0036e57e" officeooo:paragraph-rsid="0036e57e" style:font-size-asian="12pt" style:font-size-complex="12pt" fo:hyphenate="false" fo:hyphenation-remain-char-count="2" fo:hyphenation-push-char-count="2"/>
    </style:style>
    <style:style style:name="P28" style:family="paragraph" style:parent-style-name="Footnote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/>
      <style:text-properties style:font-name="Times New Roman1" fo:font-size="12pt" fo:language="fr" fo:country="FR" officeooo:paragraph-rsid="0050f7f7" style:font-size-asian="12pt" style:font-size-complex="12pt" fo:hyphenate="false" fo:hyphenation-remain-char-count="2" fo:hyphenation-push-char-count="2"/>
    </style:style>
    <style:style style:name="P29" style:family="paragraph" style:parent-style-name="Footnote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/>
      <style:text-properties style:font-name="Times New Roman1" fo:font-size="12pt" officeooo:paragraph-rsid="004a7b84" style:font-size-asian="12pt" style:font-size-complex="12pt" fo:hyphenate="false" fo:hyphenation-remain-char-count="2" fo:hyphenation-push-char-count="2"/>
    </style:style>
    <style:style style:name="P30" style:family="paragraph" style:parent-style-name="Footnote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/>
      <style:text-properties fo:font-size="12pt" fo:language="fr" fo:country="FR" officeooo:paragraph-rsid="0049be47" style:font-size-asian="12pt" style:font-size-complex="12pt" fo:hyphenate="false" fo:hyphenation-remain-char-count="2" fo:hyphenation-push-char-count="2"/>
    </style:style>
    <style:style style:name="P31" style:family="paragraph" style:parent-style-name="바탕글">
      <style:paragraph-properties fo:margin-left="0cm" fo:margin-right="0cm" fo:margin-top="0cm" fo:margin-bottom="0cm" style:contextual-spacing="false" fo:line-height="200%" fo:hyphenation-ladder-count="no-limit" fo:text-indent="1.199cm" style:auto-text-indent="true"/>
      <style:text-properties fo:language="fr" fo:country="FR" officeooo:paragraph-rsid="001ee810" fo:hyphenate="false" fo:hyphenation-remain-char-count="2" fo:hyphenation-push-char-count="2"/>
    </style:style>
    <style:style style:name="P32" style:family="paragraph" style:parent-style-name="C">
      <style:paragraph-properties fo:margin-left="0cm" fo:margin-right="0cm" fo:margin-top="0cm" fo:margin-bottom="0cm" style:contextual-spacing="false" fo:line-height="200%" fo:hyphenation-ladder-count="no-limit" fo:text-indent="1.199cm" style:auto-text-indent="true"/>
      <style:text-properties fo:language="fr" fo:country="FR" officeooo:paragraph-rsid="001ee810" fo:hyphenate="false" fo:hyphenation-remain-char-count="2" fo:hyphenation-push-char-count="2"/>
    </style:style>
    <style:style style:name="P33" style:family="paragraph" style:parent-style-name="Normal_20__28_Web_29_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/>
      <style:text-properties fo:language="fr" fo:country="FR" officeooo:paragraph-rsid="001ee810" fo:hyphenate="false" fo:hyphenation-remain-char-count="2" fo:hyphenation-push-char-count="2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/>
      <style:text-properties fo:language="fr" fo:country="FR" officeooo:paragraph-rsid="001ee810"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0cm" fo:margin-top="0.212cm" fo:margin-bottom="0.212cm" style:contextual-spacing="false" fo:line-height="200%" fo:text-align="justify" style:justify-single-word="false" fo:hyphenation-ladder-count="no-limit" fo:text-indent="1.199cm" style:auto-text-indent="true" style:snap-to-layout-grid="false"/>
      <style:text-properties fo:language="fr" fo:country="FR" officeooo:paragraph-rsid="001ee810"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0cm" fo:margin-top="0.212cm" fo:margin-bottom="0.212cm" style:contextual-spacing="false" fo:line-height="200%" fo:text-align="justify" style:justify-single-word="false" fo:hyphenation-ladder-count="no-limit" fo:text-indent="1.199cm" style:auto-text-indent="true" style:text-autospace="none"/>
      <style:text-properties fo:language="fr" fo:country="FR" officeooo:paragraph-rsid="001ee810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0cm" fo:margin-top="0.212cm" fo:margin-bottom="0.212cm" style:contextual-spacing="false" fo:line-height="200%" fo:text-align="justify" style:justify-single-word="false" fo:hyphenation-ladder-count="no-limit" fo:text-indent="1.199cm" style:auto-text-indent="true"/>
      <style:text-properties fo:language="fr" fo:country="FR" officeooo:paragraph-rsid="001ee810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cm" fo:margin-top="0.212cm" fo:margin-bottom="0.212cm" style:contextual-spacing="false" fo:line-height="200%" fo:hyphenation-ladder-count="no-limit" fo:text-indent="1.199cm" style:auto-text-indent="true"/>
      <style:text-properties fo:language="fr" fo:country="FR" officeooo:paragraph-rsid="001ee810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margin-top="0.212cm" fo:margin-bottom="0.212cm" style:contextual-spacing="false" fo:line-height="200%" fo:text-align="justify" style:justify-single-word="false" fo:hyphenation-ladder-count="no-limit" fo:text-indent="1.199cm" style:auto-text-indent="true" style:snap-to-layout-grid="false"/>
      <style:text-properties fo:language="fr" fo:country="FR" officeooo:paragraph-rsid="001ee810" fo:background-color="#ffff00" fo:hyphenate="false" fo:hyphenation-remain-char-count="2" fo:hyphenation-push-char-count="2"/>
    </style:style>
    <style:style style:name="P40" style:family="paragraph" style:parent-style-name="Footnote">
      <style:paragraph-properties fo:margin-left="0cm" fo:margin-right="0cm" fo:line-height="150%" fo:text-align="justify" style:justify-single-word="false" fo:hyphenation-ladder-count="no-limit" fo:text-indent="1.199cm" style:auto-text-indent="true"/>
      <style:text-properties fo:language="fr" fo:country="FR" officeooo:paragraph-rsid="001ee810" fo:hyphenate="false" fo:hyphenation-remain-char-count="2" fo:hyphenation-push-char-count="2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0cm" style:auto-text-indent="true"/>
      <style:text-properties fo:language="fr" fo:country="FR" officeooo:paragraph-rsid="001ee810" fo:hyphenate="false" fo:hyphenation-remain-char-count="2" fo:hyphenation-push-char-count="2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 style:snap-to-layout-grid="false"/>
      <style:text-properties officeooo:paragraph-rsid="001ee810"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 style:snap-to-layout-grid="false"/>
      <style:text-properties fo:language="fr" fo:country="FR" officeooo:paragraph-rsid="001ee810" fo:hyphenate="false" fo:hyphenation-remain-char-count="2" fo:hyphenation-push-char-count="2"/>
    </style:style>
    <style:style style:name="P44" style:family="paragraph" style:parent-style-name="Footnote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/>
      <style:text-properties fo:language="fr" fo:country="FR" officeooo:paragraph-rsid="001ee810" fo:hyphenate="false" fo:hyphenation-remain-char-count="2" fo:hyphenation-push-char-count="2"/>
    </style:style>
    <style:style style:name="P45" style:family="paragraph" style:parent-style-name="Footnote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true"/>
      <style:text-properties style:font-name="Times New Roman1" fo:font-size="11pt" fo:language="fr" fo:country="FR" officeooo:paragraph-rsid="00596c35" style:font-size-asian="11pt" style:font-size-complex="11pt" fo:hyphenate="false" fo:hyphenation-remain-char-count="2" fo:hyphenation-push-char-count="2"/>
    </style:style>
    <style:style style:name="P46" style:family="paragraph" style:parent-style-name="Footnote">
      <style:paragraph-properties fo:margin-left="0cm" fo:margin-right="0cm" fo:margin-top="0cm" fo:margin-bottom="0cm" style:contextual-spacing="false" fo:line-height="200%" fo:text-align="justify" style:justify-single-word="false" fo:hyphenation-ladder-count="no-limit" fo:text-indent="1.199cm" style:auto-text-indent="true" style:snap-to-layout-grid="false"/>
      <style:text-properties style:font-name="Times New Roman1" fo:font-size="12pt" fo:language="fr" fo:country="FR" officeooo:paragraph-rsid="00618602" style:font-size-asian="12pt" style:font-size-complex="12pt" fo:hyphenate="false" fo:hyphenation-remain-char-count="2" fo:hyphenation-push-char-count="2"/>
    </style:style>
    <style:style style:name="T1" style:family="text">
      <style:text-properties fo:color="#000000" style:font-name="Times New Roman" fo:font-size="12pt" style:font-size-asian="12pt" style:font-name-complex="Times New Roman" style:font-size-complex="12pt"/>
    </style:style>
    <style:style style:name="T2" style:family="text">
      <style:text-properties fo:color="#000000" style:font-name="Times New Roman" fo:font-size="12pt" officeooo:rsid="008ba4dd" style:font-size-asian="12pt" style:font-name-complex="Times New Roman" style:font-size-complex="12pt"/>
    </style:style>
    <style:style style:name="T3" style:family="text">
      <style:text-properties fo:color="#000000" style:font-name="Times New Roman" fo:font-size="12pt" style:font-size-asian="12pt" style:font-name-complex="Times New Roman" style:font-size-complex="12pt" style:font-style-complex="italic"/>
    </style:style>
    <style:style style:name="T4" style:family="text">
      <style:text-properties fo:color="#000000" style:font-name="Times New Roman" fo:font-size="12pt" style:font-size-asian="12pt" style:font-name-complex="Times New Roman" style:font-size-complex="12pt" style:font-weight-complex="bold"/>
    </style:style>
    <style:style style:name="T5" style:family="text">
      <style:text-properties fo:color="#000000" style:font-name="Times New Roman" fo:font-size="12pt" officeooo:rsid="00208a01" style:font-size-asian="12pt" style:font-name-complex="Times New Roman" style:font-size-complex="12pt"/>
    </style:style>
    <style:style style:name="T6" style:family="text">
      <style:text-properties fo:color="#000000" style:font-name="Times New Roman" fo:font-size="12pt" officeooo:rsid="0021cb5d" style:font-size-asian="12pt" style:font-name-complex="Times New Roman" style:font-size-complex="12pt"/>
    </style:style>
    <style:style style:name="T7" style:family="text">
      <style:text-properties fo:color="#000000" style:font-name="Times New Roman" fo:font-size="12pt" officeooo:rsid="004359c6" style:font-size-asian="12pt" style:font-name-complex="Times New Roman" style:font-size-complex="12pt"/>
    </style:style>
    <style:style style:name="T8" style:family="text">
      <style:text-properties fo:color="#000000" style:font-name="Times New Roman" fo:font-size="12pt" officeooo:rsid="0048a240" style:font-size-asian="12pt" style:font-name-complex="Times New Roman" style:font-size-complex="12pt"/>
    </style:style>
    <style:style style:name="T9" style:family="text">
      <style:text-properties fo:color="#000000" style:font-name="Times New Roman" fo:font-size="12pt" officeooo:rsid="0055ee8f" style:font-size-asian="12pt" style:font-name-complex="Times New Roman" style:font-size-complex="12pt"/>
    </style:style>
    <style:style style:name="T10" style:family="text">
      <style:text-properties fo:color="#000000" style:font-name="Times New Roman" fo:font-size="12pt" officeooo:rsid="01365599" style:font-size-asian="12pt" style:font-name-complex="Times New Roman" style:font-size-complex="12pt"/>
    </style:style>
    <style:style style:name="T11" style:family="text">
      <style:text-properties fo:color="#000000" style:font-name="Times New Roman" fo:font-size="12pt" fo:font-style="italic" style:font-size-asian="12pt" style:font-style-asian="italic" style:font-name-complex="Times New Roman" style:font-size-complex="12pt"/>
    </style:style>
    <style:style style:name="T12" style:family="text">
      <style:text-properties fo:color="#000000"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13" style:family="text">
      <style:text-properties fo:color="#000000" style:font-name="Times New Roman" fo:font-size="12pt" fo:font-style="italic" officeooo:rsid="002628a8" style:font-size-asian="12pt" style:font-style-asian="italic" style:font-name-complex="Times New Roman" style:font-size-complex="12pt" style:font-style-complex="italic"/>
    </style:style>
    <style:style style:name="T14" style:family="text">
      <style:text-properties fo:color="#000000" style:font-name="Times New Roman" fo:font-size="12pt" fo:font-style="italic" officeooo:rsid="0026e3c9" style:font-size-asian="12pt" style:font-style-asian="italic" style:font-name-complex="Times New Roman" style:font-size-complex="12pt" style:font-style-complex="italic"/>
    </style:style>
    <style:style style:name="T15" style:family="text">
      <style:text-properties fo:color="#000000" style:font-name="Times New Roman" fo:font-size="12pt" fo:font-style="italic" officeooo:rsid="004a7d59" style:font-size-asian="12pt" style:font-style-asian="italic" style:font-name-complex="Times New Roman" style:font-size-complex="12pt" style:font-style-complex="italic"/>
    </style:style>
    <style:style style:name="T16" style:family="text">
      <style:text-properties fo:color="#000000" style:font-name="Times New Roman" fo:font-size="12pt" fo:font-style="italic" officeooo:rsid="01365599" style:font-size-asian="12pt" style:font-style-asian="italic" style:font-name-complex="Times New Roman" style:font-size-complex="12pt" style:font-style-complex="italic"/>
    </style:style>
    <style:style style:name="T17" style:family="text">
      <style:text-properties fo:color="#000000" style:font-name="Times New Roman" fo:font-size="12pt" fo:font-style="italic" officeooo:rsid="008b8ee5" style:font-size-asian="12pt" style:font-style-asian="italic" style:font-name-complex="Times New Roman" style:font-size-complex="12pt"/>
    </style:style>
    <style:style style:name="T18" style:family="text">
      <style:text-properties fo:color="#000000" style:font-name="Times New Roman" fo:font-size="12pt" fo:font-style="italic" officeooo:rsid="002c7773" style:font-size-asian="12pt" style:font-style-asian="italic" style:font-name-complex="Times New Roman" style:font-size-complex="12pt"/>
    </style:style>
    <style:style style:name="T19" style:family="text">
      <style:text-properties fo:color="#000000" style:font-name="Times New Roman" fo:font-size="12pt" fo:font-style="italic" officeooo:rsid="002f6f00" style:font-size-asian="12pt" style:font-style-asian="italic" style:font-name-complex="Times New Roman" style:font-size-complex="12pt"/>
    </style:style>
    <style:style style:name="T20" style:family="text">
      <style:text-properties fo:color="#000000" style:font-name="Times New Roman" fo:font-size="12pt" fo:font-style="italic" style:font-name-asian="Batang" style:font-size-asian="12pt" style:font-style-asian="italic" style:font-name-complex="Times New Roman" style:font-size-complex="12pt"/>
    </style:style>
    <style:style style:name="T21" style:family="text">
      <style:text-properties fo:color="#000000" style:font-name="Times New Roman" fo:font-size="12pt" fo:font-style="italic" style:font-name-asian="Batang" style:font-size-asian="12pt" style:font-style-asian="italic" style:font-name-complex="Times New Roman" style:font-size-complex="12pt" style:font-weight-complex="bold"/>
    </style:style>
    <style:style style:name="T22" style:family="text">
      <style:text-properties fo:color="#000000" style:font-name="Times New Roman" fo:font-size="12pt" fo:font-style="italic" style:font-name-asian="Batang" style:font-size-asian="12pt" style:font-style-asian="italic" style:font-name-complex="Times New Roman" style:font-size-complex="12pt" style:font-style-complex="italic"/>
    </style:style>
    <style:style style:name="T23" style:family="text">
      <style:text-properties fo:color="#000000" style:font-name="Times New Roman" fo:font-size="12pt" fo:font-style="italic" style:font-name-asian="DejaVuSansCondensed" style:font-size-asian="12pt" style:font-style-asian="italic" style:font-name-complex="Times New Roman" style:font-size-complex="12pt"/>
    </style:style>
    <style:style style:name="T24" style:family="text">
      <style:text-properties fo:color="#000000" style:font-name="Times New Roman" fo:font-size="12pt" fo:font-style="italic" fo:background-color="#ffffff" loext:char-shading-value="0" style:font-size-asian="12pt" style:font-style-asian="italic" style:font-name-complex="Times New Roman" style:font-size-complex="12pt" style:font-style-complex="italic"/>
    </style:style>
    <style:style style:name="T25" style:family="text">
      <style:text-properties fo:color="#000000" style:font-name="Times New Roman" fo:font-size="12pt" fo:font-style="italic" fo:background-color="#ffffff" loext:char-shading-value="0" style:font-size-asian="12pt" style:font-style-asian="italic" style:font-name-complex="Times New Roman" style:font-size-complex="12pt" style:font-weight-complex="bold"/>
    </style:style>
    <style:style style:name="T26" style:family="text">
      <style:text-properties fo:color="#000000" style:font-name="Times New Roman" fo:font-size="12pt" fo:font-style="italic" fo:background-color="#ffffff" loext:char-shading-value="0" style:font-name-asian="Batang" style:font-size-asian="12pt" style:font-style-asian="italic" style:font-name-complex="Times New Roman" style:font-size-complex="12pt"/>
    </style:style>
    <style:style style:name="T27" style:family="text">
      <style:text-properties fo:color="#000000" style:font-name="Times New Roman" fo:font-size="12pt" fo:font-style="italic" style:letter-kerning="true" style:font-name-asian="Times New Roman" style:font-size-asian="12pt" style:font-style-asian="italic" style:font-name-complex="Times New Roman" style:font-size-complex="12pt" style:font-weight-complex="bold"/>
    </style:style>
    <style:style style:name="T28" style:family="text">
      <style:text-properties fo:color="#000000" style:font-name="Times New Roman" fo:font-size="12pt" fo:font-style="italic" style:letter-kerning="true" style:font-size-asian="12pt" style:font-style-asian="italic" style:font-name-complex="Times New Roman" style:font-size-complex="12pt" style:font-weight-complex="bold"/>
    </style:style>
    <style:style style:name="T29" style:family="text">
      <style:text-properties fo:color="#000000" style:font-name="Times New Roman" fo:font-size="12pt" fo:font-style="italic" style:font-name-asian="Times New Roman" style:font-size-asian="12pt" style:font-style-asian="italic" style:font-name-complex="Times New Roman" style:font-size-complex="12pt" style:font-weight-complex="bold"/>
    </style:style>
    <style:style style:name="T30" style:family="text">
      <style:text-properties fo:color="#000000" style:font-name="Times New Roman" fo:font-size="12pt" style:font-name-asian="Batang" style:font-size-asian="12pt" style:font-name-complex="Times New Roman" style:font-size-complex="12pt"/>
    </style:style>
    <style:style style:name="T31" style:family="text">
      <style:text-properties fo:color="#000000" style:font-name="Times New Roman" fo:font-size="12pt" style:font-name-asian="Batang" style:font-size-asian="12pt" style:font-name-complex="Times New Roman" style:font-size-complex="12pt" style:font-style-complex="italic"/>
    </style:style>
    <style:style style:name="T32" style:family="text">
      <style:text-properties fo:color="#000000" style:font-name="Times New Roman" fo:font-size="12pt" style:font-name-asian="Batang" style:font-size-asian="12pt" style:font-name-complex="Times New Roman" style:font-size-complex="12pt" style:font-weight-complex="bold"/>
    </style:style>
    <style:style style:name="T33" style:family="text">
      <style:text-properties fo:color="#000000" style:font-name="Times New Roman" fo:font-size="12pt" officeooo:rsid="0021cb5d" style:font-name-asian="Batang" style:font-size-asian="12pt" style:font-name-complex="Times New Roman" style:font-size-complex="12pt" style:font-weight-complex="bold"/>
    </style:style>
    <style:style style:name="T34" style:family="text">
      <style:text-properties fo:color="#000000" style:font-name="Times New Roman" fo:font-size="12pt" officeooo:rsid="004359c6" style:font-name-asian="Batang" style:font-size-asian="12pt" style:font-name-complex="Times New Roman" style:font-size-complex="12pt" style:font-weight-complex="bold"/>
    </style:style>
    <style:style style:name="T35" style:family="text">
      <style:text-properties fo:color="#000000" style:font-name="Times New Roman" fo:font-size="12pt" officeooo:rsid="001fe7f4" style:font-name-asian="Batang" style:font-size-asian="12pt" style:font-name-complex="Times New Roman" style:font-size-complex="12pt"/>
    </style:style>
    <style:style style:name="T36" style:family="text">
      <style:text-properties fo:color="#000000" style:font-name="Times New Roman" fo:font-size="12pt" officeooo:rsid="00208a01" style:font-name-asian="Batang" style:font-size-asian="12pt" style:font-name-complex="Times New Roman" style:font-size-complex="12pt"/>
    </style:style>
    <style:style style:name="T37" style:family="text">
      <style:text-properties fo:color="#000000" style:font-name="Times New Roman" fo:font-size="12pt" officeooo:rsid="003b0fca" style:font-name-asian="Batang" style:font-size-asian="12pt" style:font-name-complex="Times New Roman" style:font-size-complex="12pt"/>
    </style:style>
    <style:style style:name="T38" style:family="text">
      <style:text-properties fo:color="#000000" style:font-name="Times New Roman" fo:font-size="12pt" fo:language="fr" fo:country="FR" style:font-size-asian="12pt" style:font-name-complex="Times New Roman" style:font-size-complex="12pt"/>
    </style:style>
    <style:style style:name="T39" style:family="text">
      <style:text-properties fo:color="#000000" style:font-name="Times New Roman" fo:font-size="12pt" fo:language="fr" fo:country="FR" officeooo:rsid="005315cd" style:font-size-asian="12pt" style:font-name-complex="Times New Roman" style:font-size-complex="12pt"/>
    </style:style>
    <style:style style:name="T40" style:family="text">
      <style:text-properties fo:color="#000000" style:font-name="Times New Roman" fo:font-size="12pt" fo:language="fr" fo:country="FR" fo:font-style="italic" style:font-size-asian="12pt" style:font-style-asian="italic" style:font-name-complex="Times New Roman" style:font-size-complex="12pt"/>
    </style:style>
    <style:style style:name="T41" style:family="text">
      <style:text-properties fo:color="#000000" style:font-name="Times New Roman" fo:font-size="12pt" fo:language="fr" fo:country="FR" fo:font-style="italic" officeooo:rsid="005315cd" style:font-size-asian="12pt" style:font-style-asian="italic" style:font-name-complex="Times New Roman" style:font-size-complex="12pt" style:font-style-complex="italic"/>
    </style:style>
    <style:style style:name="T42" style:family="text">
      <style:text-properties fo:color="#000000" style:font-name="Times New Roman" fo:font-size="12pt" fo:language="fr" fo:country="FR" fo:font-style="italic" style:font-name-asian="Batang" style:font-size-asian="12pt" style:font-style-asian="italic" style:font-name-complex="Times New Roman" style:font-size-complex="12pt"/>
    </style:style>
    <style:style style:name="T43" style:family="text">
      <style:text-properties fo:color="#000000" style:font-name="Times New Roman" fo:font-size="12pt" fo:language="fr" fo:country="FR" fo:font-style="italic" style:text-underline-style="none" fo:background-color="#ffffff" loext:char-shading-value="0" style:font-name-asian="Batang" style:font-size-asian="12pt" style:font-style-asian="italic" style:font-name-complex="Times New Roman" style:font-size-complex="12pt"/>
    </style:style>
    <style:style style:name="T44" style:family="text">
      <style:text-properties fo:color="#000000" style:font-name="Times New Roman" fo:font-size="12pt" fo:language="fr" fo:country="FR" fo:font-style="italic" fo:background-color="#ffffff" loext:char-shading-value="0" style:font-name-asian="Batang" style:font-size-asian="12pt" style:font-style-asian="italic" style:font-name-complex="Times New Roman" style:font-size-complex="12pt"/>
    </style:style>
    <style:style style:name="T45" style:family="text">
      <style:text-properties fo:color="#000000" style:font-name="Times New Roman" fo:font-size="12pt" fo:language="fr" fo:country="FR" fo:font-style="italic" fo:background-color="#ffffff" loext:char-shading-value="0" style:font-size-asian="12pt" style:font-style-asian="italic" style:font-name-complex="Times New Roman" style:font-size-complex="12pt" style:font-style-complex="italic"/>
    </style:style>
    <style:style style:name="T46" style:family="text">
      <style:text-properties fo:color="#000000" style:font-name="Times New Roman" fo:font-size="12pt" fo:language="fr" fo:country="FR" fo:font-style="italic" style:font-name-asian="Times New Roman" style:font-size-asian="12pt" style:font-style-asian="italic" style:font-name-complex="Times New Roman" style:font-size-complex="12pt"/>
    </style:style>
    <style:style style:name="T47" style:family="text">
      <style:text-properties fo:color="#000000" style:font-name="Times New Roman" fo:font-size="12pt" fo:language="fr" fo:country="FR" fo:font-style="italic" style:letter-kerning="true" style:font-size-asian="12pt" style:font-style-asian="italic" style:font-name-complex="Times New Roman" style:font-size-complex="12pt"/>
    </style:style>
    <style:style style:name="T48" style:family="text">
      <style:text-properties fo:color="#000000" style:font-name="Times New Roman" fo:font-size="12pt" fo:language="fr" fo:country="FR" fo:font-style="italic" fo:background-color="#ffff00" loext:char-shading-value="0" style:font-size-asian="12pt" style:font-style-asian="italic" style:font-name-complex="Times New Roman" style:font-size-complex="12pt"/>
    </style:style>
    <style:style style:name="T49" style:family="text">
      <style:text-properties fo:color="#000000" style:font-name="Times New Roman" fo:font-size="12pt" fo:language="fr" fo:country="FR" fo:font-style="italic" fo:background-color="#ffff00" loext:char-shading-value="0" style:font-name-asian="Batang" style:font-size-asian="12pt" style:font-style-asian="italic" style:font-name-complex="Times New Roman" style:font-size-complex="12pt"/>
    </style:style>
    <style:style style:name="T50" style:family="text">
      <style:text-properties fo:color="#000000" style:font-name="Times New Roman" fo:font-size="12pt" fo:language="fr" fo:country="FR" fo:font-style="italic" fo:background-color="#ffff00" loext:char-shading-value="0" style:font-name-asian="Batang" style:font-size-asian="12pt" style:font-style-asian="italic" style:font-name-complex="Times New Roman" style:font-size-complex="12pt" style:font-weight-complex="bold"/>
    </style:style>
    <style:style style:name="T51" style:family="text">
      <style:text-properties fo:color="#000000" style:font-name="Times New Roman" fo:font-size="12pt" fo:language="fr" fo:country="FR" fo:font-style="italic" fo:background-color="#ffff00" loext:char-shading-value="0" style:font-name-asian="Batang" style:font-size-asian="12pt" style:font-style-asian="italic" style:font-name-complex="Times New Roman" style:font-size-complex="12pt" style:font-style-complex="italic"/>
    </style:style>
    <style:style style:name="T52" style:family="text">
      <style:text-properties fo:color="#000000" style:font-name="Times New Roman" fo:font-size="12pt" fo:language="fr" fo:country="FR" style:text-underline-style="none" style:font-name-asian="Batang" style:font-size-asian="12pt" style:font-name-complex="Times New Roman" style:font-size-complex="12pt"/>
    </style:style>
    <style:style style:name="T53" style:family="text">
      <style:text-properties fo:color="#000000" style:font-name="Times New Roman" fo:font-size="12pt" fo:language="fr" fo:country="FR" style:text-underline-style="none" fo:background-color="#ffffff" loext:char-shading-value="0" style:font-name-asian="Batang" style:font-size-asian="12pt" style:font-name-complex="Times New Roman" style:font-size-complex="12pt"/>
    </style:style>
    <style:style style:name="T54" style:family="text">
      <style:text-properties fo:color="#000000" style:font-name="Times New Roman" fo:font-size="12pt" fo:language="fr" fo:country="FR" style:text-underline-style="none" fo:background-color="#ffffff" loext:char-shading-value="0" style:font-size-asian="12pt" style:font-name-complex="Times New Roman" style:font-size-complex="12pt" style:font-weight-complex="bold"/>
    </style:style>
    <style:style style:name="T55" style:family="text">
      <style:text-properties fo:color="#000000" style:font-name="Times New Roman" fo:font-size="12pt" fo:language="fr" fo:country="FR" style:text-underline-style="none" fo:background-color="#ffff00" loext:char-shading-value="0" style:font-name-asian="Batang" style:font-size-asian="12pt" style:font-name-complex="Times New Roman" style:font-size-complex="12pt"/>
    </style:style>
    <style:style style:name="T56" style:family="text">
      <style:text-properties fo:color="#000000" style:font-name="Times New Roman" fo:font-size="12pt" fo:language="fr" fo:country="FR" style:text-underline-style="none" officeooo:rsid="0026e3c9" fo:background-color="#ffff00" loext:char-shading-value="0" style:font-name-asian="Batang" style:font-size-asian="12pt" style:font-name-complex="Times New Roman" style:font-size-complex="12pt"/>
    </style:style>
    <style:style style:name="T57" style:family="text">
      <style:text-properties fo:color="#000000" style:font-name="Times New Roman" fo:font-size="12pt" fo:language="fr" fo:country="FR" fo:background-color="#ffffff" loext:char-shading-value="0" style:font-size-asian="12pt" style:font-name-complex="Times New Roman" style:font-size-complex="12pt"/>
    </style:style>
    <style:style style:name="T58" style:family="text">
      <style:text-properties fo:color="#000000" style:font-name="Times New Roman" fo:font-size="12pt" fo:language="fr" fo:country="FR" fo:background-color="#ffffff" loext:char-shading-value="0" style:font-size-asian="12pt" style:font-name-complex="Times New Roman" style:font-size-complex="12pt" style:font-weight-complex="bold"/>
    </style:style>
    <style:style style:name="T59" style:family="text">
      <style:text-properties fo:color="#000000" style:font-name="Times New Roman" fo:font-size="12pt" fo:language="fr" fo:country="FR" officeooo:rsid="002aba19" fo:background-color="#ffffff" loext:char-shading-value="0" style:font-size-asian="12pt" style:font-name-complex="Times New Roman" style:font-size-complex="12pt"/>
    </style:style>
    <style:style style:name="T60" style:family="text">
      <style:text-properties fo:color="#000000" style:font-name="Times New Roman" fo:font-size="12pt" fo:language="fr" fo:country="FR" style:font-name-asian="Batang" style:font-size-asian="12pt" style:font-name-complex="Times New Roman" style:font-size-complex="12pt"/>
    </style:style>
    <style:style style:name="T61" style:family="text">
      <style:text-properties fo:color="#000000" style:font-name="Times New Roman" fo:font-size="12pt" fo:language="fr" fo:country="FR" style:letter-kerning="true" style:font-size-asian="12pt" style:font-name-complex="Times New Roman" style:font-size-complex="12pt"/>
    </style:style>
    <style:style style:name="T62" style:family="text">
      <style:text-properties fo:color="#000000" style:font-name="Times New Roman" fo:font-size="12pt" fo:language="fr" fo:country="FR" style:text-underline-style="solid" style:text-underline-width="auto" style:text-underline-color="font-color" style:font-name-asian="Batang" style:font-size-asian="12pt" style:font-name-complex="Times New Roman" style:font-size-complex="12pt"/>
    </style:style>
    <style:style style:name="T63" style:family="text">
      <style:text-properties fo:color="#000000" style:font-name="Times New Roman" fo:font-size="12pt" fo:language="fr" fo:country="FR" fo:background-color="#ffff00" loext:char-shading-value="0" style:font-size-asian="12pt" style:font-name-complex="Times New Roman" style:font-size-complex="12pt"/>
    </style:style>
    <style:style style:name="T64" style:family="text">
      <style:text-properties fo:color="#000000" style:font-name="Times New Roman" fo:font-size="12pt" fo:language="fr" fo:country="FR" officeooo:rsid="0026e3c9" fo:background-color="#ffff00" loext:char-shading-value="0" style:font-size-asian="12pt" style:font-name-complex="Times New Roman" style:font-size-complex="12pt"/>
    </style:style>
    <style:style style:name="T65" style:family="text">
      <style:text-properties fo:color="#000000" style:font-name="Times New Roman" fo:font-size="12pt" fo:language="fr" fo:country="FR" fo:background-color="#ffff00" loext:char-shading-value="0" style:font-name-asian="Batang" style:font-size-asian="12pt" style:font-name-complex="Times New Roman" style:font-size-complex="12pt"/>
    </style:style>
    <style:style style:name="T66" style:family="text">
      <style:text-properties fo:color="#000000" style:font-name="Times New Roman" fo:font-size="12pt" fo:language="fr" fo:country="FR" fo:background-color="#ffff00" loext:char-shading-value="0" style:font-name-asian="Batang" style:font-size-asian="12pt" style:font-name-complex="Times New Roman" style:font-size-complex="12pt" style:font-weight-complex="bold"/>
    </style:style>
    <style:style style:name="T67" style:family="text">
      <style:text-properties fo:color="#000000" style:font-name="Times New Roman" fo:font-size="12pt" fo:language="fr" fo:country="FR" fo:background-color="#ffff00" loext:char-shading-value="0" style:font-name-asian="Batang" style:font-size-asian="12pt" style:font-name-complex="Times New Roman" style:font-size-complex="12pt" style:font-style-complex="italic"/>
    </style:style>
    <style:style style:name="T68" style:family="text">
      <style:text-properties fo:color="#000000" style:font-name="Times New Roman" fo:font-size="12pt" fo:language="fr" fo:country="FR" fo:background-color="#ffff00" loext:char-shading-value="0" style:font-name-asian="Batang" style:font-size-asian="12pt" style:font-name-complex="Times New Roman" style:font-size-complex="12pt" style:font-style-complex="italic" style:font-weight-complex="bold"/>
    </style:style>
    <style:style style:name="T69" style:family="text">
      <style:text-properties fo:color="#000000" style:font-name="Times New Roman" fo:font-size="12pt" fo:language="fr" fo:country="FR" fo:font-style="normal" officeooo:rsid="005315cd" style:font-size-asian="12pt" style:font-style-asian="normal" style:font-name-complex="Times New Roman" style:font-size-complex="12pt" style:font-style-complex="normal"/>
    </style:style>
    <style:style style:name="T70" style:family="text">
      <style:text-properties fo:color="#000000" style:font-name="Times New Roman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T71" style:family="text">
      <style:text-properties fo:color="#000000" style:font-name="Times New Roman" fo:font-size="12pt" style:text-underline-style="solid" style:text-underline-width="auto" style:text-underline-color="font-color" style:font-name-asian="Batang" style:font-size-asian="12pt" style:font-name-complex="Times New Roman" style:font-size-complex="12pt"/>
    </style:style>
    <style:style style:name="T72" style:family="text">
      <style:text-properties fo:color="#000000" style:font-name="Times New Roman" fo:font-size="12pt" fo:font-style="normal" style:font-size-asian="12pt" style:font-style-asian="normal" style:font-name-complex="Times New Roman" style:font-size-complex="12pt" style:font-style-complex="normal"/>
    </style:style>
    <style:style style:name="T73" style:family="text">
      <style:text-properties fo:color="#000000" style:font-name="Times New Roman" fo:font-size="12pt" fo:font-style="normal" officeooo:rsid="01365599" style:font-size-asian="12pt" style:font-style-asian="normal" style:font-name-complex="Times New Roman" style:font-size-complex="12pt" style:font-style-complex="normal"/>
    </style:style>
    <style:style style:name="T74" style:family="text">
      <style:text-properties fo:color="#000000" style:font-name="Times New Roman" fo:font-size="12pt" fo:font-style="normal" style:font-name-asian="Batang" style:font-size-asian="12pt" style:font-style-asian="normal" style:font-name-complex="Times New Roman" style:font-size-complex="12pt" style:font-style-complex="normal"/>
    </style:style>
    <style:style style:name="T75" style:family="text">
      <style:text-properties fo:color="#000000" style:font-name="Times New Roman" fo:font-size="12pt" fo:font-style="normal" officeooo:rsid="00208a01" style:font-name-asian="Batang" style:font-size-asian="12pt" style:font-style-asian="normal" style:font-name-complex="Times New Roman" style:font-size-complex="12pt" style:font-style-complex="normal"/>
    </style:style>
    <style:style style:name="T76" style:family="text">
      <style:text-properties fo:color="#000000" style:font-name="Times New Roman" fo:font-size="12pt" fo:background-color="#ffffff" loext:char-shading-value="0" style:font-size-asian="12pt" style:font-name-complex="Times New Roman" style:font-size-complex="12pt"/>
    </style:style>
    <style:style style:name="T77" style:family="text">
      <style:text-properties fo:color="#000000" style:font-name="Times New Roman" fo:font-size="12pt" fo:background-color="#ffffff" loext:char-shading-value="0" style:font-size-asian="12pt" style:font-name-complex="Times New Roman" style:font-size-complex="12pt" style:font-weight-complex="bold"/>
    </style:style>
    <style:style style:name="T78" style:family="text">
      <style:text-properties fo:color="#000000" style:font-name="Times New Roman" fo:font-size="12pt" fo:background-color="#ffffff" loext:char-shading-value="0" style:font-name-asian="Batang" style:font-size-asian="12pt" style:font-name-complex="Times New Roman" style:font-size-complex="12pt"/>
    </style:style>
    <style:style style:name="T79" style:family="text">
      <style:text-properties fo:color="#000000" style:font-name="Times New Roman" fo:font-size="12pt" fo:background-color="#ffffff" loext:char-shading-value="0" style:font-name-asian="Batang" style:font-size-asian="12pt" style:font-name-complex="Times New Roman" style:font-size-complex="12pt" style:font-style-complex="italic"/>
    </style:style>
    <style:style style:name="T8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81" style:family="text">
      <style:text-properties fo:color="#000000" style:font-name="Times New Roman" fo:font-size="12pt" style:font-name-asian="Times New Roman" style:font-size-asian="12pt" style:font-name-complex="Times New Roman" style:font-size-complex="12pt" style:font-weight-complex="bold"/>
    </style:style>
    <style:style style:name="T82" style:family="text">
      <style:text-properties fo:color="#000000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83" style:family="text">
      <style:text-properties fo:color="#000000" style:font-name="Times New Roman" fo:font-size="12pt" style:font-name-asian="Malgun Gothic" style:font-size-asian="12pt" style:font-name-complex="Times New Roman" style:font-size-complex="12pt"/>
    </style:style>
    <style:style style:name="T84" style:family="text">
      <style:text-properties fo:color="#000000" style:font-name="Times New Roman" fo:font-size="12pt" style:font-name-asian="DejaVuSansCondensed" style:font-size-asian="12pt" style:font-name-complex="Times New Roman" style:font-size-complex="12pt"/>
    </style:style>
    <style:style style:name="T85" style:family="text">
      <style:text-properties fo:color="#000000" style:font-name="Times New Roman" fo:font-size="12pt" style:letter-kerning="true" style:font-name-asian="Times New Roman" style:font-size-asian="12pt" style:font-name-complex="Times New Roman" style:font-size-complex="12pt" style:font-weight-complex="bold"/>
    </style:style>
    <style:style style:name="T86" style:family="text">
      <style:text-properties fo:color="#000000" style:font-name="Times New Roman" fo:font-size="12pt" style:letter-kerning="true" style:font-size-asian="12pt" style:font-name-complex="Times New Roman" style:font-size-complex="12pt" style:font-weight-complex="bold"/>
    </style:style>
    <style:style style:name="T87" style:family="text">
      <style:text-properties fo:color="#000000" style:font-name="Times New Roman" fo:font-size="11pt" style:font-name-asian="Batang" style:font-size-asian="11pt" style:font-name-complex="Times New Roman" style:font-size-complex="11pt"/>
    </style:style>
    <style:style style:name="T88" style:family="text">
      <style:text-properties fo:color="#000000" style:font-name="Times New Roman" fo:font-size="11pt" fo:font-style="italic" style:font-name-asian="Batang" style:font-size-asian="11pt" style:font-style-asian="italic" style:font-name-complex="Times New Roman" style:font-size-complex="11pt" style:font-style-complex="italic"/>
    </style:style>
    <style:style style:name="T89" style:family="text">
      <style:text-properties fo:color="#000000" style:font-name="Times New Roman" officeooo:rsid="01365599" style:font-name-complex="Times New Roman"/>
    </style:style>
    <style:style style:name="T90" style:family="text">
      <style:text-properties fo:color="#000000" style:font-name="Times New Roman" officeooo:rsid="00618602" style:font-name-complex="Times New Roman"/>
    </style:style>
    <style:style style:name="T91" style:family="text">
      <style:text-properties fo:color="#000000" style:font-name="Times New Roman" fo:font-style="italic" officeooo:rsid="01365599" style:font-style-asian="italic" style:font-name-complex="Times New Roman" style:font-style-complex="italic"/>
    </style:style>
    <style:style style:name="T92" style:family="text">
      <style:text-properties fo:color="#000000" style:font-name="Times New Roman" fo:font-style="normal" officeooo:rsid="01365599" style:font-style-asian="normal" style:font-name-complex="Times New Roman" style:font-style-complex="normal"/>
    </style:style>
    <style:style style:name="T93" style:family="text">
      <style:text-properties fo:color="#000000" style:font-name="Batang" fo:font-size="12pt" style:font-name-asian="Batang" style:font-size-asian="12pt" style:font-name-complex="Batang" style:font-size-complex="12pt"/>
    </style:style>
    <style:style style:name="T94" style:family="text">
      <style:text-properties fo:color="#000000" style:font-name="Batang" fo:font-size="12pt" fo:font-style="italic" style:font-name-asian="Batang" style:font-size-asian="12pt" style:font-style-asian="italic" style:font-name-complex="Batang" style:font-size-complex="12pt"/>
    </style:style>
    <style:style style:name="T95" style:family="text">
      <style:text-properties fo:color="#000000" style:font-name="Arial" fo:font-size="9pt" fo:background-color="#ffffff" loext:char-shading-value="0" style:font-size-asian="9pt" style:font-name-complex="Arial" style:font-size-complex="9pt"/>
    </style:style>
    <style:style style:name="T96" style:family="text">
      <style:text-properties fo:color="#000000" style:text-position="super 58%" style:font-name="Times New Roman" fo:font-size="12pt" style:font-size-asian="12pt" style:font-name-complex="Times New Roman" style:font-size-complex="12pt"/>
    </style:style>
    <style:style style:name="T97" style:family="text">
      <style:text-properties fo:color="#000000" style:text-position="super 58%" style:font-name="Times New Roman" fo:font-size="12pt" officeooo:rsid="0055ee8f" style:font-size-asian="12pt" style:font-name-complex="Times New Roman" style:font-size-complex="12pt"/>
    </style:style>
    <style:style style:name="T98" style:family="text">
      <style:text-properties fo:color="#000000" style:text-position="super 58%" style:font-name="Times New Roman" fo:font-size="12pt" fo:font-style="italic" style:font-size-asian="12pt" style:font-style-asian="italic" style:font-name-complex="Times New Roman" style:font-size-complex="12pt"/>
    </style:style>
    <style:style style:name="T99" style:family="text">
      <style:text-properties fo:color="#000000" style:text-position="super 58%" style:font-name="Times New Roman" fo:font-size="12pt" fo:language="fr" fo:country="FR" fo:font-style="italic" officeooo:rsid="005315cd" style:font-size-asian="12pt" style:font-style-asian="italic" style:font-name-complex="Times New Roman" style:font-size-complex="12pt" style:font-style-complex="italic"/>
    </style:style>
    <style:style style:name="T100" style:family="text">
      <style:text-properties fo:color="#000000" style:font-name-asian="Batang"/>
    </style:style>
    <style:style style:name="T101" style:family="text">
      <style:text-properties fo:color="#000000" fo:font-style="italic" style:font-name-asian="Batang" style:font-style-asian="italic"/>
    </style:style>
    <style:style style:name="T102" style:family="text">
      <style:text-properties fo:color="#000000" style:font-name-asian="Times New Roman"/>
    </style:style>
    <style:style style:name="T103" style:family="text">
      <style:text-properties fo:color="#000000" style:font-name="Times New Roman1" fo:font-size="12pt" style:font-size-asian="12pt" style:font-name-complex="Times New Roman" style:font-size-complex="12pt"/>
    </style:style>
    <style:style style:name="T104" style:family="text">
      <style:text-properties fo:color="#000000" style:font-name="Times New Roman1" fo:font-size="12pt" officeooo:rsid="0045567f" style:font-size-asian="12pt" style:font-name-complex="Times New Roman" style:font-size-complex="12pt"/>
    </style:style>
    <style:style style:name="T105" style:family="text">
      <style:text-properties fo:color="#000000" style:font-name="Times New Roman1" fo:font-size="12pt" style:font-name-asian="Batang" style:font-size-asian="12pt" style:font-name-complex="Times New Roman" style:font-size-complex="12pt"/>
    </style:style>
    <style:style style:name="T106" style:family="text">
      <style:text-properties fo:color="#000000" style:text-position="0% 100%" style:font-name="Times New Roman" fo:font-size="12pt" fo:language="fr" fo:country="FR" fo:font-style="italic" officeooo:rsid="005315cd" style:font-size-asian="12pt" style:font-style-asian="italic" style:font-name-complex="Times New Roman" style:font-size-complex="12pt" style:font-style-complex="italic"/>
    </style:style>
    <style:style style:name="T107" style:family="text">
      <style:text-properties fo:color="#000000" style:text-position="0% 100%" style:font-name="Times New Roman" fo:font-size="12pt" fo:language="fr" fo:country="FR" fo:font-style="normal" officeooo:rsid="005315cd" style:font-size-asian="12pt" style:font-style-asian="normal" style:font-name-complex="Times New Roman" style:font-size-complex="12pt" style:font-style-complex="normal"/>
    </style:style>
    <style:style style:name="T108" style:family="text">
      <style:text-properties style:font-name="Times New Roman" fo:font-size="12pt" fo:language="fr" fo:country="FR" style:font-size-asian="12pt" style:font-name-complex="Times New Roman" style:font-size-complex="12pt"/>
    </style:style>
    <style:style style:name="T109" style:family="text">
      <style:text-properties style:font-name="Times New Roman" fo:font-size="12pt" fo:language="fr" fo:country="FR" style:font-size-asian="12pt" style:font-name-complex="Times New Roman" style:font-size-complex="12pt" style:font-weight-complex="bold"/>
    </style:style>
    <style:style style:name="T110" style:family="text">
      <style:text-properties style:font-name="Times New Roman" fo:font-size="12pt" fo:language="fr" fo:country="FR" style:font-size-asian="12pt" style:font-name-complex="Times New Roman" style:font-size-complex="12pt" style:font-style-complex="italic" style:font-weight-complex="bold"/>
    </style:style>
    <style:style style:name="T111" style:family="text">
      <style:text-properties style:font-name="Times New Roman" fo:font-size="12pt" fo:language="fr" fo:country="FR" style:font-name-asian="Batang" style:font-size-asian="12pt" style:font-name-complex="Times New Roman" style:font-size-complex="12pt"/>
    </style:style>
    <style:style style:name="T112" style:family="text">
      <style:text-properties style:font-name="Times New Roman" fo:font-size="12pt" fo:language="fr" fo:country="FR" fo:font-style="italic" style:font-name-asian="Batang" style:font-size-asian="12pt" style:font-style-asian="italic" style:font-name-complex="Times New Roman" style:font-size-complex="12pt"/>
    </style:style>
    <style:style style:name="T113" style:family="text">
      <style:text-properties style:font-name="Times New Roman" fo:font-size="12pt" fo:language="fr" fo:country="FR" fo:font-style="italic" style:font-size-asian="12pt" style:font-style-asian="italic" style:font-name-complex="Times New Roman" style:font-size-complex="12pt"/>
    </style:style>
    <style:style style:name="T114" style:family="text">
      <style:text-properties style:font-name="Times New Roman" fo:font-size="12pt" fo:language="fr" fo:country="FR" fo:font-style="italic" style:font-size-asian="12pt" style:font-style-asian="italic" style:font-name-complex="Times New Roman" style:font-size-complex="12pt" style:font-weight-complex="bold"/>
    </style:style>
    <style:style style:name="T115" style:family="text">
      <style:text-properties style:font-name="Times New Roman" fo:font-size="12pt" fo:language="fr" fo:country="FR" fo:font-style="italic" style:letter-kerning="true" style:font-name-asian="Times New Roman" style:font-size-asian="12pt" style:font-style-asian="italic" style:font-name-complex="Times New Roman" style:font-size-complex="12pt" style:font-weight-complex="bold"/>
    </style:style>
    <style:style style:name="T116" style:family="text">
      <style:text-properties style:font-name="Times New Roman" fo:font-size="12pt" fo:language="fr" fo:country="FR" fo:font-style="italic" fo:background-color="#ffff00" loext:char-shading-value="0" style:font-size-asian="12pt" style:font-style-asian="italic" style:font-name-complex="Times New Roman" style:font-size-complex="12pt"/>
    </style:style>
    <style:style style:name="T117" style:family="text">
      <style:text-properties style:font-name="Times New Roman" fo:font-size="12pt" fo:language="fr" fo:country="FR" fo:background-color="#ffffff" loext:char-shading-value="0" style:font-size-asian="12pt" style:font-name-complex="Times New Roman" style:font-size-complex="12pt" style:font-weight-complex="bold"/>
    </style:style>
    <style:style style:name="T118" style:family="text">
      <style:text-properties style:font-name="Times New Roman" fo:font-size="12pt" fo:language="fr" fo:country="FR" fo:background-color="#ffffff" loext:char-shading-value="0" style:font-name-asian="Batang" style:font-size-asian="12pt" style:font-name-complex="Times New Roman" style:font-size-complex="12pt"/>
    </style:style>
    <style:style style:name="T119" style:family="text">
      <style:text-properties style:font-name="Times New Roman" fo:font-size="12pt" fo:language="fr" fo:country="FR" fo:font-weight="bold" fo:background-color="#ffffff" loext:char-shading-value="0" style:font-size-asian="12pt" style:font-weight-asian="bold" style:font-name-complex="Arial" style:font-size-complex="12pt" style:font-weight-complex="bold"/>
    </style:style>
    <style:style style:name="T120" style:family="text">
      <style:text-properties style:font-name="Times New Roman" fo:font-size="12pt" fo:language="fr" fo:country="FR" fo:font-style="normal" fo:background-color="#ffffff" loext:char-shading-value="0" style:font-size-asian="12pt" style:font-style-asian="normal" style:font-name-complex="Times New Roman" style:font-size-complex="12pt" style:font-weight-complex="bold"/>
    </style:style>
    <style:style style:name="T121" style:family="text">
      <style:text-properties style:font-name="Times New Roman" fo:font-size="12pt" fo:language="fr" fo:country="FR" fo:font-style="normal" fo:background-color="#ffffff" loext:char-shading-value="0" style:font-name-asian="Batang" style:font-size-asian="12pt" style:font-style-asian="normal" style:font-name-complex="Times New Roman" style:font-size-complex="12pt" style:font-style-complex="normal" style:font-weight-complex="bold"/>
    </style:style>
    <style:style style:name="T122" style:family="text">
      <style:text-properties style:font-name="Times New Roman" fo:font-size="12pt" fo:language="fr" fo:country="FR" style:letter-kerning="true" style:font-name-asian="Times New Roman" style:font-size-asian="12pt" style:font-name-complex="Times New Roman" style:font-size-complex="12pt" style:font-weight-complex="bold"/>
    </style:style>
    <style:style style:name="T123" style:family="text">
      <style:text-properties style:font-name="Times New Roman" fo:font-size="12pt" fo:language="fr" fo:country="FR" fo:background-color="#ffff00" loext:char-shading-value="0" style:font-size-asian="12pt" style:font-name-complex="Times New Roman" style:font-size-complex="12pt"/>
    </style:style>
    <style:style style:name="T124" style:family="text">
      <style:text-properties style:font-name="Times New Roman" fo:font-size="12pt" fo:language="fr" fo:country="FR" fo:background-color="#ffff00" loext:char-shading-value="0" style:font-name-asian="Batang" style:font-size-asian="12pt" style:font-name-complex="Times New Roman" style:font-size-complex="12pt"/>
    </style:style>
    <style:style style:name="T125" style:family="text">
      <style:text-properties style:font-name="Times New Roman" fo:font-size="12pt" style:font-size-asian="12pt" style:font-name-complex="Times New Roman" style:font-size-complex="12pt"/>
    </style:style>
    <style:style style:name="T126" style:family="text">
      <style:text-properties style:font-name="Times New Roman" fo:font-size="12pt" officeooo:rsid="002f9360" style:font-size-asian="12pt" style:font-name-complex="Times New Roman" style:font-size-complex="12pt"/>
    </style:style>
    <style:style style:name="T127" style:family="text">
      <style:text-properties style:font-name="Times New Roman" fo:font-size="12pt" officeooo:rsid="004359c6" style:font-size-asian="12pt" style:font-name-complex="Times New Roman" style:font-size-complex="12pt"/>
    </style:style>
    <style:style style:name="T128" style:family="text">
      <style:text-properties style:font-name="Times New Roman" fo:font-size="12pt" officeooo:rsid="004e596c" style:font-size-asian="12pt" style:font-name-complex="Times New Roman" style:font-size-complex="12pt"/>
    </style:style>
    <style:style style:name="T129" style:family="text">
      <style:text-properties style:font-name="Times New Roman" fo:font-size="12pt" officeooo:rsid="004f4e85" style:font-size-asian="12pt" style:font-name-complex="Times New Roman" style:font-size-complex="12pt"/>
    </style:style>
    <style:style style:name="T130" style:family="text">
      <style:text-properties style:font-name="Times New Roman" fo:font-size="12pt" officeooo:rsid="00596c35" style:font-size-asian="12pt" style:font-name-complex="Times New Roman" style:font-size-complex="12pt"/>
    </style:style>
    <style:style style:name="T131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132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133" style:family="text">
      <style:text-properties style:font-name="Times New Roman" fo:font-size="12pt" fo:font-style="italic" officeooo:rsid="0036d287" style:font-size-asian="12pt" style:font-style-asian="italic" style:font-name-complex="Times New Roman" style:font-size-complex="12pt" style:font-style-complex="italic"/>
    </style:style>
    <style:style style:name="T134" style:family="text">
      <style:text-properties style:font-name="Times New Roman" fo:font-size="12pt" fo:font-style="italic" style:font-name-asian="Batang" style:font-size-asian="12pt" style:font-style-asian="italic" style:font-name-complex="Times New Roman" style:font-size-complex="12pt"/>
    </style:style>
    <style:style style:name="T135" style:family="text">
      <style:text-properties style:font-name="Times New Roman" fo:font-size="12pt" fo:font-style="italic" style:font-name-asian="Batang" style:font-size-asian="12pt" style:font-style-asian="italic" style:font-name-complex="Times New Roman" style:font-size-complex="12pt" style:font-style-complex="italic"/>
    </style:style>
    <style:style style:name="T136" style:family="text">
      <style:text-properties style:font-name="Times New Roman" fo:font-size="12pt" fo:font-style="italic" style:font-name-asian="SimSun" style:font-size-asian="12pt" style:font-style-asian="italic" style:font-name-complex="Times New Roman" style:font-size-complex="12pt"/>
    </style:style>
    <style:style style:name="T137" style:family="text">
      <style:text-properties style:font-name="Times New Roman" fo:font-size="12pt" fo:font-style="italic" style:font-name-asian="Malgun Gothic" style:font-size-asian="12pt" style:font-style-asian="italic" style:font-name-complex="Times New Roman" style:font-size-complex="12pt"/>
    </style:style>
    <style:style style:name="T138" style:family="text">
      <style:text-properties style:font-name="Times New Roman" fo:font-size="12pt" fo:font-style="italic" style:letter-kerning="true" style:font-name-asian="Times New Roman" style:font-size-asian="12pt" style:font-style-asian="italic" style:font-name-complex="Times New Roman" style:font-size-complex="12pt" style:font-weight-complex="bold"/>
    </style:style>
    <style:style style:name="T139" style:family="text">
      <style:text-properties style:font-name="Times New Roman" fo:font-size="12pt" fo:font-style="italic" style:font-name-asian="Times New Roman" style:font-size-asian="12pt" style:font-style-asian="italic" style:font-name-complex="Times New Roman" style:font-size-complex="12pt" style:font-weight-complex="bold"/>
    </style:style>
    <style:style style:name="T140" style:family="text">
      <style:text-properties style:font-name="Times New Roman" fo:font-size="12pt" fo:font-style="italic" fo:background-color="#ffffff" loext:char-shading-value="0" style:font-size-asian="12pt" style:font-style-asian="italic" style:font-name-complex="Times New Roman" style:font-size-complex="12pt" style:font-style-complex="italic"/>
    </style:style>
    <style:style style:name="T141" style:family="text">
      <style:text-properties style:font-name="Times New Roman" fo:font-size="12pt" style:font-name-asian="Batang" style:font-size-asian="12pt" style:font-name-complex="Times New Roman" style:font-size-complex="12pt"/>
    </style:style>
    <style:style style:name="T142" style:family="text">
      <style:text-properties style:font-name="Times New Roman" fo:font-size="12pt" style:font-name-asian="Batang" style:font-size-asian="12pt" style:font-name-complex="Times New Roman" style:font-size-complex="12pt" style:font-style-complex="italic"/>
    </style:style>
    <style:style style:name="T143" style:family="text">
      <style:text-properties style:font-name="Times New Roman" fo:font-size="12pt" officeooo:rsid="00311481" style:font-name-asian="Batang" style:font-size-asian="12pt" style:font-name-complex="Times New Roman" style:font-size-complex="12pt"/>
    </style:style>
    <style:style style:name="T144" style:family="text">
      <style:text-properties style:font-name="Times New Roman" fo:font-size="12pt" style:font-name-asian="SimSun" style:font-size-asian="12pt" style:font-name-complex="Times New Roman" style:font-size-complex="12pt"/>
    </style:style>
    <style:style style:name="T145" style:family="text">
      <style:text-properties style:font-name="Times New Roman" fo:font-size="12pt" fo:background-color="#ffffff" loext:char-shading-value="0" style:font-size-asian="12pt" style:font-name-complex="Times New Roman" style:font-size-complex="12pt"/>
    </style:style>
    <style:style style:name="T146" style:family="text">
      <style:text-properties style:font-name="Times New Roman" fo:font-size="12pt" fo:background-color="#ffffff" loext:char-shading-value="0" style:font-size-asian="12pt" style:font-name-complex="Times New Roman" style:font-size-complex="12pt" style:font-weight-complex="bold"/>
    </style:style>
    <style:style style:name="T147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T148" style:family="text">
      <style:text-properties style:font-name="Times New Roman" fo:font-size="12pt" style:font-name-asian="Malgun Gothic" style:font-size-asian="12pt" style:font-name-complex="Times New Roman" style:font-size-complex="12pt"/>
    </style:style>
    <style:style style:name="T149" style:family="text">
      <style:text-properties style:font-name="Times New Roman" fo:font-size="12pt" style:letter-kerning="true" style:font-name-asian="Times New Roman" style:font-size-asian="12pt" style:font-name-complex="Times New Roman" style:font-size-complex="12pt" style:font-weight-complex="bold"/>
    </style:style>
    <style:style style:name="T150" style:family="text">
      <style:text-properties style:font-name="Times New Roman" fo:font-size="12pt" fo:font-style="normal" style:font-name-asian="Batang" style:font-size-asian="12pt" style:font-style-asian="normal" style:font-name-complex="Times New Roman" style:font-size-complex="12pt" style:font-style-complex="normal"/>
    </style:style>
    <style:style style:name="T151" style:family="text">
      <style:text-properties style:font-name="Times New Roman" fo:font-size="12pt" fo:font-style="normal" officeooo:rsid="00640ae9" style:font-name-asian="Batang" style:font-size-asian="12pt" style:font-style-asian="normal" style:font-name-complex="Times New Roman" style:font-size-complex="12pt" style:font-style-complex="normal"/>
    </style:style>
    <style:style style:name="T152" style:family="text">
      <style:text-properties style:font-name="Times New Roman" fo:font-size="12pt" fo:font-style="normal" style:font-size-asian="12pt" style:font-style-asian="normal" style:font-name-complex="Times New Roman" style:font-size-complex="12pt" style:font-style-complex="normal"/>
    </style:style>
    <style:style style:name="T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4" style:family="text">
      <style:text-properties style:font-name="Times New Roman" style:font-name-complex="Times New Roman"/>
    </style:style>
    <style:style style:name="T155" style:family="text">
      <style:text-properties style:font-name="Times New Roman" fo:font-size="11pt" style:font-size-asian="11pt" style:font-name-complex="Times New Roman" style:font-size-complex="11pt"/>
    </style:style>
    <style:style style:name="T156" style:family="text">
      <style:text-properties style:font-name="Batang" fo:font-size="12pt" style:font-name-asian="Batang" style:font-size-asian="12pt" style:font-name-complex="Batang" style:font-size-complex="12pt"/>
    </style:style>
    <style:style style:name="T157" style:family="text">
      <style:text-properties fo:color="#c00000" style:font-name="Times New Roman" fo:font-size="12pt" style:font-size-asian="12pt" style:font-name-complex="Times New Roman" style:font-size-complex="12pt"/>
    </style:style>
    <style:style style:name="T158" style:family="text">
      <style:text-properties fo:color="#c00000" style:font-name="Times New Roman" fo:font-size="12pt" fo:language="fr" fo:country="FR" fo:background-color="#ffffff" loext:char-shading-value="0" style:font-size-asian="12pt" style:font-name-complex="Times New Roman" style:font-size-complex="12pt"/>
    </style:style>
    <style:style style:name="T159" style:family="text">
      <style:text-properties fo:color="#c00000" style:font-name="Times New Roman" fo:font-size="12pt" fo:language="fr" fo:country="FR" style:font-size-asian="12pt" style:font-name-complex="Times New Roman" style:font-size-complex="12pt"/>
    </style:style>
    <style:style style:name="T160" style:family="text">
      <style:text-properties fo:color="#c00000" style:font-name="Times New Roman" fo:font-size="11pt" style:font-size-asian="11pt" style:font-name-complex="Times New Roman" style:font-size-complex="11pt"/>
    </style:style>
    <style:style style:name="T161" style:family="text">
      <style:text-properties fo:color="#c00000" style:font-name="Times New Roman" style:font-name-complex="Times New Roman"/>
    </style:style>
    <style:style style:name="T162" style:family="text">
      <style:text-properties style:text-position="super 58%" style:font-name="Times New Roman" fo:font-size="12pt" style:font-size-asian="12pt" style:font-name-complex="Times New Roman" style:font-size-complex="12pt"/>
    </style:style>
    <style:style style:name="T163" style:family="text">
      <style:text-properties style:text-position="super 58%" style:font-name="Times New Roman" fo:font-size="12pt" fo:font-style="italic" fo:background-color="#ffffff" loext:char-shading-value="0" style:font-size-asian="12pt" style:font-style-asian="italic" style:font-name-complex="Times New Roman" style:font-size-complex="12pt" style:font-style-complex="italic"/>
    </style:style>
    <style:style style:name="T164" style:family="text">
      <style:text-properties style:text-position="super 58%" fo:font-style="italic" style:font-style-asian="italic" style:font-style-complex="italic"/>
    </style:style>
    <style:style style:name="T165" style:family="text">
      <style:text-properties style:text-position="super 58%" officeooo:rsid="005315cd"/>
    </style:style>
    <style:style style:name="T166" style:family="text">
      <style:text-properties fo:font-style="italic"/>
    </style:style>
    <style:style style:name="T167" style:family="text">
      <style:text-properties fo:font-style="italic" style:font-style-asian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officeooo:rsid="00423711" style:font-style-asian="italic" style:font-style-complex="italic"/>
    </style:style>
    <style:style style:name="T170" style:family="text">
      <style:text-properties fo:font-style="italic" fo:background-color="#ffff00" loext:char-shading-value="0" style:font-style-asian="italic" style:font-style-complex="italic"/>
    </style:style>
    <style:style style:name="T171" style:family="text">
      <style:text-properties fo:font-style="italic" officeooo:rsid="01088aee"/>
    </style:style>
    <style:style style:name="T172" style:family="text">
      <style:text-properties style:font-weight-complex="bold"/>
    </style:style>
    <style:style style:name="T173" style:family="text">
      <style:text-properties fo:font-style="normal" style:font-style-asian="normal" style:font-style-complex="normal"/>
    </style:style>
    <style:style style:name="T174" style:family="text">
      <style:text-properties style:font-name="Times New Roman1" fo:font-size="12pt" style:font-size-asian="12pt" style:font-size-complex="12pt"/>
    </style:style>
    <style:style style:name="T175" style:family="text">
      <style:text-properties style:font-name="Times New Roman1" fo:font-size="12pt" officeooo:rsid="00380ab3" style:font-size-asian="12pt" style:font-size-complex="12pt"/>
    </style:style>
    <style:style style:name="T176" style:family="text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T177" style:family="text">
      <style:text-properties style:font-name="Times New Roman1" fo:font-size="12pt" fo:background-color="#ffff00" loext:char-shading-value="0" style:font-size-asian="12pt" style:font-size-complex="12pt"/>
    </style:style>
    <style:style style:name="T178" style:family="text">
      <style:text-properties style:font-name="Times New Roman1" fo:font-size="12pt" officeooo:rsid="010d8b54" fo:background-color="#ffff00" loext:char-shading-value="0" style:font-size-asian="12pt" style:font-size-complex="12pt"/>
    </style:style>
    <style:style style:name="T179" style:family="text">
      <style:text-properties style:font-name="Times New Roman1" fo:font-size="12pt" officeooo:rsid="00553532" fo:background-color="#ffff00" loext:char-shading-value="0" style:font-size-asian="12pt" style:font-size-complex="12pt"/>
    </style:style>
    <style:style style:name="T180" style:family="text">
      <style:text-properties style:font-name="Times New Roman1" officeooo:rsid="0049be47"/>
    </style:style>
    <style:style style:name="T181" style:family="text">
      <style:text-properties style:font-name="Times New Roman1" officeooo:rsid="00e5cfd3"/>
    </style:style>
    <style:style style:name="T182" style:family="text">
      <style:text-properties style:font-name="Times New Roman1" fo:font-style="italic" officeooo:rsid="00e5cfd3" style:font-style-asian="italic" style:font-style-complex="italic"/>
    </style:style>
    <style:style style:name="T183" style:family="text">
      <style:text-properties style:font-name="Times New Roman1" fo:font-style="normal" officeooo:rsid="00e5cfd3" style:font-style-asian="normal" style:font-style-complex="normal"/>
    </style:style>
    <style:style style:name="T184" style:family="text">
      <style:text-properties officeooo:rsid="003ce6ee"/>
    </style:style>
    <style:style style:name="T185" style:family="text">
      <style:text-properties officeooo:rsid="003ee2c7"/>
    </style:style>
    <style:style style:name="T186" style:family="text">
      <style:text-properties officeooo:rsid="00423711"/>
    </style:style>
    <style:style style:name="T187" style:family="text">
      <style:text-properties fo:language="fr" fo:country="FR" officeooo:rsid="00423711"/>
    </style:style>
    <style:style style:name="T188" style:family="text">
      <style:text-properties fo:language="fr" fo:country="FR" fo:font-style="normal" officeooo:rsid="00e5cfd3" fo:background-color="#ffff00" loext:char-shading-value="0" style:font-style-asian="normal" style:font-style-complex="normal"/>
    </style:style>
    <style:style style:name="T189" style:family="text">
      <style:text-properties fo:language="fr" fo:country="FR" fo:font-style="normal" officeooo:rsid="004a7b84" fo:background-color="#ffff00" loext:char-shading-value="0" style:font-style-asian="normal" style:font-style-complex="normal"/>
    </style:style>
    <style:style style:name="T190" style:family="text">
      <style:text-properties fo:language="fr" fo:country="FR" fo:background-color="#ffff00" loext:char-shading-value="0"/>
    </style:style>
    <style:style style:name="T191" style:family="text">
      <style:text-properties fo:background-color="#ffff00" loext:char-shading-value="0"/>
    </style:style>
    <style:style style:name="T192" style:family="text">
      <style:text-properties officeooo:rsid="01088aee"/>
    </style:style>
    <style:style style:name="T193" style:family="text">
      <style:text-properties officeooo:rsid="005315cd"/>
    </style:style>
    <style:style style:name="T194" style:family="text">
      <style:text-properties officeooo:rsid="005784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« La polyphonie linguistique. », <text:span text:style-name="Emphasis">Langue française</text:span> 4/2009 (n° 164) , p. 3-9.</text:p>
      <text:p text:style-name="P3"><text:span text:style-name="T1">ACCAOUI, C. « Figure musicale ». </text:span><text:span text:style-name="T13">É</text:span><text:span text:style-name="T11">léments d’esthétique musicale</text:span><text:span text:style-name="T1">. ACCAOUI, C. (dir.), Actes Sud/Cité de la musique, pp.129-144.</text:span></text:p>
      <text:p text:style-name="P3"><text:span text:style-name="T1">ACCAOUI, C. « Rhétorique ». </text:span><text:span text:style-name="T14">É</text:span><text:span text:style-name="T11">léments d’esthétique musicale. </text:span><text:span text:style-name="T1">ACCAOUI, C. (dir.), Actes Sud/Cité de la musique, pp. 568-576. </text:span></text:p>
      <text:p text:style-name="P1"><text:span text:style-name="T1">Actes du colloque du Poiré-sur-Vie 19 au 23 novembre 2003, </text:span><text:span text:style-name="T11">Chansons en mémoire Mémoire en chanson Hommage à Jérôme Bujeaud. </text:span><text:span text:style-name="T1">Paris: L’Harmattan, 2009, pp. 18-448. </text:span></text:p>
      <text:p text:style-name="P1"><text:span text:style-name="T1">ADORNO. T.W. </text:span><text:span text:style-name="T14">L</text:span><text:span text:style-name="T11">’industrie </text:span><text:span text:style-name="T20">culturelle</text:span><text:span text:style-name="T30">. Communications, 3, 1964. pp. 12-18.</text:span></text:p>
      <text:p text:style-name="P7"><text:span text:style-name="T1">ADORNO. T.W. </text:span><text:span text:style-name="T11">Introduction to the Sociology of Music</text:span><text:span text:style-name="T1">. New York: The Seabury press, 1969, p.40. </text:span></text:p>
      <text:p text:style-name="P8"><text:span text:style-name="T30">ADORNO. T.W</text:span><text:span text:style-name="T20">. Réflexion en vue d’une sociologie de la musique. Musique en jeu</text:span><text:span text:style-name="T30"> 2. Paris : Le Seuil, 1972, p.45. </text:span></text:p>
      <text:p text:style-name="P1"><text:span text:style-name="T1">ADORNO. T.W. </text:span><text:span text:style-name="T11">Introduction à la sociologie de la musique: Douze conférences théoriques.</text:span><text:span text:style-name="T1"> Trans. Vincent Barras et al. Genève: Contrechamps, 1994. </text:span></text:p>
      <text:p text:style-name="P7"><text:span text:style-name="T1">ADORNO. T.W. </text:span><text:span text:style-name="T12">Dialektik der Aufklärung: philosophische Fragmente.</text:span><text:span text:style-name="T1"> Trans. Kim Yudong, Séoul: Moonhak-kwa-Jisung-Sa, 2001. </text:span></text:p>
      <text:p text:style-name="P1"><text:span text:style-name="T1">ADORNO. T.W. </text:span><text:span text:style-name="T12">Théorie esthétique.</text:span><text:span text:style-name="T1"> <text:s/>Paris: Klincksieck, 1974.</text:span><text:span text:style-name="T12"> </text:span></text:p>
      <text:p text:style-name="P18"><text:span text:style-name="T63">ADORNO. T.W. </text:span><text:span text:style-name="T48">Essays on Music</text:span><text:span text:style-name="T63">. LEPPERT, </text:span><text:a xlink:type="simple" xlink:href="http://www.amazon.com/s/ref=ntt_athr_dp_sr_2/181-6136082-9551639?_encoding=UTF8&amp;field-author=Richard%20Leppert&amp;search-alias=books&amp;sort=relevancerank"><text:span text:style-name="Internet_20_link"><text:span text:style-name="T55">R. (Ed.). </text:span></text:span></text:a><text:a xlink:type="simple" xlink:href="http://www.amazon.com/s/ref=ntt_athr_dp_sr_2/181-6136082-9551639?_encoding=UTF8&amp;field-author=Richard%20Leppert&amp;search-alias=books&amp;sort=relevancerank"><text:span text:style-name="Internet_20_link"><text:span text:style-name="T56">T</text:span></text:span></text:a><text:span text:style-name="T56">rad</text:span><text:span text:style-name="T63">. Gillespie, S. H. Los </text:span><text:span text:style-name="T64">A</text:span><text:span text:style-name="T63">ngeles, </text:span><text:span text:style-name="T123">London: University of California Press, 2002. </text:span></text:p>
      <text:p text:style-name="P19"><text:span text:style-name="T125">ADORNO. T.W. </text:span><text:span text:style-name="T131">Le caractère fétiche dans la musique et la régression de l’écoute. </text:span><text:span text:style-name="T125">traduit par Christophe DAVID, Édition Allia, 2003, p.18-19. </text:span></text:p>
      <text:p text:style-name="P19"><text:span text:style-name="T125">ADORNO. T.W. </text:span><text:span text:style-name="T131">Beaux passages, Écouter la musique</text:span><text:span text:style-name="T125">. Éditions Payot, 2013, p. 103. </text:span></text:p>
      <text:p text:style-name="P8"><text:span text:style-name="T141">AKRICH. M. </text:span><text:span text:style-name="T134">Les formes de la médiation technique. </text:span><text:span text:style-name="T141"><text:s/>Réseaux, 1993, vol.60, juillet-août, p.87.</text:span></text:p>
      <text:p text:style-name="P13"><text:span text:style-name="T124">AKRICH. M. </text:span><text:span text:style-name="T116">Les objets techniques et leurs utilisateurs. De la conception à l’action</text:span><text:span text:style-name="T123">. Bernard Conein, Nicolas Dodier et Laurent Thévenot. (dir.),</text:span><text:span text:style-name="apple-converted-space"><text:span text:style-name="T123"> </text:span></text:span><text:span text:style-name="Emphasis"><text:span text:style-name="T123">Les objets dans l’action, 4. </text:span></text:span><text:span text:style-name="T123"><text:s/>Éditions de l’EHESS, 1993, pp. 35-57.</text:span><text:span text:style-name="apple-converted-space"><text:span text:style-name="T123"> Raison pratique. </text:span></text:span></text:p>
      <text:p text:style-name="P19"><text:soft-page-break/><text:span text:style-name="T125">ALARY, E. CHAIGNON, B-V. et GAUVIN, G. </text:span><text:span text:style-name="T131">Les Français au quotidien 1939-1949</text:span><text:span text:style-name="T125">. <text:s/>Editions Perrin, 2006, p.515. </text:span></text:p>
      <text:p text:style-name="P3"><text:span text:style-name="T125">ANCEL, P. </text:span><text:span text:style-name="T131">Une représentation sociale du temps : </text:span><text:span text:style-name="T134">É</text:span><text:span text:style-name="T131">tude pour une sociologie de l’art.</text:span><text:span text:style-name="T125"> Paris : L’Harmattan, 1996, pp. 6-198. </text:span></text:p>
      <text:p text:style-name="P8"><text:span text:style-name="T125">ANDONOVA. Y. </text:span><text:span text:style-name="T134">Les formes de la médiation technique</text:span><text:span text:style-name="T141">. Réseaux, 1993, vol. 60, juillet-août, p.87. </text:span></text:p>
      <text:p text:style-name="P25"><text:span text:style-name="T125">ANDRES. G. « Spuk und Radio », </text:span><text:span text:style-name="T131">Anbruch. </text:span><text:span text:style-name="T125">XII, février 1930, p. 65.  </text:span></text:p>
      <text:p text:style-name="P3"><text:span text:style-name="T125">ANGELIO, L. « </text:span><text:span text:style-name="T152">L’a priori du corps chez Merleau-Ponty ».</text:span><text:span text:style-name="T125"> </text:span><text:span text:style-name="T132">Revue philosophique</text:span><text:span text:style-name="T125">, 2008, pp.167-187.</text:span></text:p>
      <text:p text:style-name="P8"><text:span text:style-name="T125">ANGENOT, M. </text:span><text:span text:style-name="T131">Les traités de l’éloquence du corps. </text:span><text:span text:style-name="T125">Sémiotica, 1973, p.60-82.</text:span></text:p>
      <text:p text:style-name="P3"><text:span text:style-name="T125">AMOSSY, R. et PIERROT, A. H, </text:span><text:span text:style-name="T132">Stéréotypes et clichés, Langue, discours</text:span><text:span text:style-name="T12">, société</text:span><text:span text:style-name="T1">, Paris : Armand colin, 2011, pp.9-115. <text:s/></text:span></text:p>
      <text:p text:style-name="P7"><text:span text:style-name="T1">ARNOLD, M. </text:span><text:span text:style-name="T11">Culture and Anarchy</text:span><text:span text:style-name="T1">. London: Cambridge University Press, 1960. </text:span></text:p>
      <text:p text:style-name="P19"><text:span text:style-name="T141">ARISTOTE. </text:span><text:span text:style-name="T134">Rhétorique.</text:span><text:span text:style-name="T141"> </text:span><text:span text:style-name="T156">Ⅰ</text:span><text:span text:style-name="T141">, 1357a (tr.fr.Ruelle), Hachette, Le Livre de Poche, 1991, Chapitre 2. </text:span></text:p>
      <text:p text:style-name="P1"><text:span text:style-name="T1">ARISTOTE. </text:span><text:span text:style-name="T11">Poétique</text:span><text:span text:style-name="T1">. Trad. J. HARDY, Gallimard, 1996, pp. 7-138. </text:span></text:p>
      <text:p text:style-name="P26"><text:span text:style-name="T111">ARON, R. </text:span><text:span text:style-name="T112">Les étapes de la pensée sociologique</text:span><text:span text:style-name="T111">, Paris : </text:span><text:span text:style-name="T118">Collection </text:span><text:a xlink:type="simple" xlink:href="http://www.gallimard.fr/Catalogue/GALLIMARD/Tel">Tel</text:a><text:span text:style-name="T118"> , Gallimard, 1967, p</text:span><text:span text:style-name="T111">. 504. </text:span></text:p>
      <text:p text:style-name="P25"><text:span text:style-name="T144">ATTALI. J. </text:span><text:span text:style-name="T136">Noise : the political economy of music. </text:span><text:span text:style-name="T144">trans. B. Massumi, Minneapolis : Univeristy of Minnesota Press, 1985. </text:span></text:p>
      <text:p text:style-name="P25"><text:span text:style-name="T125">AZOULAY</text:span><text:span text:style-name="T131">. </text:span><text:span text:style-name="T125">L. </text:span><text:span text:style-name="T131">Le musée phonographique de la Société d’anthropologie</text:span><text:span text:style-name="T125">. Bulletins de la Société d’anthropologie de Paris, 1901, p.327-329. <text:s text:c="3"/></text:span></text:p>
      <text:p text:style-name="P34">BALIBAR <text:span text:style-name="T184">É.</text:span>, MACHEREY <text:span text:style-name="T184">P.</text:span>, « DIALECTIQUE  », <text:span text:style-name="Emphasis">Encyclopædia Universalis</text:span> [en ligne], consulté le <text:bookmark text:name="eu-date"/>4 mars 2016. URL : <text:bookmark text:name="eu-url"/><text:a xlink:type="simple" xlink:href="http://www.universalis.fr/encyclopedie/dialectique/">http://www.universalis.fr/encyclopedie/dialectique/</text:a>.</text:p>
      <text:p text:style-name="P24"><text:span text:style-name="T177">BARBARAS, </text:span><text:span text:style-name="T178">R., </text:span><text:span text:style-name="T177">GREISCH, </text:span><text:span text:style-name="T178">R.</text:span><text:span text:style-name="T177">, « PHÉNOMÉNOLOGIE », </text:span><text:span text:style-name="Emphasis"><text:span text:style-name="T177">Encyclopædia Universalis</text:span></text:span><text:span text:style-name="T177"> [en ligne], consulté le </text:span><text:bookmark text:name="eu-date4"/><text:span text:style-name="T179">6 mars 2016</text:span><text:span text:style-name="T177"> . URL : </text:span><text:bookmark text:name="eu-url4"/><text:span text:style-name="T177">http://www.universalis.fr/encyclopedie/phenomenologie/.</text:span></text:p>
      <text:p text:style-name="P19"><text:span text:style-name="T1">BARNETT, J. H. et al. </text:span><text:span text:style-name="T12">La théorie et le déploiement de l'art</text:span><text:span text:style-name="T1">. Trans. Yang geon yeol, Seoul: mi-jin-sa, 1993. </text:span></text:p>
      <text:p text:style-name="P25"><text:soft-page-break/><text:span text:style-name="T1">Barré. J.F. </text:span><text:span text:style-name="T11">Des notes blues, de la septième de dominante et de la musique en général</text:span><text:span text:style-name="T1">. <text:s/>l’Homme, 2001, p. 101. <text:s text:c="2"/></text:span></text:p>
      <text:p text:style-name="P19"><text:span text:style-name="T1">BARROT. O. et CHIRAT. R. </text:span><text:span text:style-name="T11">La vie culturelle dans la France occupée. </text:span><text:span text:style-name="T1">Paris : Gallimard, 2009, pp. 12-147. </text:span></text:p>
      <text:p text:style-name="P35"><text:span text:style-name="T1">BASTIDE. R. </text:span><text:span text:style-name="T11">Art et </text:span><text:span text:style-name="T17">s</text:span><text:span text:style-name="T11">ociété.</text:span><text:span text:style-name="T1"> préface de Jean Duvignaud, Paris : </text:span><text:span text:style-name="T2">L'Harmattan</text:span><text:span text:style-name="T1">, 1977.</text:span></text:p>
      <text:p text:style-name="P7"><text:span text:style-name="T1">BARTHES. R. </text:span><text:span text:style-name="T11">Le bruissement de la langue </text:span><text:span text:style-name="T1">: Essais critique </text:span><text:span text:style-name="T93">Ⅳ</text:span><text:span text:style-name="T1">, Paris: Seuil <text:s/></text:span></text:p>
      <text:p text:style-name="P3"><text:span text:style-name="T1">BARTHES. R. </text:span><text:span text:style-name="T11">Fragments d’un discours amoureux</text:span><text:span text:style-name="T1">, Paris : </text:span><text:span text:style-name="T30">É</text:span><text:span text:style-name="T1">ditions du seuil, 1977. </text:span></text:p>
      <text:p text:style-name="P8"><text:span text:style-name="T125">BAU</text:span><text:span text:style-name="T128">T</text:span><text:span text:style-name="T125">IER. R. CAZENAVE, E. </text:span><text:span text:style-name="T152">« Les conceptions de la médiatisation au début du XIXe siècle »</text:span><text:span text:style-name="T131">. </text:span><text:span text:style-name="T132">Études de communication</text:span><text:span text:style-name="T125">, </text:span><text:span text:style-name="T129">22, 1999,</text:span><text:span text:style-name="T125"> pp. </text:span><text:span text:style-name="T128">133-149.</text:span></text:p>
      <text:p text:style-name="P1"><text:span text:style-name="T1">BECKER. Howard S. </text:span><text:span text:style-name="T11">Les mondes de l’art</text:span><text:span text:style-name="T1">. Paris : Flammarion, 1988, 2010.</text:span></text:p>
      <text:p text:style-name="P1"><text:span text:style-name="T1">BENGHOZI. P. J. « L'économie de la culture à l'heure d'Internet : le deuxième choc », <text:s/></text:span><text:span text:style-name="T11">ESPRIT, </text:span><text:span text:style-name="T1"><text:s/>111-126, 2011, pp. 1-13. </text:span></text:p>
      <text:p text:style-name="P35"><text:span text:style-name="T1">BENHAMOU. F. </text:span><text:span text:style-name="T11">L'économie de la culture</text:span><text:span text:style-name="T1">. <text:s/>Paris: La Découverte, 2011.</text:span></text:p>
      <text:p text:style-name="P35"><text:span text:style-name="T1">BENSOUSSAN. A. </text:span><text:span text:style-name="T11">Édith Piaf. </text:span><text:span text:style-name="T1">Gallimard, 2013. <text:s/></text:span></text:p>
      <text:p text:style-name="P1"><text:span text:style-name="T1">BENVENISTE. E. </text:span><text:span text:style-name="T12">Problèmes de linguistique générale, 1. </text:span><text:span text:style-name="T1">France: Gallimard, 1966. </text:span></text:p>
      <text:p text:style-name="P19"><text:span text:style-name="T1">BENVENISTE. E. </text:span><text:span text:style-name="T12">Problèmes de linguistique générale, 2. </text:span><text:span text:style-name="T3">France : Gallimard, 1974. </text:span></text:p>
      <text:p text:style-name="P19"><text:span text:style-name="T125">BERGSON. H. </text:span><text:span text:style-name="T131">Matière et mémoire, Essai sur la relation du corps à l’esprit. </text:span><text:span text:style-name="T125">Quadrige/ Puf, [1939]2012, p.16. </text:span></text:p>
      <text:p text:style-name="P25"><text:span text:style-name="T125">BERNET, R. « </text:span><text:span text:style-name="T152">Origine du temps et temps originaire chez Husserl et Heidegger »</text:span><text:span text:style-name="T131">. </text:span><text:span text:style-name="T132">Revue Philosophique de Louvain</text:span><text:span text:style-name="T125">, 1987. pp. 499-521. <text:s/></text:span></text:p>
      <text:p text:style-name="P19"><text:span text:style-name="T125">BERSTEIN S. et MILZA, P. </text:span><text:span text:style-name="T131">Histoire de la France au </text:span><text:span text:style-name="T140">XX</text:span><text:span text:style-name="T163">e</text:span><text:span text:style-name="T132"> siècle</text:span><text:span text:style-name="T131">, 2.1930-1958. </text:span><text:span text:style-name="T125">Paris : Perrin, 2009, pp.7-678. <text:s text:c="3"/></text:span></text:p>
      <text:p text:style-name="P3"><text:span text:style-name="T125">BERSTEIN. S. et WINOCK. M. </text:span><text:span text:style-name="T131">La République recommencée, De 1914 à nos jours</text:span><text:span text:style-name="T125">. Paris : Éditions du Seuil, 2004, pp.8-339. </text:span><text:span text:style-name="T95"><text:s/></text:span></text:p>
      <text:p text:style-name="P13"><text:span text:style-name="T57">BERTRAND, J.P., MARIE DESPRINGRE. A. et collectif (eds),</text:span><text:span text:style-name="apple-converted-space"><text:span text:style-name="T57"> </text:span></text:span><text:span text:style-name="Emphasis"><text:span text:style-name="T57">Chansons en mémoires, </text:span></text:span><text:soft-page-break/><text:span text:style-name="Emphasis"><text:span text:style-name="T57">Mémoire en chanson</text:span></text:span><text:span text:style-name="apple-converted-space"><text:span text:style-name="T57"> : </text:span></text:span><text:span text:style-name="T57">Hommage à Jérôme Bujeaud (1834-1880). Actes du colloque d</text:span><text:span text:style-name="T59">e</text:span><text:span text:style-name="T57"> Poiré-sur-Vie, 19-23 novembre 2003), Paris, L'Harmattan, 2009. <text:s/></text:span></text:p>
      <text:p text:style-name="P3"><text:span text:style-name="T125">BLACKING, J. </text:span><text:span text:style-name="T131">Le sens musical (1973). </text:span><text:span text:style-name="T125">Trad. Eric et Marika BlONDEL, Paris: Édition de Minuit, 1980, p.101.</text:span><text:span text:style-name="T157"> </text:span></text:p>
      <text:p text:style-name="P27">BLOOR, D. H. <text:span text:style-name="T168">Knowledge and Social Imagery.</text:span><text:span text:style-name="T173">London : Routledge &amp; K. Paul, 1976.</text:span></text:p>
      <text:p text:style-name="P19"><text:span text:style-name="T1">BONNIEUX B. et al. </text:span><text:span text:style-name="T11">Cent ans de chanson française. </text:span><text:span text:style-name="T1">Découvertes Gallimard / Bibliothèque nationale de France arts, pp.10-147. <text:s/></text:span></text:p>
      <text:p text:style-name="P7"><text:span text:style-name="T1">BORCHERS. T. A. </text:span><text:span text:style-name="T11">Rhetorical Theory: An Introduction</text:span><text:span text:style-name="T1">. Wordsworth Publishing, 2007. </text:span></text:p>
      <text:p text:style-name="P19"><text:span text:style-name="T1">BOUDON, R. « </text:span><text:span text:style-name="T72">La rationalité du religieux selon Max Weber »</text:span><text:span text:style-name="T1">. </text:span><text:span text:style-name="T12">L’Année sociologique</text:span><text:span text:style-name="T1">, 2001, vol. 51. n°1, pp. 9-50. </text:span></text:p>
      <text:p text:style-name="P39"><text:span text:style-name="T1">BOUQUILLON, P. « </text:span><text:span text:style-name="T72">TIC et mutation des industries de la culture vers de nouvelles formes de marchandisation »</text:span><text:span text:style-name="T11">, Nouveaux </text:span><text:span text:style-name="T18">médias</text:span><text:span text:style-name="T11"> Nouveaux contenus</text:span><text:span text:style-name="T1">, Apogée, 2009, pp. 123-136.</text:span></text:p>
      <text:p text:style-name="P39"><text:span text:style-name="T1">BOUQUILLON, P. </text:span><text:span text:style-name="T11">Industries, économie créatives et technologies d’information et </text:span><text:span text:style-name="T18">d</text:span><text:span text:style-name="T11">e Communication. </text:span><text:span text:style-name="T1"><text:s/></text:span><text:span text:style-name="T3">TIC &amp; Société</text:span><text:span text:style-name="T1">, 2010, vol. 4, n° 2, <text:s/></text:span></text:p>
      <text:p text:style-name="P11"><text:span text:style-name="T65">BOUQUILLON, P. et <text:s/>MIERGE, B. et MOEGLIN, P. </text:span><text:span text:style-name="T50">La question des industries créatives en France</text:span><text:span text:style-name="T66">. </text:span><text:a xlink:type="simple" xlink:href="http://www.observatoire-omic.org/pdf/Bouquillion_Miege_Moeglin_industries_creatives_France.pdf"><text:span text:style-name="Internet_20_link"><text:span text:style-name="T66">http://www.observatoire-omic.org/pdf/Bouquillion_Miege_Moeglin_industries_creatives_France.pdf</text:span></text:span></text:a><text:span text:style-name="T66"> ˃ </text:span></text:p>
      <text:p text:style-name="P35"><text:span text:style-name="T1">BOURDIEU. P. </text:span><text:span text:style-name="T11">Langage et pouvoir symbolique. </text:span><text:span text:style-name="T1">Paris : </text:span><text:span text:style-name="T30">É</text:span><text:span text:style-name="T1">ditions Fayard, [1982], [1991], 2001, pp. 7-403.</text:span></text:p>
      <text:p text:style-name="P35"><text:span text:style-name="T1">BOURDIEU. P. </text:span><text:span text:style-name="T11">Les règles d</text:span><text:span text:style-name="T18">e l'</text:span><text:span text:style-name="T11">art</text:span><text:span text:style-name="T1">, </text:span><text:span text:style-name="T11">Genèse et structure du champ littéraire</text:span><text:span text:style-name="T1">. Paris : Les </text:span><text:span text:style-name="T30">É</text:span><text:span text:style-name="T1">dition du Seuil, 1998 [1992], pp. 7-167.</text:span></text:p>
      <text:p text:style-name="P35"><text:span text:style-name="T1">BOURDIEU P. et DARBEL A. </text:span><text:span text:style-name="T11">L’amour de l’art : les musées d’art européens et leur public</text:span><text:span text:style-name="T1">. <text:s/>Paris : Les </text:span><text:span text:style-name="T30">Éd</text:span><text:span text:style-name="T1">itions de minuit, 1969. pp. 13-167.</text:span></text:p>
      <text:p text:style-name="P19"><text:span text:style-name="T1">BOURDIEU P. et PASSERON Jean-C. </text:span><text:span text:style-name="T11">La reproduction : éléments pour une théorie du système </text:span><text:soft-page-break/><text:span text:style-name="T11">d’enseignement, </text:span><text:span text:style-name="T1">1969, Paris : Les </text:span><text:span text:style-name="T30">É</text:span><text:span text:style-name="T1">dition de minuit, pp.9-253. </text:span></text:p>
      <text:p text:style-name="P19"><text:span text:style-name="T125">BOURDIEU. P. </text:span><text:span text:style-name="T131">Avenir de classe et causalité du probable</text:span><text:span text:style-name="T125">. Revue française de sociologie, 1974, p.3-42. <text:s/></text:span></text:p>
      <text:p text:style-name="P19"><text:span text:style-name="T1">BOURDIEU. P. </text:span><text:span text:style-name="T11">Genèse et structure du champ religieux. </text:span><text:span text:style-name="T1">Revue française de sociologie, 1971, p.</text:span><text:span text:style-name="T11"> 295. <text:s/></text:span></text:p>
      <text:p text:style-name="P19"><text:span text:style-name="T125">BOURDIEU. P. </text:span><text:span text:style-name="T131">Méditations pascaliens</text:span><text:span text:style-name="T125">. Éditions du Seuil, 1997, p. 328. <text:s/></text:span></text:p>
      <text:p text:style-name="P19"><text:span text:style-name="T125">BOURDIEU. P. </text:span><text:span text:style-name="T131">Le marché, Des biens symboliques.</text:span><text:span text:style-name="T125"> L’année sociologique, 1971, p. 49. </text:span></text:p>
      <text:p text:style-name="P22"><text:span text:style-name="T1">BOURDIEU. P. </text:span><text:span text:style-name="T11">sur la pouvoir symbolique. </text:span><text:span text:style-name="T1">Annales. Histoire, Sciences Sociales, 1977, pp. 405-411. </text:span></text:p>
      <text:p text:style-name="P19"><text:span text:style-name="T125">BOURDIEU.P. </text:span><text:span text:style-name="T131">Ethos, habitus, hexis. Questions de sociologie ; extrait de Le marché linguistique. </text:span><text:span text:style-name="T125"><text:s/>exposé fait à l’Université de Genève en décembre, 1978. pp.133-136 </text:span><text:span text:style-name="T147">˂http://www.homme-moderne.org/societe/socio/bourdieu/questions/133-36.html˃</text:span></text:p>
      <text:p text:style-name="P35"><text:span text:style-name="T1">BOURDIEU. P. </text:span><text:span text:style-name="T11">La Distinction. Critique sociale du jugement</text:span><text:span text:style-name="T1">. Paris : Le sens commun, 1979. pp. 8-672. </text:span></text:p>
      <text:p text:style-name="P1"><text:span text:style-name="T125">BOURDIEU. P. </text:span><text:span text:style-name="T131">Les trois états du capital culturel</text:span><text:span text:style-name="T125">. Actes de la recherche en sciences sociales, 1979, vol. 30, pp.3-6. <text:s/></text:span></text:p>
      <text:p text:style-name="P1"><text:span text:style-name="T125">BOURDIEU. P. </text:span><text:span text:style-name="T131">Le sens pratique. </text:span><text:span text:style-name="T125">Éditions de minuit, 1980, p. 43-461. </text:span></text:p>
      <text:p text:style-name="P37"><text:span text:style-name="T30">BOURDIEU. P. </text:span><text:span text:style-name="T20">Raison pratiques. </text:span><text:span text:style-name="T30">Paris : Éditions du Seuil, 1994, pp.15-237. </text:span></text:p>
      <text:p text:style-name="P36"><text:span text:style-name="T1">BOURDIEU. P. </text:span><text:span text:style-name="T11">Méditations pascaliennes. </text:span><text:span text:style-name="T1"><text:s/>Éditions du Seuil, 1997, p.277.</text:span></text:p>
      <text:p text:style-name="P35"><text:span text:style-name="T1">BOURDIEU. P. </text:span><text:span text:style-name="T11">Esquisse d’une théorie de la pratique</text:span><text:span text:style-name="T1">, Paris : </text:span><text:span text:style-name="T30">É</text:span><text:span text:style-name="T1">ditions du Seuil, 2000, pp.15-376. </text:span></text:p>
      <text:p text:style-name="P35"><text:span text:style-name="T30">BOUTMY. E. </text:span><text:span text:style-name="T20">Hippolyte Taine. </text:span><text:span text:style-name="T31">Annales de l'École libre des sciences politiques</text:span><text:span text:style-name="T30">, T8, avril 1893.</text:span></text:p>
      <text:p text:style-name="P25"><text:span text:style-name="T125">BOWMAN. W.D. </text:span><text:span text:style-name="T131">Philosophical perspectives on music. </text:span><text:span text:style-name="T125">New York: Oxford </text:span><text:span text:style-name="T126">U</text:span><text:span text:style-name="T125">niversity </text:span><text:span text:style-name="T126">P</text:span><text:span text:style-name="T125">ress, 1998.</text:span></text:p>
      <text:p text:style-name="P1"><text:span text:style-name="T32">BOZON. M. </text:span><text:span text:style-name="T21">Pratiques musicales et classes sociales: Structure d'un champ local. </text:span><text:span text:style-name="T32">Ethnologie </text:span><text:soft-page-break/><text:span text:style-name="T32">française, nouvelle série, T. 14, no. 3,</text:span><text:span text:style-name="T1"> </text:span><text:span text:style-name="T32">Ethnomusicologie: Recherches récentes (juillet-septembre 1984), pp. 251-264. </text:span></text:p>
      <text:p text:style-name="P1">BRANCA <text:span text:style-name="T185">V.</text:span>, JOUKOVSKY <text:span text:style-name="T185">F.</text:span>, « PÉTRARQUE (1304-1374) », <text:span text:style-name="Emphasis">Encyclopædia Universalis</text:span> [en ligne], consulté le <text:bookmark text:name="eu-date1"/>4 mars 2016. URL : <text:bookmark text:name="eu-url1"/>http://www.universalis.fr/encyclopedie/petrarque/</text:p>
      <text:p text:style-name="P19"><text:span text:style-name="T125">BRAZ. A. </text:span><text:span text:style-name="T131">Apprendre à philosopher avec Bourdieu</text:span><text:span text:style-name="T125">. Paris : Ellipses, 2013, p.23. <text:s/></text:span></text:p>
      <text:p text:style-name="P19"><text:span text:style-name="T143">DUFRENE, B.</text:span><text:span text:style-name="T141">. et </text:span><text:span text:style-name="T143">GELLEREAU, M</text:span><text:span text:style-name="T141">. </text:span><text:span text:style-name="T134">La médiation culturelle Enjeux professionnels et politiques</text:span><text:span text:style-name="T141">. Hermès,</text:span><text:span text:style-name="T134"> </text:span><text:span text:style-name="T141">2004, p. 201. <text:s/></text:span></text:p>
      <text:p text:style-name="P1"><text:span text:style-name="T1">BRETON. P. et GAUTIER. G. </text:span><text:span text:style-name="T11">Histoires des théories des théories de l'argumentation</text:span><text:span text:style-name="T1">. Paris: La <text:s/>découverte, 2000. </text:span></text:p>
      <text:p text:style-name="P1"><text:span text:style-name="T1">BRETON. P. </text:span><text:span text:style-name="T11">La parole manipulée</text:span><text:span text:style-name="T1">, Paris : La découverte, 2000. </text:span></text:p>
      <text:p text:style-name="P7"><text:span text:style-name="T30">BRETON. P. </text:span><text:span text:style-name="T20">Éloge de la parole</text:span><text:span text:style-name="T30">, Paris : Édition La découverte, 2003, p.54</text:span><text:span text:style-name="T157">.</text:span></text:p>
      <text:p text:style-name="P7"><text:span text:style-name="T1">BRETON. P. </text:span><text:span text:style-name="T12">L'argument dans la communication.</text:span><text:span text:style-name="T1"> <text:s/>Paris: La découverte, 2006. </text:span></text:p>
      <text:p text:style-name="P19"><text:span text:style-name="T1">BRISSON, </text:span><text:span text:style-name="T30">É</text:span><text:span text:style-name="T1">lisabeth, </text:span><text:span text:style-name="T11">La musique</text:span><text:span text:style-name="T1">, </text:span><text:span text:style-name="T30">É</text:span><text:span text:style-name="T1">ditions Belin, 1993, pp. 11-543.</text:span><text:span text:style-name="T125"> <text:s/></text:span></text:p>
      <text:p text:style-name="P19"><text:span text:style-name="T125">BROCHAND. C. </text:span><text:span text:style-name="T131">Histoire générale de la radio et de la télévision en France, Tome 1 1921-1944, </text:span><text:span text:style-name="T125">Paris : la documentation française, 1994, <text:s/>p. 107.</text:span><text:span text:style-name="T160"> </text:span></text:p>
      <text:p text:style-name="P19"><text:span text:style-name="T1">BUXTON. D. </text:span><text:span text:style-name="T12">Le Rock. Star-système et société de consommation</text:span><text:span text:style-name="T1">, Paris: La Pensée Sauvage, 1985.</text:span><text:span text:style-name="T154"> </text:span></text:p>
      <text:p text:style-name="P19"><text:span text:style-name="T125">CALLU. A. </text:span><text:span text:style-name="T131">Les music-halls et cabarets ou les petites entreprises du « Gai Paris » sous l’Occupation. Culture et médias sous l’Occupation. </text:span><text:span text:style-name="T125"><text:s/>Éditions du CTHS, 2009, p. 226. </text:span></text:p>
      <text:p text:style-name="P19"><text:span text:style-name="T125">CARADEC F. et Alain WEILL. </text:span><text:span text:style-name="T131">Le café-concert, 1848-1914</text:span><text:span text:style-name="T125">. Librairie Arhème Fayard, 2007. </text:span></text:p>
      <text:p text:style-name="P25"><text:span text:style-name="T125">CARCASSONE. M. </text:span><text:span text:style-name="T131">Les notions de médiation et de </text:span><text:span text:style-name="T152">mimesis</text:span><text:span text:style-name="T131"> chez Paul Ricœur : Présentation et commentaire</text:span><text:span text:style-name="T125">. Hermès, 1998, p. 54. </text:span></text:p>
      <text:p text:style-name="P25"><text:span text:style-name="T1">CAROU. A. </text:span><text:span text:style-name="T11">Le cinéma, une extension de la littérature?</text:span><text:span text:style-name="T1"> </text:span><text:span text:style-name="T11">Nouveaux medias Nouveaux contenus. </text:span><text:span text:style-name="T1"><text:s/>Rennes: Apogée, 2009, 17-28.</text:span></text:p>
      <text:p text:style-name="P19"><text:span text:style-name="T125">CHADOURNE. A. </text:span><text:span text:style-name="T131">Les cafés concerts. </text:span><text:span text:style-name="T125">1889. N.E. site UDENAP. </text:span></text:p>
      <text:p text:style-name="P7"><text:span text:style-name="T1">CHAMBERS. J. K. </text:span><text:span text:style-name="T12">Sociolinguistic Theory. </text:span><text:span text:style-name="T1">Oxford: Blackwell, 1995. </text:span></text:p>
      <text:p text:style-name="P16"><text:soft-page-break/>CHAMBRE SYNDICALE DE L’ÉDITION MUSICALE. Un siècle de chansons françaises volume 1929-1959. </text:p>
      <text:p text:style-name="P1"><text:span text:style-name="T1">CHARLES, E-M. </text:span><text:span text:style-name="T11">Le disque classique en France aujourd’hui. Histoire, industrie enjeux et perspectives</text:span><text:span text:style-name="T1">. L’Harmattan, 2001, pp.20-191. <text:s/></text:span></text:p>
      <text:p text:style-name="P46"><text:span text:style-name="T90">CHEYRONNAUD</text:span><text:span text:style-name="T89">, J. </text:span><text:span text:style-name="T91">Musique, politique, religion</text:span><text:span text:style-name="T92">. Paris : L'Harmattan, 2002.</text:span></text:p>
      <text:p text:style-name="P19"><text:span text:style-name="T1">CHOUARD, C. </text:span><text:span text:style-name="T11">L’oreille musicienne. </text:span><text:span text:style-name="T1">Folio essais, Éditions Gallimard, [2001]2009, pp.23-380.</text:span></text:p>
      <text:p text:style-name="P18"><text:span text:style-name="T108">CHUPIN, I., HUBÉ, N. et KACIAF, N. </text:span><text:span text:style-name="T113">Histoire politique et économique des médias en France</text:span><text:span text:style-name="T108">, Paris : Découverte, 2009, p. 97</text:span><text:span text:style-name="T158">. <text:s/></text:span><text:span text:style-name="apple-converted-space"><text:span text:style-name="T158"> </text:span></text:span><text:span text:style-name="T159"> </text:span></text:p>
      <text:p text:style-name="P11"><text:span text:style-name="T67">CLERGET. R. </text:span><text:span text:style-name="T51">Introduction à l’esthétique d’Adorno par a</text:span><text:span text:style-name="T49">pproche de l'esthétique d'Adorno par l'analyse du rapport à Marx dans la Théorie esthétique</text:span><text:span text:style-name="T65">. </text:span><text:span text:style-name="T68">Actuel Marx, 2002, n°14, 2002, URL : </text:span><text:a xlink:type="simple" xlink:href="http://actuelmarx.u-paris10.fr/alp0014.htm#2.1"><text:span text:style-name="Internet_20_link"><text:span text:style-name="T65">http://actuelmarx.u-paris10.fr/alp0014.htm#2.1</text:span></text:span></text:a></text:p>
      <text:p text:style-name="P1"><text:span text:style-name="T1">CORE, G. J. et CEREC, X. W. </text:span><text:span text:style-name="T11">L'appropriabilité économique des biens de contenu. </text:span><text:span text:style-name="T1"><text:s/></text:span><text:span text:style-name="T70">http://centres.fusl.ac.be/CEREC/document/2007/cerec2007_4.pdf</text:span><text:span text:style-name="T11"> </text:span></text:p>
      <text:p text:style-name="P1"><text:span text:style-name="T1">COULANGEON, P. « </text:span><text:span text:style-name="T72">La stratification sociale des goûts musicaux »</text:span><text:span text:style-name="T11">. </text:span><text:span text:style-name="T12">Revue française de sociologie</text:span><text:span text:style-name="T1">, 2003, n°44-1, pp. 3-33. </text:span></text:p>
      <text:p text:style-name="P1"><text:span text:style-name="T1">COULANGEON, P. </text:span><text:span text:style-name="T11">Sociologie des pratiques culturelles</text:span><text:span text:style-name="T1">. Paris : Découverte, 2005, 2010. </text:span></text:p>
      <text:p text:style-name="P19"><text:span text:style-name="T1">COHEN. D. </text:span><text:span text:style-name="T11">Une institution musicale entre repli et implication politique : le quotidien de l’Opéra de Paris pendant la guerre de 1870 et sous la Commune. </text:span><text:span text:style-name="T1">Le Mouvement Social, 2004, n° 208, pp. 7-28. </text:span></text:p>
      <text:p text:style-name="P19"><text:span text:style-name="T144">CUGNY. L. </text:span><text:span text:style-name="T136">Une histoire du jazz en France : du milieu du XIXe siècle. </text:span><text:span text:style-name="T144">Paris : Edition outre mesure, 2014, p.286. </text:span></text:p>
      <text:p text:style-name="P19"><text:span text:style-name="T125">COX. A. « Le journal Signal. Presse illustrée et propagande allemande en France » in </text:span><text:span text:style-name="T131">Culture et médias sous l’Occupation Des entreprises dans la France de Vichy</text:span><text:span text:style-name="T125">, Editions du CTHS, 2009, p. 187. <text:s/></text:span></text:p>
      <text:p text:style-name="P35"><text:span text:style-name="T1">CURIEN. N. et MOREAU. F. </text:span><text:span text:style-name="T11">L'industrie du disque</text:span><text:span text:style-name="T1">. <text:s/>Paris: La Découverte, 2006. </text:span></text:p>
      <text:p text:style-name="P18"><text:span text:style-name="T108">DAVID-GUILLOU. A. L’organisation des musiciens dans la Grande-Bretagne du <text:s/></text:span><text:span text:style-name="Emphasis"><text:span text:style-name="T117">XIXe siècle :</text:span></text:span><text:span text:style-name="Emphasis"><text:span text:style-name="T119"> </text:span></text:span><text:soft-page-break/><text:span text:style-name="Emphasis"><text:span text:style-name="T117">vers une nouvelle définition de la profession</text:span></text:span><text:span text:style-name="Emphasis"><text:span text:style-name="T120">. Le mouvement social, avril-juin 2013, vol. n°243, pp.9-18. </text:span></text:span></text:p>
      <text:p text:style-name="P19"><text:span text:style-name="T125">DEBRAY. R. </text:span><text:span text:style-name="T131">Cours de médiologie générale</text:span><text:span text:style-name="T125">, Paris : Gallimard, 2001, p.300. <text:s/></text:span></text:p>
      <text:p text:style-name="P4"><text:span text:style-name="T31">DE CAPITANI. P. </text:span><text:span text:style-name="T20">De l’art de persuader à l'art de bien juger et de bien dire:</text:span><text:span text:style-name="T23"> </text:span><text:span text:style-name="T20">la rhétorique chez Sperone Speroni</text:span><text:span text:style-name="T30">. Cahiers d'études italiennes</text:span><text:span text:style-name="T20">, <text:s/></text:span><text:span text:style-name="T30">2005, 131-159</text:span><text:span text:style-name="T20">. </text:span></text:p>
      <text:p text:style-name="P4"><text:span text:style-name="T125">DÉCRAD. M. </text:span><text:span text:style-name="T131">Phonographie anglaise d’après les meilleurs auteurs</text:span><text:span text:style-name="T125">. Paris : Baudry, 1834. <text:s/></text:span></text:p>
      <text:p text:style-name="P19"><text:span text:style-name="T1">DELALADE. F.</text:span><text:span text:style-name="T11"> Le son des numériques. Entre technologie et esthétique. </text:span><text:span text:style-name="T1">Paris: INA-Buchet/Chastel. </text:span></text:p>
      <text:p text:style-name="P19"><text:span text:style-name="T125">DELAVAUT. H, DARNTON R., et PAVY. C. </text:span><text:span text:style-name="T131">Quand la chanson défit le pouvoir.</text:span><text:span text:style-name="T125"> <text:s/>Bibliothèque nationale Paris. </text:span></text:p>
      <text:p text:style-name="P1"><text:span text:style-name="T1">DEMANIE. C. </text:span><text:span text:style-name="T11">Notre vie en ville dans les années 1950 et 1960</text:span><text:span text:style-name="T1">. Éditions Wartberg, 2013.pp. 3-71. </text:span></text:p>
      <text:p text:style-name="P1"><text:span text:style-name="T1">DELEUZE. G. </text:span><text:span text:style-name="T11">Le bergsonisme</text:span><text:span text:style-name="T1">. PUF, 5</text:span><text:span text:style-name="T96">ème</text:span><text:span text:style-name="T1"> édition, 2014, pp.2-200. </text:span></text:p>
      <text:p text:style-name="P4"><text:span text:style-name="T30">DENORA. T.</text:span><text:span text:style-name="T22"> After Adorno: Rethinking Music Sociology. </text:span><text:span text:style-name="T30">London: Cambridge Press, 2003. </text:span></text:p>
      <text:p text:style-name="P1"><text:span text:style-name="T1">DENORA. T. </text:span><text:span text:style-name="T11">Beethoven et la construction du génie.</text:span><text:span text:style-name="T1"> Paris: Christian Bourgois, 1991. </text:span></text:p>
      <text:p text:style-name="P19"><text:span text:style-name="T1">DESPRAIRES.F. </text:span><text:span text:style-name="T11">L’imaginaire collectif</text:span><text:span text:style-name="T1">. </text:span><text:span text:style-name="T30">É</text:span><text:span text:style-name="T1">ditions </text:span><text:span text:style-name="T30">E</text:span><text:span text:style-name="T1">rés 2003. <text:s/></text:span></text:p>
      <text:p text:style-name="P19"><text:span text:style-name="T125">DEWERPE. A. </text:span><text:span text:style-name="T131">La stratégie chez Pierre Bourdieu</text:span><text:span text:style-name="T125">. Enquête, 1996, p. 2. <text:s/></text:span></text:p>
      <text:p text:style-name="P41"><text:span text:style-name="T1">DION. M. </text:span><text:span text:style-name="T11">Rambaud P., Société rurale et urbanisation. </text:span><text:span text:style-name="T1">Revue française de sociologie, 1969, 10-2. p. 238. </text:span></text:p>
      <text:p text:style-name="P3"><text:span text:style-name="T125">DORIN. S. </text:span><text:span text:style-name="T131">Catherine Dutheil-pessin, La chanson réaliste. Sociologie d’un genre</text:span><text:span text:style-name="T125">. Volume ! [En ligne], 2005, pp.1-3.</text:span><text:span text:style-name="T141"> </text:span></text:p>
      <text:p text:style-name="P3"><text:span text:style-name="T141">DORTIER. F. J. </text:span><text:span text:style-name="T134">Le Dictionnaire des sciences humaines</text:span><text:span text:style-name="T141">. Éditions sciences Humaines, 2008, p. 452. </text:span></text:p>
      <text:p text:style-name="P3"><text:span text:style-name="T148">DUBOIS. V. </text:span><text:span text:style-name="T137">La politique culturelle, Genèse d’une catégorie d’intervention publique</text:span><text:span text:style-name="T148">, Berlin, p.128. </text:span></text:p>
      <text:p text:style-name="P3"><text:span text:style-name="T1">DUFRENNE. M. </text:span><text:span text:style-name="T11">The phenomenology of Aesthetic Experience.</text:span><text:span text:style-name="T1"> trans. Edward Casey et al. </text:span><text:soft-page-break/><text:span text:style-name="T1">[Evanston, IL: Northwestern University Press, 1973], p, 11. </text:span></text:p>
      <text:p text:style-name="P34">DUMÉRY, <text:span text:style-name="T194">H.</text:span>, « INTENTIONNALITÉ, <text:span text:style-name="Emphasis">philosophie</text:span> », <text:span text:style-name="Emphasis">Encyclopædia Universalis</text:span> [en ligne], consulté le <text:span text:style-name="T194">6 mars 2016</text:span>. URL : <text:bookmark text:name="eu-url2"/>http://www.universalis.fr/encyclopedie/intentionnalite-philosophie/.</text:p>
      <text:p text:style-name="P20"><text:span text:style-name="T1">DUNETON. C. </text:span><text:span text:style-name="T11">Histoire de la Chanson française 1</text:span><text:span text:style-name="T1">. Paris : </text:span><text:span text:style-name="T30">É</text:span><text:span text:style-name="T1">dition du Seuil, 1998. <text:s/></text:span></text:p>
      <text:p text:style-name="P20"><text:span text:style-name="T125">DUTHEIL PESSIN. C. </text:span><text:span text:style-name="T131">La chanson réaliste sociologie d’un genre. </text:span><text:span text:style-name="T125">Paris : <text:s/>L’harmattan, 2004, pp.216-217.</text:span><text:span text:style-name="T157"> <text:s/></text:span></text:p>
      <text:p text:style-name="P37"><text:span text:style-name="T1">DUTHEIL. C. </text:span><text:span text:style-name="T11">La chair de nos souvenirs, voix et chanson populaire.</text:span><text:span text:style-name="T1"> Revue internationale de psychologique, 2002, vol.8. pp. 189-200. </text:span></text:p>
      <text:p text:style-name="P35"><text:span text:style-name="T30">DURKHEIM. E. </text:span><text:span text:style-name="T20">De la Division du travail social. </text:span><text:span text:style-name="T30">Presses universitaires de France</text:span><text:span text:style-name="T20">, </text:span><text:span text:style-name="T30">1930, pp. 1-406. </text:span></text:p>
      <text:p text:style-name="P1"><text:span text:style-name="T30">DURKHEIM. E. MAUSS, M. HUBERT, S. MARX, K. DOUTTE, E. </text:span><text:span text:style-name="T20">Note sur la notion de civilisation</text:span><text:span text:style-name="T30">. L’année sociologique, Tom </text:span><text:span text:style-name="T93">ⅩⅡ</text:span><text:span text:style-name="T30">, Paris :Félix Alcan, 1913, p. 46.</text:span></text:p>
      <text:p text:style-name="P1"><text:span text:style-name="T1">DUVIGNAUD. J. </text:span><text:span text:style-name="T11">Sociologie de l’art. </text:span><text:span text:style-name="T1">Pais : PUF, 1967. pp. 11-142. <text:s/></text:span></text:p>
      <text:p text:style-name="P3"><text:span text:style-name="T125">ECK. H. </text:span><text:span text:style-name="T131">Les intellectuels et l’Occupation, </text:span><text:span text:style-name="T125"><text:s/>1940-1944. Autrement, 2004, p. 226. <text:s text:c="3"/></text:span></text:p>
      <text:p text:style-name="P35"><text:span text:style-name="T30">ELIAS. N. </text:span><text:span text:style-name="T24">La Civilisation des mœurs. </text:span><text:span text:style-name="T76">1939, trad. fr par Calmann-Levy, 1973. </text:span><text:span text:style-name="T30"><text:s/></text:span></text:p>
      <text:p text:style-name="P35"><text:span text:style-name="T30">ELIAS. N. </text:span><text:span text:style-name="T20">La civilisation des parents.</text:span><text:span text:style-name="T30">1980. </text:span></text:p>
      <text:p text:style-name="P35"><text:span text:style-name="T30">ELIAS. N. </text:span><text:span text:style-name="T11">Civilisation et psychosomatique. </text:span><text:span text:style-name="T1">1988. </text:span></text:p>
      <text:p text:style-name="P38"><text:span text:style-name="T1">ELIAS. N. </text:span><text:span text:style-name="T11">La société des individus.</text:span><text:span text:style-name="T1"> 1987, Paris : Fayard, 1991, pp.38-301. <text:s/></text:span></text:p>
      <text:p text:style-name="P1"><text:span text:style-name="T1">ELIAS. N. </text:span><text:span text:style-name="T12">Mozart sociologie d'un génie</text:span><text:span text:style-name="T1">. Trad. Jeanne Ettore et Bernard Lortholary. Paris: Seuil, 1991.pp. <text:s/></text:span></text:p>
      <text:p text:style-name="P1"><text:span text:style-name="T1">ELIAS. N. </text:span><text:span text:style-name="T12">Au-delà de Freud.</text:span><text:span text:style-name="T1"> Paris : La Découverte, 2010. </text:span></text:p>
      <text:p text:style-name="P1"><text:span text:style-name="T1">ELLUL. J. </text:span><text:span text:style-name="T11">Le système technicien. </text:span><text:span text:style-name="T1">Paris: Calmann Lévy, 1977.</text:span><text:span text:style-name="T11"> </text:span></text:p>
      <text:p text:style-name="P19"><text:span text:style-name="T1">ERA. M. et LAMY. Y. </text:span><text:span text:style-name="T11">Sociologie de la culture</text:span><text:span text:style-name="T1">, 3e édition, Paris: Armand Colin, 2011. </text:span></text:p>
      <text:p text:style-name="P19"><text:span text:style-name="T1">FARRUGIA. F. « </text:span><text:span text:style-name="T72">Une brève histoire des temps sociaux : DURKHEIM, HALBWACHS, </text:span><text:soft-page-break/><text:span text:style-name="T72">GURVITCH »</text:span><text:span text:style-name="T11">. </text:span><text:span text:style-name="T12">Cahiers Internationaux de Sociologie</text:span><text:span text:style-name="T1">, 1999.</text:span></text:p>
      <text:p text:style-name="P1"><text:span text:style-name="T1">FAUQUET JO</text:span><text:span text:style-name="T30">Ë</text:span><text:span text:style-name="T1">L-M. et HENNION. A. </text:span><text:span text:style-name="T11">La Grandeur de Bach</text:span><text:span text:style-name="T1">, </text:span><text:span text:style-name="T11">L’amour de la musique en France au </text:span><text:span text:style-name="T20">X</text:span><text:span text:style-name="T94">Ⅸ</text:span><text:span text:style-name="T20">ème siècle.</text:span><text:span text:style-name="T30"> </text:span><text:span text:style-name="T1">Paris : Fayard, 2000. </text:span></text:p>
      <text:p text:style-name="P3"><text:span text:style-name="T1">FERRY. M. P. </text:span><text:span text:style-name="T11">Sapir et l’ethnographique</text:span><text:span text:style-name="T1">. Langages, 1970, vol. 5, n°18, pp.12-21. <text:s/></text:span></text:p>
      <text:p text:style-name="P3"><text:span text:style-name="T125">FLICHY. P. </text:span><text:span text:style-name="T131">L’innovation technique</text:span><text:span text:style-name="T125">. Éditions La découverte, 2003, p.34. <text:s/></text:span></text:p>
      <text:p text:style-name="P3"><text:span text:style-name="T1">FOEUSSEL. M. et LAMOUCHE F. </text:span><text:span text:style-name="T11">Anthologie de Paul Ricœur. </text:span><text:span text:style-name="T1">Éditions du Seuil, 2007, pp. 7-416. <text:s text:c="2"/></text:span></text:p>
      <text:p text:style-name="P19"><text:span text:style-name="T125">FONTANILLE. J. </text:span><text:span text:style-name="T131">Sémiotique et littérature. Essais de méthode. </text:span><text:span text:style-name="T125">p.9.URL : <text:s/>http://www.unilim.fr/pages_perso/jacques.fontanille/textes-pdf/BSemiotiquelitteratureintro.pdf</text:span></text:p>
      <text:p text:style-name="P17">FOURASTIÉ. J. Les trente glorieuses. Introduction de Daniel Cohen. </text:p>
      <text:p text:style-name="P13"><text:span text:style-name="T108">FORTOUL. H. </text:span><text:span text:style-name="T115">1852 : Hippolyte Fortoul, ministre de Napoléon III, ordonne le « Recueil des poésies populaires de la France. </text:span><text:span text:style-name="T122">U</text:span><text:span text:style-name="T108">niversité ouverte des humanités, URL : </text:span><text:a xlink:type="simple" xlink:href="http://jalonedit.unice.fr/ethnomusicologie/cours/5.-la-patrimonialisation-des-musiques-dites-"><text:span text:style-name="Internet_20_link"><text:span text:style-name="T38">http://jalonedit.unice.fr/ethnomusicologie/cours/5.-la-patrimonialisation-des-musiques-dites-</text:span></text:span></text:a></text:p>
      <text:p text:style-name="P1"><text:span text:style-name="T1">FRANCASTEL. P. </text:span><text:span text:style-name="T11">Art et technique. </text:span><text:span text:style-name="T1">Gallimard, 1998, pp.15-300. <text:s/></text:span></text:p>
      <text:p text:style-name="P11"><text:span text:style-name="T38">FRANCASTEL. P. et al. </text:span><text:span text:style-name="T40">Art et histoire de l’art</text:span><text:span text:style-name="T38">.</text:span><text:span text:style-name="T60"> </text:span><text:a xlink:type="simple" xlink:href="http://www.persee.fr/web/revues/home/prescript/revue/ahess"><text:span text:style-name="Internet_20_link"><text:span text:style-name="T53">Annales. Économies, Sociétés, Civilisations, 1950, vol.5, n°3, 1950, pp. 356-369. </text:span></text:span></text:a><text:a xlink:type="simple" xlink:href="http://www.persee.fr/web/revues/home/prescript/revue/ahess"><text:span text:style-name="Internet_20_link"><text:span text:style-name="T43"> </text:span></text:span></text:a><text:span text:style-name="T44"> </text:span></text:p>
      <text:p text:style-name="P1"><text:span text:style-name="T30">FRANCASTEL. P. </text:span><text:span text:style-name="T20">Études de sociologie de l’art. </text:span><text:span text:style-name="T30">Paris : Éditions Denoël, 1970. </text:span><text:span text:style-name="T20"><text:s text:c="4"/></text:span></text:p>
      <text:p text:style-name="P3"><text:span text:style-name="T1">FRANÇOISE. B</text:span><text:span text:style-name="T11">. L'économie du star-system.</text:span><text:span text:style-name="T1"> <text:s/>Paris; Odile Jacob, 2002. </text:span></text:p>
      <text:p text:style-name="P19"><text:span text:style-name="T30">FRANÇOISE. M. <text:s/></text:span><text:span text:style-name="T20">Le processus de rationalisation chez Max Weber</text:span><text:span text:style-name="T30">. </text:span><text:span text:style-name="T31">Sociétés</text:span><text:span text:style-name="T30">, 2004, Vol.4 n° 86, pp. 119-124. </text:span></text:p>
      <text:p text:style-name="P19"><text:span text:style-name="T125">FRIDENSON. P. </text:span><text:span text:style-name="T131">Les expériences de la rationalisation dans la France des années 20</text:span><text:span text:style-name="T125">. Science sociales et santé, 1988, p. 49.</text:span><text:span text:style-name="T157"> </text:span></text:p>
      <text:p text:style-name="P19"><text:span text:style-name="T125">FRIESE. H. </text:span><text:span text:style-name="T131">Le temps-discours, les temps-images, pluralisation et ouverte de l’organisation temporelle de la vie quotidienne</text:span><text:span text:style-name="T125">. Politix, 1997, p.41 </text:span></text:p>
      <text:p text:style-name="P3"><text:span text:style-name="T1">FROMILHAGUE. C. </text:span><text:span text:style-name="T11">Les figures de style.</text:span><text:span text:style-name="T1"> Paris : Armand </text:span><text:span text:style-name="T8">C</text:span><text:span text:style-name="T1">olin, 2010.</text:span></text:p>
      <text:p text:style-name="P14"><text:span text:style-name="T39">FUMAROLI, M. </text:span><text:span text:style-name="T41">Le corps éloquent, une somme d'</text:span><text:span text:style-name="T69">actio</text:span><text:span text:style-name="T41"> et </text:span><text:span text:style-name="T69">pronunciato rhetorica</text:span><text:span text:style-name="T41"> au XVII</text:span><text:span text:style-name="T99">e </text:span><text:span text:style-name="T106">: </text:span><text:span text:style-name="T168">les </text:span><text:soft-page-break/><text:span text:style-name="Emphasis"><text:span text:style-name="T173">Vacationes autumnales</text:span></text:span><text:span text:style-name="T173"> </text:span><text:span text:style-name="T168">du P. Louis de Cressolles (1620)</text:span><text:span text:style-name="T107">. </text:span><text:span text:style-name="T106">La rhétorique du geste de de la voix à l'âge </text:span><text:span text:style-name="T107">classique, </text:span><text:span text:style-name="T168">Revue du XVII</text:span><text:span text:style-name="T164">e</text:span><text:span text:style-name="T168"> siècle</text:span>, n<text:span text:style-name="T165">o</text:span> 132, juillet-<text:span text:style-name="T193">s</text:span>eptembre 1981.</text:p>
      <text:p text:style-name="P1"><text:span text:style-name="T1">GALLOPE. M. et al. </text:span><text:span text:style-name="T11">Vladimir </text:span><text:span text:style-name="T19">J</text:span><text:span text:style-name="T11">ankélévitch's philosophy of music</text:span><text:span text:style-name="T1">. </text:span><text:span text:style-name="T3">Journal of the American Musicological Society</text:span><text:span text:style-name="T12">, </text:span><text:span text:style-name="T3">2012,</text:span><text:span text:style-name="T12"> </text:span><text:span text:style-name="T3">v</text:span><text:span text:style-name="T1">ol. 65, n˚ 1, pp.215-256.</text:span></text:p>
      <text:p text:style-name="P9"><text:span text:style-name="T1">GARCIN. P. </text:span><text:span text:style-name="T11">Internet et les nouvelles formes de liens publics/artistes. </text:span><text:span text:style-name="T3">Sociétés</text:span><text:span text:style-name="T1">, 2012, n°117, pp. 101-112. </text:span></text:p>
      <text:p text:style-name="P1"><text:span text:style-name="T1">GIFFARD A. </text:span><text:span text:style-name="T20">L</text:span><text:span text:style-name="T11">ecture numérique et logique de l'attention. </text:span><text:span text:style-name="T1">URL: « </text:span><text:span text:style-name="T71">http://www.livre-paca.org/data/dazibaos/pdf/giffard.pdf</text:span><text:span text:style-name="T30"> »</text:span></text:p>
      <text:p text:style-name="P5"><text:span text:style-name="T30">GINOUVES. V. </text:span><text:span text:style-name="T20">Musique et émotion.</text:span><text:span text:style-name="T30"> Terrain,</text:span><text:span text:style-name="T1"> 2001, n˚ 37. <text:s/></text:span></text:p>
      <text:p text:style-name="P1"><text:span text:style-name="T1">GIRAUD. C. </text:span><text:span text:style-name="T11">Histoire de la sociologie. </text:span><text:span text:style-name="T1">réimpression de la 3</text:span><text:span text:style-name="T96">ème</text:span><text:span text:style-name="T1"> édition, Presse universitaires de France, 2007. pp.6-125. </text:span></text:p>
      <text:p text:style-name="P19"><text:span text:style-name="T81"><text:s/></text:span><text:span text:style-name="T32">GOODMAN. N. </text:span><text:span text:style-name="T21">Langage de l’art</text:span><text:span text:style-name="T1"> : </text:span><text:span text:style-name="T20">une approche de la théorie des symboles</text:span><text:span text:style-name="T32"> (1976) <text:s text:c="8"/>Éditions Jacqueline Chambon, Nîmes, 1990. </text:span></text:p>
      <text:p text:style-name="P19"><text:span text:style-name="T125">GOUSPY. C. </text:span><text:span text:style-name="T131">La représentation des chanteuses au café-concert : les genres de la romancière comique et de la diseuse</text:span><text:span text:style-name="T125">. Volume !, 2003, n°2 :2, pp. 27-39. </text:span></text:p>
      <text:p text:style-name="P19"><text:span text:style-name="T141">GREEN.A. M. « </text:span><text:span text:style-name="T134">Y-a-t-il une place pour la musique en sociologie ? </text:span><text:span text:style-name="T141">» </text:span><text:span text:style-name="T134">La musique au regard des sciences humaines et des sciences sociales </text:span><text:span text:style-name="T141">Volume 2, L’Harmattan, 1997, p. 32. </text:span></text:p>
      <text:p text:style-name="P1"><text:span text:style-name="T1">GREEN. A. M. </text:span><text:span text:style-name="T11">Musique et sociologie: enjeux méthodologiques et approches empiriques</text:span><text:span text:style-name="T1">, Paris: L’Harmattan, 2000. </text:span></text:p>
      <text:p text:style-name="P19"><text:span text:style-name="T1">GREEN. A. M. </text:span><text:span text:style-name="T12">De la musique en sociologie.</text:span><text:span text:style-name="T1"> <text:s/>Paris: L'Harmattan, 2006, pp.9-245.</text:span></text:p>
      <text:p text:style-name="P3"><text:span text:style-name="T1">GROS DE GASQUET, J. </text:span><text:span text:style-name="T11">Rhétorique, théâtralité et corps actorial. </text:span><text:span text:style-name="T1">Dix-septième siècle, 2007, vol.3, n° 236, pp.510-519.</text:span></text:p>
      <text:p text:style-name="P1"><text:span text:style-name="T1">GROSS. E. </text:span><text:span text:style-name="T12">Les débuts de l'art.</text:span><text:span text:style-name="T1"> <text:s/>Paris: Collection Arts et Anthropologies, 2009. </text:span></text:p>
      <text:p text:style-name="P1"><text:span text:style-name="T1">GUILLO. D. </text:span><text:span text:style-name="T11">Des sciences de la vie aux sciences sociales : les visages du naturalisme</text:span><text:span text:style-name="T1">, dir. Par Razming Keucheyan Gérald Bronner, La théorie sociale contemporaine PUF, 2012. </text:span></text:p>
      <text:p text:style-name="P1"><text:span text:style-name="T1">GUILLOU. A. D. </text:span><text:span text:style-name="T11">L’organisation des musiciens dans la Grande-Bretagne du 19</text:span><text:span text:style-name="T98">ème</text:span><text:span text:style-name="T11"> siècle : vers </text:span><text:soft-page-break/><text:span text:style-name="T11">une nouvelle définition de la profession. </text:span><text:span text:style-name="T1">Le Mouvement Social, n° 243, 2013, </text:span></text:p>
      <text:p text:style-name="P1"><text:span text:style-name="T1">GUYAU. J. M. </text:span><text:span text:style-name="T134">L’art au point de vue sociologique : les principes ; essence sociologique <text:s/>de l’art, <text:s text:c="2"/>première partie</text:span><text:span text:style-name="T141">, 1887, p.6. </text:span></text:p>
      <text:p text:style-name="P1"><text:span text:style-name="T1">GUYAU. J. M. </text:span><text:span text:style-name="T12">L'art au point de vue sociologique</text:span><text:span text:style-name="T1">. <text:s/>Paris: Librairie Félix Alcan, 1889. </text:span></text:p>
      <text:p text:style-name="P1"><text:span text:style-name="T1">GUYAU. J. M. </text:span><text:span text:style-name="T11">Les problèmes de l'esthétique contemporaine. </text:span><text:span text:style-name="T1">Paris: Librairie Félix Alcan, 1884. </text:span></text:p>
      <text:p text:style-name="P1"><text:span text:style-name="T32">HALBWACHS M. </text:span><text:span text:style-name="T21">La mémoire collective.</text:span><text:span text:style-name="T32"> Paris : Puf, 1950. pp.9-295. </text:span></text:p>
      <text:p text:style-name="P19"><text:span text:style-name="T125">HALBWACHS. M. </text:span><text:span text:style-name="T131">Les cadres sociaux de la mémoire. </text:span><text:span text:style-name="T125">Albin Michel, 1994, pp.1-367. <text:s/></text:span></text:p>
      <text:p text:style-name="P3"><text:span text:style-name="T125">HARNONCOURT N. </text:span><text:span text:style-name="T131">Le discours musical, pour une nouvelle conception de la musique</text:span><text:span text:style-name="T125">. <text:s/>Éditions Gallimard, 1984, p. 21. </text:span></text:p>
      <text:p text:style-name="P21"><text:span text:style-name="T125">HAROCHE. C. </text:span><text:span text:style-name="T131">Retenue dans les mœurs et maîtrise de la violence politique. La thèse de Norbert Elias</text:span><text:span text:style-name="T125">. </text:span><text:span text:style-name="T131">Cultures &amp; conflits. </text:span><text:span text:style-name="T125">1993, p.2. </text:span></text:p>
      <text:p text:style-name="P1"><text:span text:style-name="T1">HEINICH. N. </text:span><text:span text:style-name="T11">Du peintre à l’artiste. Artisans et académiciens à l’âge classique.</text:span><text:span text:style-name="T1"> Paris : Minuit, </text:span><text:span text:style-name="T32">1993. </text:span></text:p>
      <text:p text:style-name="P1"><text:span text:style-name="T1">HEINICH. N.</text:span><text:span text:style-name="T32"> </text:span><text:span text:style-name="T21">Être artiste. Les transformations du statut des peintres e des sculpteurs. </text:span><text:span text:style-name="T32">Paris : Klinclsieck, </text:span><text:span text:style-name="T4">1996. </text:span></text:p>
      <text:p text:style-name="P1"><text:span text:style-name="T1">HEINICH. N.</text:span><text:span text:style-name="T32"> <text:s/></text:span><text:span text:style-name="T21">Être écrivain. Création et identité, </text:span><text:span text:style-name="T32">Paris : La </text:span><text:span text:style-name="T33">D</text:span><text:span text:style-name="T32">écouverte, 2000. </text:span></text:p>
      <text:p text:style-name="P1"><text:span text:style-name="T1">HEINICH. N.</text:span><text:span text:style-name="T32"> <text:s/>La sociologie de Norbert Elias. Paris : La </text:span><text:span text:style-name="T33">D</text:span><text:span text:style-name="T32">écouverte, 2002, pp.6-117. </text:span></text:p>
      <text:p text:style-name="P1"><text:span text:style-name="T1">HEINICH. N. </text:span><text:span text:style-name="T12">La sociologie de l'art.</text:span><text:span text:style-name="T1"> Paris: La </text:span><text:span text:style-name="T6">D</text:span><text:span text:style-name="T1">écouverte, 2004. </text:span></text:p>
      <text:p text:style-name="P1"><text:span text:style-name="T1">HENNION. A. </text:span><text:span text:style-name="T11">La médiation musicale. </text:span><text:span text:style-name="T1">Thèse de sociologie, EHESS. 1991. </text:span></text:p>
      <text:p text:style-name="P1"><text:span text:style-name="T1">HENNION. A. </text:span><text:span text:style-name="T11">La passion musicale, Une sociologie de la médiation</text:span><text:span text:style-name="T1">. Paris : Métailié, 1993. </text:span></text:p>
      <text:p text:style-name="P1"><text:span text:style-name="T1">HENNION. A. et MASONNEUVE, S. et GOMART, E. </text:span><text:span text:style-name="T11">Figures de l'amateur : formes, objet, pratiques de l'amour de la musique aujourd'hui</text:span><text:span text:style-name="T30">. </text:span><text:span text:style-name="T1">La documentation Française, Paris, 2000. </text:span></text:p>
      <text:p text:style-name="P19"><text:span text:style-name="T125">HENRY CUIN. C. </text:span><text:span text:style-name="T131">Émotions et rationalité dans la sociologie classique</text:span><text:span text:style-name="T125">. Revue européenne des sciences sociales</text:span><text:span text:style-name="T131">, 2</text:span><text:span text:style-name="T125">001, p. 98. </text:span></text:p>
      <text:p text:style-name="P19"><text:span text:style-name="T125">HEURTIN J. P. et TROM. D. </text:span><text:span text:style-name="T131">L’expérience du passé. </text:span><text:span text:style-name="T125">Politix, 1997, p. 10. <text:s/></text:span></text:p>
      <text:p text:style-name="P3"><text:soft-page-break/><text:span text:style-name="T1">HEYMANS. G. </text:span><text:span text:style-name="T11">Les « deux Mémoires » de M. Bergson</text:span><text:span text:style-name="T1">. L'année psychologique. 1912, <text:s/>vol. 19. pp. 66-74.</text:span></text:p>
      <text:p text:style-name="P1"><text:span text:style-name="T1">HONG J. et OH H. </text:span><text:span text:style-name="T12">L'esthétique de la musique</text:span><text:span text:style-name="T1">. Séoul: Um-ak-se-gye, 2007.</text:span></text:p>
      <text:p text:style-name="P18"><text:span text:style-name="T175">HOSOKAWA, S. « </text:span><text:span text:style-name="T174">Considérations sur la musique mass-médiatisée ». </text:span><text:span text:style-name="Citation"><text:span text:style-name="T174">International Review of the Aesthetics and Sociology of Music</text:span></text:span><text:span text:style-name="Citation"><text:span text:style-name="T176">, </text:span></text:span><text:span text:style-name="T174">Vol. 12, No. 1 (Jun., 1981), pp. 21-50.</text:span></text:p>
      <text:p text:style-name="P18"><text:span text:style-name="T111">HULAK, F. </text:span><text:span text:style-name="T112">En avons-nous fini avec l’histoire des mentalités ?.</text:span><text:span text:style-name="T111"> </text:span><text:span text:style-name="Emphasis"><text:span text:style-name="T121">Philonsorbonne</text:span></text:span><text:span text:style-name="T118">, Publications de la Sorbonne,</text:span><text:span text:style-name="apple-converted-space"><text:span text:style-name="T118"> </text:span></text:span><text:span text:style-name="Emphasis"><text:span text:style-name="T121">n</text:span></text:span><text:span text:style-name="T118">°</text:span><text:span text:style-name="Emphasis"><text:span text:style-name="T121">2</text:span></text:span><text:span text:style-name="T118">,</text:span><text:span text:style-name="apple-converted-space"><text:span text:style-name="T118"> </text:span></text:span><text:span text:style-name="Emphasis"><text:span text:style-name="T121">année 2007</text:span></text:span><text:span text:style-name="T118">-</text:span><text:span text:style-name="Emphasis"><text:span text:style-name="T121">2008. p, 92. </text:span></text:span></text:p>
      <text:p text:style-name="P19"><text:span text:style-name="T125">HUSSERL. E. </text:span><text:span text:style-name="T131">Leçons pour une phénoménologie de la conscience intime du temps. </text:span><text:span text:style-name="T125">trad. Henri DUSSORT, PUF, la 6</text:span><text:span text:style-name="T162">ème</text:span><text:span text:style-name="T125"> édition, 2002, pp.19. </text:span></text:p>
      <text:p text:style-name="P1"><text:span text:style-name="T1">IMBERTY M. </text:span><text:span text:style-name="T11">Fondements d’une sémiologie de la musique by Jean-Jacques Nattiez. </text:span><text:span text:style-name="T1">Revue de Musicologie, 1976, T. 62, n° 2, pp. 336-339.</text:span></text:p>
      <text:p text:style-name="P21"><text:span text:style-name="T1">JANKELEVITCH. V. </text:span><text:span text:style-name="T11">La musique et l'ineffable. </text:span><text:span text:style-name="T1"><text:s/>Paris: Seuil, 1983. </text:span></text:p>
      <text:p text:style-name="P19"><text:span text:style-name="T125">JEAN-PHILIPPE, H. et DANNY, T. </text:span><text:span text:style-name="T131">L’expérience du passé. </text:span><text:span text:style-name="T125"><text:s/>Politix, 1997, p. 10. </text:span><text:span text:style-name="T155">Lhomme </text:span><text:span text:style-name="T125">JEAN. L. </text:span><text:span text:style-name="T131">MUMFORD (Lewis)-Technique et civilisation</text:span><text:span text:style-name="T125">. </text:span><text:span text:style-name="T131">Revue économique</text:span><text:span text:style-name="T125">, 1952, p.755.</text:span><text:span text:style-name="T141"> <text:s/>JOURNET. N. </text:span><text:span text:style-name="T134">Lucine Lévy-Bruhl (1857-1939). De la mentalité primitive à la pensée sauvage</text:span><text:span text:style-name="T141">, Editions Sciences Humaines, 2002, p. 162. </text:span></text:p>
      <text:p text:style-name="P6"><text:span text:style-name="T1">JULY. J. </text:span><text:span text:style-name="T11">Esthétique de la chanson française contemporaine</text:span><text:span text:style-name="T1">, L’Harmattan, 2007, pp.9-177. </text:span></text:p>
      <text:p text:style-name="Text_20_body"><text:span text:style-name="T87">Dominique, KALIFA, </text:span><text:span text:style-name="T88">La culture de masse en France, t.1 : 1860 – 1930</text:span><text:span text:style-name="T87">, Paris : La Découverte, 2001</text:span></text:p>
      <text:p text:style-name="P12"><text:span text:style-name="T187">KAPFERER, J.-N. </text:span><text:span text:style-name="T169">Les chemins de la persuasion : </text:span><text:span text:style-name="T168">le mode d'influence des média et de la publicité sur les comportements</text:span>. <text:span text:style-name="T186">Paris : Dunod, 1987.</text:span></text:p>
      <text:p text:style-name="P1"><text:span text:style-name="T76">KECK. F. </text:span><text:span text:style-name="T25">Le problème de la mentalité primitive, Lévy-Bruhl, entre philosophie et anthropologie. </text:span><text:span text:style-name="T77">Thèse de doctorat, 2003, </text:span><text:span text:style-name="T76">Université Charles de Gaulle - Lille III.</text:span></text:p>
      <text:p text:style-name="P1"><text:span text:style-name="T1">KECK. F. </text:span><text:span text:style-name="T11">Sociologie et philosophie d’Émile Durkheim : le social et le mental. </text:span><text:span text:style-name="T1">Skepsis, Toulouse, Presse Universitaires du Mirail, pp.180-185. </text:span></text:p>
      <text:p text:style-name="P30"><text:span text:style-name="T180">KENNEDY</text:span><text:span text:style-name="T181">, G. A. </text:span><text:span text:style-name="T182">Classical Rethoric and its Christian and Secular Tradition from Ancient to Modern Times</text:span><text:span text:style-name="T183">. Chapel Hill : The University of North Carolina Press, 1998.</text:span></text:p>
      <text:p text:style-name="P29"><text:span text:style-name="T188">K</text:span><text:span text:style-name="T189">IENPOINTNER, M. « </text:span><text:span text:style-name="T190">Persuasive Paradoxes in Cicero’s Spee</text:span><text:span text:style-name="T191">ches ». In: </text:span><text:span text:style-name="T170">Argumentation</text:span><text:span text:style-name="T191"> 17.1 </text:span><text:soft-page-break/><text:span text:style-name="T191">(2003) : 47-63</text:span>. </text:p>
      <text:p text:style-name="P3"><text:span text:style-name="T1">KLINKENBERG. J. M. </text:span><text:span text:style-name="T15">P</text:span><text:span text:style-name="T11">récis de sémiotique générale</text:span><text:span text:style-name="T1">. De Boeck Université, 1996. pp. 20-432.</text:span></text:p>
      <text:p text:style-name="P19"><text:span text:style-name="T125">KOSMICKI. G. </text:span><text:span text:style-name="T131">Music électroniques, des avants-gardes aux dance floors. </text:span><text:span text:style-name="T125"><text:s/>Éditions Le mot et le reste, 2010, pp.9-367. <text:s/></text:span></text:p>
      <text:p text:style-name="P3"><text:span text:style-name="T125">LABORIE. P. </text:span><text:span text:style-name="T131">L’Opinion française sous Vichy. </text:span><text:span text:style-name="T125">Éditions du Seuil, Paris, 1990, p.230.</text:span><text:span text:style-name="T161"> </text:span><text:span text:style-name="T154"><text:s/></text:span><text:span text:style-name="T125">LATOUCHE. S. </text:span><text:span text:style-name="T131">Jachques Ellul, contre le totalitarisme technicien. </text:span><text:span text:style-name="T125">Éditions le passager clandestin, 2013, p.22. <text:s/></text:span></text:p>
      <text:p text:style-name="P3"><text:span text:style-name="T80"><text:s/></text:span><text:span text:style-name="T1">LEE.J.H. </text:span><text:span text:style-name="T11">Adorno, l’herméneutique de la souffrance</text:span><text:span text:style-name="T1">. Seoul : Sal-lim, pp. 3-88. </text:span></text:p>
      <text:p text:style-name="P1"><text:span text:style-name="T1">LALO. C. </text:span><text:span text:style-name="T11">Esquisse d'une esthétique musicale scientifique. <text:s/></text:span><text:span text:style-name="T1">Revue musicale, 1908, vol.8, n°8. </text:span><text:span text:style-name="T11"><text:s/></text:span><text:span text:style-name="T32"><text:s/></text:span></text:p>
      <text:p text:style-name="P1"><text:span text:style-name="T32">LALO. C. </text:span><text:span text:style-name="T20">Programme d’une esthétique sociologique. </text:span><text:span text:style-name="T30">Philosophique, juillet, 1914. </text:span></text:p>
      <text:p text:style-name="P40"><text:span text:style-name="T32">LALO. C. </text:span><text:span text:style-name="T21">L’art et la vie sociale</text:span><text:span text:style-name="T32">, Paris : Libraire Doin, 1921. </text:span></text:p>
      <text:p text:style-name="P19"><text:span text:style-name="T125">LATOUCHE. S. </text:span><text:span text:style-name="T132">J</text:span><text:span text:style-name="T133">acques</text:span><text:span text:style-name="T131"> ellul, contre le totalitarisme technicien</text:span><text:span text:style-name="T125">, Éditions le passager clandestin, 2013, p.22. <text:s/></text:span><text:span text:style-name="T1"><text:s/></text:span></text:p>
      <text:p text:style-name="P11"><text:span text:style-name="T46"><text:s/></text:span><text:span text:style-name="T113">La poésie antique. </text:span><text:span text:style-name="T108"><text:s/>URL :</text:span><text:a xlink:type="simple" xlink:href="http://zodode.5.50megs.com/OetC/poesie_antique.htm"><text:span text:style-name="Internet_20_link">http://zodode.5.50megs.com/OetC/poesie_antique.htm</text:span></text:a><text:span text:style-name="Internet_20_link"><text:span text:style-name="T38"> </text:span></text:span></text:p>
      <text:p text:style-name="P19"><text:span text:style-name="T125">LAVABRE. M.-C. « </text:span><text:span text:style-name="T152">Usage et mésusage de la notion de la mémoire »</text:span><text:span text:style-name="T131">. </text:span><text:span text:style-name="T132">Critique internationale</text:span><text:span text:style-name="T125">, 2000, p. 55. <text:s/></text:span></text:p>
      <text:p text:style-name="P1"><text:span text:style-name="T1">LEAVIS. F. R. </text:span><text:span text:style-name="T12">Mass Civilization and Minority Culture.</text:span><text:span text:style-name="T1"> Cambridge: Minority Press, 1930.</text:span></text:p>
      <text:p text:style-name="P19"><text:span text:style-name="T125">LE BAIL. K. « </text:span><text:span text:style-name="T131">Radio-paris ou Radio-Vichy ? Le milieu artistique français face au nouveau marché des ondes </text:span><text:span text:style-name="T125">». </text:span><text:span text:style-name="T131">Culture et médias sous l’Occupation, Des entreprises dans la France de Vichy</text:span><text:span text:style-name="T125">. Paris : CTHS, p. 329. </text:span></text:p>
      <text:p text:style-name="P19"><text:span text:style-name="T125">LE BAIL. K. </text:span><text:span text:style-name="T131">« Travailler à Paris sous l’Occupation : l’exemple de la radio ». La musique à Paris sous l’Occupation</text:span><text:span text:style-name="T125">. Fayard/Cité de la musique, 2013, pp. 13-240. </text:span></text:p>
      <text:p text:style-name="P1"><text:span text:style-name="T1">LEE. J. </text:span><text:span text:style-name="T12">La parole et le pouvoir</text:span><text:span text:style-name="T1">. Séoul: Han-gil-sa, 2011. </text:span></text:p>
      <text:p text:style-name="P28"><text:span text:style-name="T192">LE FAUCHEUR,</text:span> M. <text:span text:style-name="T166">Traité </text:span><text:span text:style-name="T171">d</text:span><text:span text:style-name="T166">e </text:span><text:span text:style-name="T171">l</text:span><text:span text:style-name="T166">'action </text:span><text:span text:style-name="T171">d</text:span><text:span text:style-name="T166">e </text:span><text:span text:style-name="T171">l</text:span><text:span text:style-name="T166">'orateur ; ou, De </text:span><text:span text:style-name="T171">l</text:span><text:span text:style-name="T166">a Prononciation </text:span><text:span text:style-name="T171">et du g</text:span><text:span text:style-name="T166">este</text:span>. Paris : A. Courbé, 1657.</text:p>
      <text:p text:style-name="P19"><text:soft-page-break/><text:span text:style-name="T1">LEGROS Patrick et al. </text:span><text:span text:style-name="T11">Sociologie de l’imaginaire</text:span><text:span text:style-name="T1">, <text:s/>Paris : Armand Colin, 2006. </text:span></text:p>
      <text:p text:style-name="P19"><text:span text:style-name="T125">LEBRUMENT. N. </text:span><text:span text:style-name="T131">Le corps comme pivot des rapports du langage et du sensible chez le premier Merleau-Ponty</text:span><text:span text:style-name="T125">. Recherches qualitatives hors-Série, 2013, n°15, p.383. </text:span><text:span text:style-name="T147">« http://www.recherche-qualitative.qc.ca/documents/files/revue/hors_serie/hs-15/hs-15-Lebrument.pdf»</text:span></text:p>
      <text:p text:style-name="P1"><text:span text:style-name="T1">L</text:span><text:span text:style-name="T30">É</text:span><text:span text:style-name="T1">VY-BRUHL, L. <text:s/></text:span><text:span text:style-name="T11">Les fonctions mentales dans les sociétés inférieures</text:span><text:span text:style-name="T1">, Paris, PUF, 1910. </text:span></text:p>
      <text:p text:style-name="P1"><text:span text:style-name="T1">L</text:span><text:span text:style-name="T30">É</text:span><text:span text:style-name="T1">VY-BRUHL, L. <text:s/></text:span><text:span text:style-name="T11">La Mentalité Primitive</text:span><text:span text:style-name="T1">, Paris, Alcan, 1927. </text:span></text:p>
      <text:p text:style-name="P1"><text:span text:style-name="T1">L</text:span><text:span text:style-name="T30">É</text:span><text:span text:style-name="T1">VY-BRUHL, L. <text:s/></text:span><text:span text:style-name="T11">Les fonctions mentales dans les sociétés inférieures</text:span><text:span text:style-name="T1">, Alcan, (rééd. PUF, 1951). </text:span></text:p>
      <text:p text:style-name="P1"><text:span text:style-name="T1">L</text:span><text:span text:style-name="T30">É</text:span><text:span text:style-name="T1">VY-BRUHL, L. </text:span><text:span text:style-name="T11">L’expérience mystique et les symboles chez les primitifs</text:span><text:span text:style-name="T1">, Alcan, 1938.</text:span></text:p>
      <text:p text:style-name="P1"><text:span text:style-name="T1">L</text:span><text:span text:style-name="T30">É</text:span><text:span text:style-name="T1">VY-BRUHL, L. </text:span><text:span text:style-name="T11">Le Surnaturel et la nature dans la mentalité primitive</text:span><text:span text:style-name="T1">, Alcan, 1963. </text:span></text:p>
      <text:p text:style-name="P40"><text:span text:style-name="T81"><text:s/></text:span><text:span text:style-name="T32">LEVI-STRAUSS, C. </text:span><text:span text:style-name="T21">La Pensée sauvage</text:span><text:span text:style-name="T32">, Plon 1962. </text:span></text:p>
      <text:p text:style-name="P40"><text:span text:style-name="T125">MABILLE. O. et JD. en COLL. </text:span><text:span text:style-name="T131">« Enregistrement », L’éléments d’esthétique musicale</text:span><text:span text:style-name="T125">, Actes sud/cité de la musique, 2011, p. 94. </text:span></text:p>
      <text:p text:style-name="P1"><text:span text:style-name="T1">MAISONNEUVE. S. </text:span><text:span text:style-name="T11">Between History and Commodity: The Production of a Musical Patrimony through the Record in the 1920-1930s</text:span><text:span text:style-name="T1">. Poetics, 2001, vol.29, n° 2, pp. 89-108.</text:span></text:p>
      <text:p text:style-name="P3"><text:span text:style-name="T125">MAISONNEUVE. S. </text:span><text:span text:style-name="T131">De la machine parlante au disque, Une innovation technique, commerciale et culturelle</text:span><text:span text:style-name="T125">. Vingtième siècle, Revue d’histoire, 2006, p.28. </text:span></text:p>
      <text:p text:style-name="P11"><text:span text:style-name="T38">MAISONNEUVE. S. </text:span><text:span text:style-name="T40">L'invention du disque 1877-1949:</text:span><text:span text:style-name="T47"> Genèse de l'usage des médias musicaux contemporains</text:span><text:span text:style-name="T61">,</text:span><text:span text:style-name="T38"> Paris: </text:span><text:a xlink:type="simple" xlink:href="http://recherche.fnac.com/e35049/Archives-Contemporaines"><text:span text:style-name="Internet_20_link"><text:span text:style-name="T54">Archives Contemporaines</text:span></text:span></text:a><text:span text:style-name="T58">, 2009. </text:span></text:p>
      <text:p text:style-name="P19"><text:span text:style-name="T1">MALHOMME, F. </text:span><text:span text:style-name="T11">La rhétorique et les arts chez Sperone Speroni</text:span><text:span text:style-name="T1">. </text:span><text:span text:style-name="T3">Rhetorica</text:span><text:span text:style-name="T12"> </text:span><text:span text:style-name="T3">: A Journal of the History of Rhetoric, 2011, v</text:span><text:span text:style-name="T1">ol. 29, n˚ 2, pp. 151-193.</text:span><text:span text:style-name="T141"> </text:span></text:p>
      <text:p text:style-name="P1"><text:span text:style-name="T1">MARIO d'Angelo. </text:span><text:span text:style-name="T11">La renaissance du disque. Mutations mondiales d'une industrie culturelle. <text:s text:c="3"/></text:span><text:span text:style-name="T1"><text:s/></text:span><text:span text:style-name="T11">La Documentation Française, </text:span><text:span text:style-name="T1">1990. </text:span></text:p>
      <text:p text:style-name="P1"><text:span text:style-name="T1">MARX K. et ENGELS F. </text:span><text:span text:style-name="T12">Litterature and Art</text:span><text:span text:style-name="T1">. International, 1947, Chp. 1.</text:span></text:p>
      <text:p text:style-name="P1"><text:span text:style-name="T1">MAUSS, M. </text:span><text:span text:style-name="T11">Sociologie et anthropologie</text:span><text:span text:style-name="T1">, puf, 1950, pp.11-137. </text:span></text:p>
      <text:p text:style-name="P1"><text:span text:style-name="T1">MATTEWS. J. T. </text:span><text:span text:style-name="T12">Industrie musicale, médiations et idéologie: Pour une approche critique </text:span><text:soft-page-break/><text:span text:style-name="T12">réactualisée des musiques actuelles. <text:s/></text:span><text:span text:style-name="T1">2006. </text:span><text:span text:style-name="T30">thèse de doctorat, Université Bordeaux 3. </text:span></text:p>
      <text:p text:style-name="P1"><text:span text:style-name="T1">MATTEWS. J. T. <text:s/>PERTICOZ. L</text:span><text:span text:style-name="T11">. L’industrie musicale à l’aube du XXIe siècle</text:span><text:span text:style-name="T1">. Paris: L'Harmattan, 2012.</text:span></text:p>
      <text:p text:style-name="P19"><text:span text:style-name="T1">MAX. P. </text:span><text:span text:style-name="T12">Adorno's aesthetics of music.</text:span><text:span text:style-name="T1"> Cambridge University Press: 1998. </text:span></text:p>
      <text:p text:style-name="P19"><text:span text:style-name="T125">MAYOL. F. </text:span><text:span text:style-name="T131">La chanson Parisienne</text:span><text:span text:style-name="T125">. Musica-Noël, numéro spécial « La chanson », paris, 1913.p.256.</text:span></text:p>
      <text:p text:style-name="P2"><text:span text:style-name="T141">MAZUIR. F. </text:span><text:span text:style-name="T134">Le processus de rationalisation chez Max Weber</text:span><text:span text:style-name="T141">. </text:span><text:span text:style-name="T142">Sociétés</text:span><text:span text:style-name="T141">, 2004, p.86, p. 126. </text:span></text:p>
      <text:p text:style-name="P19"><text:span text:style-name="T125">MENICHETTI. J. </text:span><text:span text:style-name="T131">Histoire du Droit, L’écriture de la Constitution de l’An </text:span><text:span text:style-name="T138">VIII : quelques réflexions sur l’échec d’un mécanisme révolutionnaire. </text:span><text:span text:style-name="T149">Napoleonica, 2013, pp. 68 </text:span></text:p>
      <text:p text:style-name="P1"><text:span text:style-name="T1">MEYER. M. </text:span><text:span text:style-name="T12">Problématologie et Argumentation: ou la philosophie à la rencontre du langage</text:span><text:span text:style-name="T3">. </text:span><text:span text:style-name="T82"><text:s text:c="2"/></text:span><text:span text:style-name="T11">HERMÈS</text:span><text:span text:style-name="T1"> 15, 1995, pp. 145- 154.</text:span></text:p>
      <text:p text:style-name="P1"><text:span text:style-name="T1">MENGER. P. M. </text:span><text:span text:style-name="T11">Les laboratoires de la création musicale.</text:span><text:span text:style-name="T1"> Paris : La documentation française, 1989. </text:span></text:p>
      <text:p text:style-name="P25"><text:span text:style-name="T141">MENGER. P. M. « Le marché de l’emploi musical et ses transformations », </text:span><text:span text:style-name="T134">La musique au regard des sciences humaines et des sciences sociales</text:span><text:span text:style-name="T141">, Volume 2, 1997. pp. 129-131. </text:span></text:p>
      <text:p text:style-name="P19"><text:span text:style-name="T30">MENGER. P. M. </text:span><text:span text:style-name="T20">Portrait de l’artiste en travailleur. Métamorphoses du capitalisme</text:span><text:span text:style-name="T30">. </text:span><text:span text:style-name="T36">Paris : </text:span><text:span text:style-name="T30">Éditions du </text:span><text:span text:style-name="T36">S</text:span><text:span text:style-name="T30">euil et La République des Idées, 2002.</text:span><text:span text:style-name="T154"> </text:span></text:p>
      <text:p text:style-name="P19"><text:span text:style-name="T125">MENGER. P.M. </text:span><text:span text:style-name="T131">Le génie et sa sociologie. Controverses interprétatives sur le cas Beethoven. </text:span><text:span text:style-name="T125">Annales,</text:span><text:span text:style-name="T131"> </text:span><text:span text:style-name="T125">2002, vol.57, n°.4, p. 24. <text:s/></text:span></text:p>
      <text:p text:style-name="P1"><text:span text:style-name="T1">MENGER. P. M. </text:span><text:span text:style-name="T11">Le travail créateur.</text:span><text:span text:style-name="T1"> </text:span><text:span text:style-name="T5">Paris : </text:span><text:span text:style-name="T30">É</text:span><text:span text:style-name="T1">ditions Gallimard/Seuil, 2009.pp. 165-213. </text:span></text:p>
      <text:p text:style-name="P1"><text:span text:style-name="T1">MENGER. P. M. </text:span><text:span text:style-name="T11">Y a-t- il une sociologie possible de l’œuvre musicale ? Adorno et au-delà</text:span><text:span text:style-name="T1">. <text:s/></text:span><text:span text:style-name="T31">L'Année sociologique</text:span><text:span text:style-name="T30">, 2010, vol. 60, n°2, p. 331-360.</text:span></text:p>
      <text:p text:style-name="P10"><text:span text:style-name="T30">Michel </text:span><text:span text:style-name="T37">MEYER</text:span><text:span text:style-name="T30">, « Problématologie et argumentation. ou la philosophie à la rencontre du langage », </text:span><text:span text:style-name="T22">Hermès, La Revue</text:span><text:span text:style-name="T30"> 1995/1 (n° 15), p. 145-154.</text:span></text:p>
      <text:p text:style-name="P19"><text:span text:style-name="T125">MERLEAU-PONTY. M. </text:span><text:span text:style-name="T131">Phénoménologie de la perception</text:span><text:span text:style-name="T125">. Paris : Gallimard, 1945, p. 13. </text:span></text:p>
      <text:p text:style-name="P1"><text:span text:style-name="T1">MIDDLETON. R. </text:span><text:span text:style-name="T11">Studying popular Music</text:span><text:span text:style-name="T1">. Milton Keynes : Open university Press, 1990. </text:span></text:p>
      <text:p text:style-name="P11"><text:soft-page-break/><text:a xlink:type="simple" xlink:href="http://www.google.fr/search?hl=fr&amp;tbo=p&amp;tbm=bks&amp;q=inauthor:%22György+Mihály+Vajda%22&amp;source=gbs_metadata_r&amp;cad=6"><text:span text:style-name="Internet_20_link"><text:span text:style-name="T52">MIHÁLY V. </text:span></text:span></text:a><text:span text:style-name="T60">M. </text:span><text:span text:style-name="T42">Le Tournant du siècle des lumières, 1760-1820 </text:span><text:span text:style-name="T60">:</text:span><text:span text:style-name="T42"> les genres en vers des lumières au</text:span><text:span text:style-name="T60"> </text:span><text:span text:style-name="T42">romanticisme</text:span><text:span text:style-name="T60">,</text:span><text:span text:style-name="T42"> </text:span><text:span text:style-name="T60">Akadémiai Kiadó</text:span><text:span text:style-name="T38">,</text:span><text:span text:style-name="T42"> </text:span><text:span text:style-name="T60">1982. </text:span></text:p>
      <text:p text:style-name="P1"><text:span text:style-name="T30">MOLINO. J. </text:span><text:span text:style-name="T26">Critique sémiologique de l’idéologie. </text:span><text:span text:style-name="T78">Sociologie et sociétés</text:span><text:span text:style-name="T76">, 1973, v</text:span><text:span text:style-name="T78">ol.5, n°2, novembre, pp. 17-44. </text:span></text:p>
      <text:p text:style-name="P1"><text:span text:style-name="T1">MOLINO. J. </text:span><text:span text:style-name="T11">Le singe musicien : Essais de sémiologie et d'anthropologie de la musique. </text:span><text:span text:style-name="T78">Actes Sud, 2009. pp.13-442.</text:span></text:p>
      <text:p text:style-name="P31"><text:span text:style-name="T125">MONTAGNE. V. </text:span><text:span text:style-name="T131">Savoir(s) et rhétorique(s) à la Renaissance</text:span><text:span text:style-name="T125">. NOESIS, 2010, 15, p. 45-68.</text:span></text:p>
      <text:p text:style-name="P19"><text:span text:style-name="T125">MOSÈS. S. </text:span><text:span text:style-name="T131">Émile Benveniste et la linguistique du dialogue</text:span><text:span text:style-name="T125">. Revue de Métaphysique et de morale, 2001, Presse universitaires de France, pp. 509-525. </text:span></text:p>
      <text:p text:style-name="P1"><text:span text:style-name="T1">MOUACI. A. </text:span><text:span text:style-name="T11">Les poètes amateurs: approche sociologique d'une conduite culturelle. Instantané de la recherche. </text:span><text:span text:style-name="T1">L’Harmattan, Logiques sociale, 2001,</text:span><text:span text:style-name="T83"> pp. 195-198. <text:s/></text:span></text:p>
      <text:p text:style-name="P19"><text:span text:style-name="T125">MOULIN. J. P. </text:span><text:span text:style-name="T131">Une histoire de la Chanson française, Des troubadours au rap</text:span><text:span text:style-name="T125">. Édition Cabédita, 2004, p.48. <text:s/></text:span></text:p>
      <text:p text:style-name="P1"><text:span text:style-name="T30">MOULIN. R. </text:span><text:span text:style-name="T35">« D</text:span><text:span text:style-name="T74">e l’artisan au professionnel : </text:span><text:span text:style-name="T75">l'</text:span><text:span text:style-name="T74">artiste</text:span><text:span text:style-name="T20">. » </text:span><text:span text:style-name="T22">Sociologie du travail</text:span><text:span text:style-name="T30">, n</text:span><text:span text:style-name="T35">uméro</text:span><text:span text:style-name="T30"> </text:span><text:span text:style-name="T35">s</text:span><text:span text:style-name="T30">pécial sur </text:span><text:span text:style-name="T20">Les professions artistiques</text:span><text:span text:style-name="T30">, 1983, avril, pp. 388-403. </text:span></text:p>
      <text:p text:style-name="P1"><text:span text:style-name="T1">MORION. E. </text:span><text:span text:style-name="T11">L'industrie culturelle</text:span><text:span text:style-name="T1">. Communications, 1961, Vol. 1, n˚ 1, pp. 38-59. </text:span></text:p>
      <text:p text:style-name="P1"><text:span text:style-name="T125">MORIN. E. </text:span><text:span text:style-name="T131">Les stars. </text:span><text:span text:style-name="T125">Éditions du Seuil, 1972, p. 98. </text:span></text:p>
      <text:p text:style-name="P1"><text:span text:style-name="T1">MOUCHTOURIS. <text:s/>A. <text:s/></text:span><text:span text:style-name="T11">Sociologie de la culture populaire. </text:span><text:span text:style-name="T1">Paris: L'Harmattan, 2007, pp.13-171. <text:s/></text:span></text:p>
      <text:p text:style-name="P1"><text:span text:style-name="T1">MOUCHTOURIS. A. </text:span><text:span text:style-name="T11">Sociologie du public dans le champ culturel et artistique. </text:span><text:span text:style-name="T1">Paris: L'Harmattan, pp.10-120. </text:span></text:p>
      <text:p text:style-name="P23"><text:span text:style-name="T103">MOURLON, </text:span><text:span text:style-name="T104">J.-P.</text:span><text:span text:style-name="T103">, « PATHOS », </text:span><text:span text:style-name="Emphasis"><text:span text:style-name="T103">Encyclopædia Universalis</text:span></text:span><text:span text:style-name="T103"> [en ligne], consulté le </text:span><text:bookmark text:name="eu-date3"/><text:span text:style-name="T103">6 mars 2016. URL : </text:span><text:bookmark text:name="eu-url3"/><text:span text:style-name="T103">http://www.universalis.fr/encyclopedie/pathos/</text:span><text:span text:style-name="T105">.</text:span></text:p>
      <text:p text:style-name="P1"><text:span text:style-name="T1">MRAD R. B. </text:span><text:span text:style-name="T11">La mimésis créatrice dans la poétique et la rhétorique d’Aristote. </text:span><text:span text:style-name="T1"><text:s/>L’Harmattan, 2004, pp.13-156. </text:span></text:p>
      <text:p text:style-name="P3"><text:span text:style-name="T1">MÜLLER. H.P. </text:span><text:span text:style-name="T131">« 2. Action et structure. La praxéologie de Pierre Bourdieu ». Pierre Bourdieu, Théorie et pratique.</text:span><text:span text:style-name="T125"> Paris : La Découverte « Recherches », 2006 p. 47-62.</text:span><text:span text:style-name="T1"> </text:span></text:p>
      <text:p text:style-name="P1"><text:soft-page-break/><text:span text:style-name="T1">NATTIEZ. J. J. </text:span><text:span text:style-name="T11">Sur les relations entre sociologie et sémiologie musicales</text:span><text:span text:style-name="T1">. International Review of the Aesthetics and Sociology of Music, 1974, pp. 61-75. <text:s/></text:span></text:p>
      <text:p text:style-name="P19"><text:span text:style-name="T125">NATTIEZ. J. J. </text:span><text:span text:style-name="T131">La narrativisation de la musique, la musique : récit ou proto-récit ?</text:span><text:span text:style-name="T125"> Cahiers de narratologie, 2011, p.3. <text:s/></text:span></text:p>
      <text:p text:style-name="P3"><text:span text:style-name="T30">NAVARRE. O. </text:span><text:span text:style-name="T20">Essai sur la rhétorique grecque avant <text:s/>Aristote. <text:s/></text:span><text:span text:style-name="T30">Hachette, 1990, p.85.</text:span></text:p>
      <text:p text:style-name="P19"><text:span text:style-name="T1">NOIRIEL. G. </text:span><text:span text:style-name="T11">Les ouvriers dans la société française.</text:span><text:span text:style-name="T1"> Édition du Seuil, 2002, pp.10-267. </text:span></text:p>
      <text:p text:style-name="P1"><text:span text:style-name="T30">NORDENSKIÖLD. E. </text:span><text:span text:style-name="T20">Les rapports entre L’art, La religion et La magie chez les Indiens Cuna et Choco. </text:span><text:span text:style-name="T30">Journal de la Société des Américanistes, 1929, tome 21, n°1, pp. 141-158. </text:span></text:p>
      <text:p text:style-name="P1"><text:span text:style-name="T1">NORDMANN. J. T. </text:span><text:span text:style-name="T11">Taine et le positivisme. </text:span><text:span text:style-name="T30">Romantisme, 1978, vol. 8, n° 21-22, <text:s/>pp. 21-33. </text:span></text:p>
      <text:p text:style-name="P19"><text:span text:style-name="T1">OLIVESI. S. </text:span><text:span text:style-name="T11">La communication selon BOURDIEU.</text:span><text:span text:style-name="T1"> Paris : L’Harmattan, 2005, p. 18.</text:span><text:span text:style-name="T157"> </text:span></text:p>
      <text:p text:style-name="P19"><text:span text:style-name="T125">OLIVIER. Z. </text:span><text:span text:style-name="T131">L’Amérique en col blanc. L’invention du tertiaire : 1870-1920</text:span><text:span text:style-name="T125">, Paris, Berlin, 1990. </text:span></text:p>
      <text:p text:style-name="P32"><text:span text:style-name="T125">OUATTARA. B. </text:span><text:span text:style-name="T131">Adorno, une éthique de la souffrance. </text:span><text:span text:style-name="T125">Paris : L’Harmattan, 2004. </text:span><text:span text:style-name="T145"> </text:span></text:p>
      <text:p text:style-name="P32"><text:span text:style-name="T125">PADDISON. M. </text:span><text:span text:style-name="T131">Adorno's Aesthetics of music.</text:span><text:span text:style-name="T125"> <text:s/>London: Cambridge University Press, 1998. </text:span></text:p>
      <text:p text:style-name="P1"><text:span text:style-name="T30">PARK. Y. </text:span><text:span text:style-name="T22">Korean Pragmatics.</text:span><text:span text:style-name="T30"> <text:s/>Seoul: bak-i-jeong, 2007. </text:span></text:p>
      <text:p text:style-name="P1"><text:span text:style-name="T125">PAUL. V. </text:span><text:span text:style-name="T131">Conséquences de six années de guerre sur la population française</text:span><text:span text:style-name="T125">. Population, 1946, <text:s/>n°3, pp. 429- 440. </text:span></text:p>
      <text:p text:style-name="P19"><text:span text:style-name="T125">PÉCOUT. G. </text:span><text:span text:style-name="T131">Les campagnes dans l’évolution socio-politique de l’Europe, France, Allemagne, Espagne et l’Italie</text:span><text:span text:style-name="T125">. Histoire &amp; société rurale, 2005, p. 16. <text:s/></text:span></text:p>
      <text:p text:style-name="P3"><text:span text:style-name="T1">PEDLER. E. </text:span><text:span text:style-name="T11">En quête de réception : le deuxième cercle. Approche sociologique et culturelle du fait artistique</text:span><text:span text:style-name="T1">. Réseaux, 1994, volume 12 n°68. pp. 85-94.</text:span></text:p>
      <text:p text:style-name="P3"><text:span text:style-name="T30">PEDLER. E. La sociologie de la musique selon Max Weber : une sociologie historiques des conditions d’existence de la musique, </text:span><text:span text:style-name="T20">La musique au regard des sciences humaines et des sciences sociales</text:span><text:span text:style-name="T30">, Vol 2, <text:s/>Françoise Escal et Michel Imberty (dir.), L’Harmattan, 1997. pp. 59-120. </text:span></text:p>
      <text:p text:style-name="P3"><text:span text:style-name="T1">PEDLER. E. </text:span><text:span text:style-name="T11">Sociologie de la communication</text:span><text:span text:style-name="T1">, Armand colin, [2000]2005, p, 65-70.</text:span></text:p>
      <text:p text:style-name="P1"><text:span text:style-name="T30">PEDLER. E. </text:span><text:span text:style-name="T20">Entendre l’opéra : Une sociologie du théâtre lyrique</text:span><text:span text:style-name="T30">, Paris : L’Harmattan, 2003, </text:span><text:soft-page-break/><text:span text:style-name="T30">pp. 8-173. </text:span></text:p>
      <text:p text:style-name="P1"><text:span text:style-name="T30">PEDLER. E. « </text:span><text:span text:style-name="T74">L’invention du «grand répertoire». Processus d’institutionnalisation et construction des canons lyriques contemporaines : le cas de Aїda »</text:span><text:span text:style-name="T30">. </text:span><text:span text:style-name="T22">Le mouvement social</text:span><text:span text:style-name="T30">, 2004, n° 208, pp. 166-179. <text:s/></text:span></text:p>
      <text:p text:style-name="P1"><text:span text:style-name="T141">PEDLER. E. « </text:span><text:span text:style-name="T150">Les sociologi</text:span><text:span text:style-name="T151">es</text:span><text:span text:style-name="T150"> de la musique de Max Weber et Georg Simmel : une théorie relationnelle des pratiques musiciennes »</text:span><text:span text:style-name="T134">. </text:span><text:span text:style-name="T135">L’Année sociologique</text:span><text:span text:style-name="T134">,</text:span><text:span text:style-name="T131"> </text:span><text:span text:style-name="T125">2010, vol, 60, </text:span><text:span text:style-name="T141">p</text:span><text:span text:style-name="T30">p. 305-330. </text:span></text:p>
      <text:p text:style-name="P1"><text:span text:style-name="T30">PETERSON. R. et BERGER. D. « </text:span><text:span text:style-name="T74">Cycles in Symbol production: the case of popular music »</text:span><text:span text:style-name="T30">. </text:span><text:span text:style-name="T22">American sociological review</text:span><text:span text:style-name="T30">, 1975, vol.40, pp. 158-173.</text:span></text:p>
      <text:p text:style-name="P1"><text:span text:style-name="T30">PETERSON. R., A. et KERN R. M. « </text:span><text:span text:style-name="T74">Changing highbrow taste: from snob to omnivore »</text:span><text:span text:style-name="T20">.</text:span><text:span text:style-name="T30"> </text:span><text:span text:style-name="T22">American sociological review</text:span><text:span text:style-name="T30">, 1996, vol.61, n°5, pp. 900-907. <text:s/></text:span></text:p>
      <text:p text:style-name="P1"><text:span text:style-name="T1">PÉQUIGNOT. B. </text:span><text:span text:style-name="T12">Pour une sociologie esthétique</text:span><text:span text:style-name="T1">. Paris: L'Harmattan, 1993. </text:span></text:p>
      <text:p text:style-name="P1"><text:span text:style-name="T1">PÉQUIGNOT. B. </text:span><text:span text:style-name="T11">Les arts dans le développement de l’individu et de la société</text:span><text:span text:style-name="T1">. novembre, 2009. </text:span></text:p>
      <text:p text:style-name="P1"><text:span text:style-name="T1">PÉQUIGNOT. B. </text:span><text:span text:style-name="T11">Sociologie des arts. </text:span><text:span text:style-name="T1">2</text:span><text:span text:style-name="T96">ème</text:span><text:span text:style-name="T1"> édition, Paris : Armand Colin, 2013.</text:span><text:span text:style-name="T148"> </text:span></text:p>
      <text:p text:style-name="P1"><text:span text:style-name="T148">PERAULT. S. </text:span><text:span text:style-name="T137">Ça c'est Paris ! Le Bal du Moulin Rouge et ses girls</text:span><text:span text:style-name="T148">. Ethnologie française, </text:span><text:span text:style-name="T125">2012, p. 494.</text:span></text:p>
      <text:p text:style-name="P19"><text:span text:style-name="T1">PERTICOZ. M. L. </text:span><text:span text:style-name="T11">Les processus techniques et les mutations de l'industrie musicale, L'auditeur au quotidien, une dynamique de changement</text:span><text:span text:style-name="T1">. Thèse de doctorat, Université paris 8, 2009. <text:s/></text:span></text:p>
      <text:p text:style-name="P19"><text:span text:style-name="T125">PILLET. E. </text:span><text:span text:style-name="T131">cafés-concerts et cabarets</text:span><text:span text:style-name="T125">. Romantisme</text:span><text:span text:style-name="T131">, </text:span><text:span text:style-name="T125">1992, p.43. </text:span></text:p>
      <text:p text:style-name="P1"><text:span text:style-name="T1">PISTONE.D. </text:span><text:span text:style-name="T11">Sociologie de la musique. </text:span><text:span text:style-name="T1">Dictionnaire de la musique, Paris : Bordas, 1976, Tome 2, pp. 940. </text:span></text:p>
      <text:p text:style-name="P2"><text:span text:style-name="T1">PLANTIN. C. </text:span><text:span text:style-name="T11">Un lieu pour les figures dans la théorie de l’argumentation</text:span><text:span text:style-name="T1">. </text:span><text:span text:style-name="T3">Argumentation et Analyse du Discours </text:span><text:span text:style-name="T84">[En ligne], 2009, vol.2, pp. 2-14. <text:s/></text:span></text:p>
      <text:p text:style-name="P1"><text:span text:style-name="T1">QUIVY. R. et CAMPENHOUDT, L. V. </text:span><text:span text:style-name="T11">Manuel de recherche en sciences sociales.</text:span><text:span text:style-name="T1"> 3</text:span><text:span text:style-name="T96">ème</text:span><text:span text:style-name="T1"> édition Paris: DUNOD, 2011[2006], pp. </text:span></text:p>
      <text:p text:style-name="P3"><text:span text:style-name="T1">REBOUL. O. </text:span><text:span text:style-name="T11">Introduction à la rhétorique, Théorie et pratique</text:span><text:span text:style-name="T1">. Puf/Quadrige, 1991, 2011, </text:span><text:soft-page-break/><text:span text:style-name="T1">pp.3-231. <text:s/></text:span></text:p>
      <text:p text:style-name="P18"><text:span text:style-name="T108">REAGAN. C. </text:span><text:span text:style-name="T114">Réflexions sur l’ouvrage de Paul Ricœur</text:span><text:span text:style-name="T109"> :</text:span><text:span text:style-name="apple-converted-space"><text:span text:style-name="T109"> </text:span></text:span><text:span text:style-name="Emphasis"><text:span text:style-name="T108">La Mémoire, l’histoire, l’oubli, </text:span></text:span><text:span text:style-name="T110">Transversalités, 2008, vol.</text:span><text:span text:style-name="T109">2, n</text:span><text:span text:style-name="T108">°106, URL : ˂ </text:span><text:a xlink:type="simple" xlink:href="http://www.cairn.info/revue-transversalites-2008-2-page-165.htm"><text:span text:style-name="Internet_20_link">www.cairn.info/revue-transversalites-2008-2-page-165.htm</text:span></text:a><text:span text:style-name="Internet_20_link"><text:span text:style-name="T38"> ˃</text:span></text:span><text:span text:style-name="T108"> </text:span></text:p>
      <text:p text:style-name="P19"><text:span text:style-name="T125">RÉGNIR. G. </text:span><text:span text:style-name="T131">Jazz et société sous l’Occupation. </text:span><text:span text:style-name="T125">L’Harmattan, 2009, p.155. </text:span></text:p>
      <text:p text:style-name="P19"><text:span text:style-name="T153"><text:s/></text:span><text:span text:style-name="T125">RENNES. J. </text:span><text:span text:style-name="T131">L’argument de la décadence dans les pamphlets <text:s/>d’extrême de droite des années 30</text:span><text:span text:style-name="T125">. Mots</text:span><text:span text:style-name="T131">,</text:span><text:span text:style-name="T125"> 1999, P.156.</text:span><text:span text:style-name="T157"> </text:span></text:p>
      <text:p text:style-name="P19"><text:span text:style-name="T125">RICHEZ, J.C. et STRAUSS. L. </text:span><text:span text:style-name="T131">Généalogie des vacances ouvrières</text:span><text:span text:style-name="T125">. Mouvement social, 1990, p.4. </text:span></text:p>
      <text:p text:style-name="P19"><text:span text:style-name="T125">RICOEUR. P. </text:span><text:span text:style-name="T131">La métaphore et le problème central de l’herméneutique</text:span><text:span text:style-name="T125">. Revue Philosophique de Louvain, 1972, vol.70, n°5, p. 94. </text:span></text:p>
      <text:p text:style-name="P3"><text:span text:style-name="T1">RICOEUR. P. </text:span><text:span text:style-name="T11">La métaphore vive</text:span><text:span text:style-name="T1">. Éditions du Seuil, 1975. pp.13-320.</text:span><text:span text:style-name="T154"> </text:span></text:p>
      <text:p text:style-name="P19"><text:span text:style-name="T125">RICOEUR. P. </text:span><text:span text:style-name="T131">The metaphorical process as cognition, imagination, and feeling. </text:span><text:span text:style-name="T125">Critical Inquiry, 1978, vol 5, n° 1, Special issue on metaphor, pp.153 </text:span></text:p>
      <text:p text:style-name="P19"><text:span text:style-name="T125">RICOEUR. P. </text:span><text:span text:style-name="T131">Imagination et métaphore. </text:span><text:span text:style-name="T125">Psychologie Médicale, 1982, 14, p.4. </text:span></text:p>
      <text:p text:style-name="P3"><text:span text:style-name="T1">ROCOEUR. <text:s/>P. </text:span><text:span text:style-name="T11">L'idéologie et l'utopie : deux expressions de l'imaginaire social</text:span><text:span text:style-name="T1">. Autres Temps. Les cahiers du christianisme social, 1984, vol 2, n°2, pp. 53-64.</text:span></text:p>
      <text:p text:style-name="P3"><text:span text:style-name="T125">RIC</text:span><text:span text:style-name="T127">Œ</text:span><text:span text:style-name="T125">UR. P. </text:span><text:span text:style-name="T131">Temps et récit, 1. L’intrigue et le récit historique.</text:span><text:span text:style-name="T125"> Éditions du Seuil, 1983. p.109. </text:span></text:p>
      <text:p text:style-name="P3"><text:span text:style-name="T125">RIC</text:span><text:span text:style-name="T127">Œ</text:span><text:span text:style-name="T125">UR. P. </text:span><text:span text:style-name="T131">Temps et récit, 2. La configuration dans le récit de fiction.</text:span><text:span text:style-name="T32"> Éditions du Seuil, 1984, pp. 11-298. </text:span></text:p>
      <text:p text:style-name="P3"><text:span text:style-name="T32">R</text:span><text:span text:style-name="T34">I</text:span><text:span text:style-name="T32">C</text:span><text:span text:style-name="T34">Œ</text:span><text:span text:style-name="T32">UR P. « </text:span><text:span text:style-name="T21">Le temps raconté</text:span><text:span text:style-name="T32"> ». </text:span><text:span text:style-name="T21">Temps et récit, 3</text:span><text:span text:style-name="T32">. Éditions du Seuil, 1985, pp. 253-487. </text:span></text:p>
      <text:p text:style-name="P3"><text:span text:style-name="T32">R</text:span><text:span text:style-name="T34">I</text:span><text:span text:style-name="T32">C</text:span><text:span text:style-name="T34">Œ</text:span><text:span text:style-name="T32">UR. P. « </text:span><text:span text:style-name="T72">L’écriture de l’histoire et la représentation du passé »</text:span><text:span text:style-name="T11">. </text:span><text:span text:style-name="T12">Annales, Histoire, Sciences Sociales</text:span><text:span text:style-name="T1">, </text:span><text:span text:style-name="T9">55</text:span><text:span text:style-name="T97">e</text:span><text:span text:style-name="T9"> année, </text:span><text:span text:style-name="T1">2000, n° 4, p.73</text:span><text:span text:style-name="T9">1-747</text:span><text:span text:style-name="T1">.</text:span></text:p>
      <text:p text:style-name="P1"><text:span text:style-name="T32">R</text:span><text:span text:style-name="T34">I</text:span><text:span text:style-name="T32">C</text:span><text:span text:style-name="T34">Œ</text:span><text:span text:style-name="T32">UR. <text:s/>P.</text:span><text:span text:style-name="T21"> La mémoire, l’histoire, l’oubli.</text:span><text:span text:style-name="T32"> 2000. pp. 3-163. </text:span></text:p>
      <text:p text:style-name="P19"><text:span text:style-name="T1">RIC</text:span><text:span text:style-name="T7">Œ</text:span><text:span text:style-name="T1">UR. P. </text:span><text:span text:style-name="T11">Le sens de la métaphore</text:span><text:span text:style-name="T1">. </text:span><text:span text:style-name="T11">Anthologie</text:span><text:span text:style-name="T1">. Choisis et présentés par Michaël et al. Paris : Éditions du Seuil, 2007, p. 113. </text:span></text:p>
      <text:p text:style-name="P19"><text:soft-page-break/><text:span text:style-name="T125">R. M., Thibierge. </text:span><text:span text:style-name="T131">Phonographe ou Peintre des sons. </text:span><text:span text:style-name="T125">Paris, BNF, 1808. </text:span></text:p>
      <text:p text:style-name="P3"><text:span text:style-name="T141">ROBRIEUX. J., J. </text:span><text:span text:style-name="T134">Rhétorique et argumentation</text:span><text:span text:style-name="T141">, Paris : Armand Colin, [2010] 2012.</text:span></text:p>
      <text:p text:style-name="P3"><text:span text:style-name="T125">ROSOLATO. G. </text:span><text:span text:style-name="T131">Essais sur le symbolique</text:span><text:span text:style-name="T125">, paris : Gallimard, NRF, 1969, p. 292-301. <text:s text:c="2"/></text:span></text:p>
      <text:p text:style-name="P13"><text:span text:style-name="T60">RUDENT. <text:s/>C. </text:span><text:span text:style-name="T42">L’analyse du cliché dans les chansons à succès</text:span><text:span text:style-name="T60">. </text:span><text:span text:style-name="T45">Musique et sociologie. Enjeux méthodologiques et approches empiriques</text:span><text:span text:style-name="T57">, Paris : </text:span><text:a xlink:type="simple" xlink:href="http://www.editions-harmattan.fr/" office:target-frame-name="_blank" xlink:show="new"><text:span text:style-name="Internet_20_link"><text:span text:style-name="T57">L’Harmattan</text:span></text:span></text:a><text:span text:style-name="T57">, 2000, pp. 95-121. </text:span></text:p>
      <text:p text:style-name="P2"><text:span text:style-name="T76">ROUEFF. O. « Formes de disponibilité et logiques de mobilisation d’une mémoire publique Le jazz en France », </text:span><text:span text:style-name="T12">Mémoires et histoires. Approche pluridisciplinaire, dir. Johann Michel, <text:s/></text:span><text:span text:style-name="T1">Rennes, Presses Universitaires de Rennes, 2005, pp. 69-86.</text:span></text:p>
      <text:p text:style-name="P3"><text:span text:style-name="T85">ROUEFF. O. </text:span><text:span text:style-name="T27">La montée des intermédiaires </text:span><text:span text:style-name="T29">Domestication du goût et formation du champ du jazz en France, 1941-1960</text:span><text:span text:style-name="T81">. Actes en sciences sociales, 2010, pp 34-59. </text:span></text:p>
      <text:p text:style-name="P1"><text:span text:style-name="T1">ROUEZ</text:span><text:span text:style-name="T30">É. V. </text:span><text:span text:style-name="T20">Les musiques diffusées dans les lieux publics: analyse et enjeux de pratiques </text:span><text:span text:style-name="T134">communicationnelles quotidiennes. </text:span><text:span text:style-name="T141">Thèse de doctorat, Université Paris 8, St Denis. <text:s text:c="2"/></text:span></text:p>
      <text:p text:style-name="P19"><text:span text:style-name="T125">ROUEZ</text:span><text:span text:style-name="T141">É. V. </text:span><text:span text:style-name="T134">« </text:span><text:span text:style-name="T131">Mutations des Pratiques musicales à l'heure des NTIC</text:span><text:span text:style-name="T125"> </text:span><text:span text:style-name="T141">»</text:span><text:span text:style-name="T125"> in Nouveaux médias Nouveaux contenus tome 1, Renne: Apogée, 2007, pp.179-191. </text:span></text:p>
      <text:p text:style-name="P19"><text:span text:style-name="T125">RUDENT. C. </text:span><text:span text:style-name="T131">L’analyse du cliché dans les chansons à succès. Musique et Sociologie. </text:span><text:span text:style-name="T125">Paris, <text:s/>L’Harmattan, 2000, p.109. <text:s/></text:span></text:p>
      <text:p text:style-name="P1"><text:span text:style-name="T125">RUWET, N. </text:span><text:span text:style-name="T131">Langage, musique, poésie</text:span><text:span text:style-name="T125">, Paris, seuil, Collection Poétique, 1972. </text:span></text:p>
      <text:p text:style-name="P11"><text:span text:style-name="T108">SALLE, B. </text:span><text:span text:style-name="T113">Les nouveaux moyens de diffusion de </text:span><text:span text:style-name="T40">la création musicale à Radio France</text:span><text:span text:style-name="T38">. </text:span><text:span text:style-name="T108">URL : </text:span><text:a xlink:type="simple" xlink:href="http://www.observatoire-omic.org/colloque-icic/pdf/Salle_1_2.pdf"><text:span text:style-name="Internet_20_link"><text:span text:style-name="T60">http://www.observatoire-omic.org/colloque-icic/pdf/Salle_1_2.pdf</text:span></text:span></text:a><text:span text:style-name="T62"> <text:s/></text:span></text:p>
      <text:p text:style-name="P19"><text:span text:style-name="T125">SAPIRO. G. GOBILLE. B. </text:span><text:span text:style-name="T131">Propriétaires ou travailleurs intellectuels ?</text:span><text:span text:style-name="T125"> Le mouvement social, 2006, p. 114. <text:s/></text:span></text:p>
      <text:p text:style-name="P45"><text:span text:style-name="T125">SEGUIN, </text:span><text:span text:style-name="T130">P.</text:span><text:span text:style-name="T125"> « Paul Ricoeur : La mémoire, l’histoire, l’oubli </text:span><text:span text:style-name="T130">—</text:span><text:span text:style-name="T125"> CR de lecture », URL </text:span><text:span text:style-name="T147">: http://indomemoires.hypotheses.org/3261 .</text:span></text:p>
      <text:p text:style-name="P3"><text:span text:style-name="T1">SÈVE. B. </text:span><text:span text:style-name="T11">L’altération musicale.</text:span><text:span text:style-name="T1"> Seuil, Paris, 2002, p. 274.</text:span></text:p>
      <text:p text:style-name="P19"><text:span text:style-name="T146">SCHAEFFER</text:span><text:span text:style-name="T145">. </text:span><text:span text:style-name="T146">J.M. </text:span><text:span text:style-name="T131">Entendre et écouter, compétences procédurales et connaissance explicite dans l’écoute musicale.</text:span><text:span text:style-name="T125"> Théories ordinaires. Paris, Éditions de l’EHESS, 2013. pp. 25-42. </text:span></text:p>
      <text:p text:style-name="P19"><text:span text:style-name="T144">SCHLESSER. G. </text:span><text:span text:style-name="T136">Du talent que l’on peut toucher le doigt</text:span><text:span text:style-name="T144">. </text:span><text:span text:style-name="T136">Le goût de la Chanson. </text:span><text:span text:style-name="T144">Mercure de </text:span><text:soft-page-break/><text:span text:style-name="T144">France, 2013, p.119.</text:span><text:span text:style-name="T125"> <text:s/></text:span></text:p>
      <text:p text:style-name="P19"><text:span text:style-name="T125">SCHNAPPER. L. </text:span><text:span text:style-name="T131">la musique «dégénérée » sous l’Allemagne nazie. </text:span><text:span text:style-name="T125">Raisons pratiques, 2004, p.159. <text:s/></text:span></text:p>
      <text:p text:style-name="P19"><text:span text:style-name="T125">SÉBALD. S. </text:span><text:span text:style-name="T131">L’édition du disque</text:span><text:span text:style-name="T125">. Revue de la B.N.F, 2009, pp. 30-41. <text:s/></text:span></text:p>
      <text:p text:style-name="P33"><text:span text:style-name="T100">SHIAPPA. E. </text:span><text:span text:style-name="T101">Rhêtorikê, what’s in a Name? Toward a revised History of Early Greek Rhetorical theory</text:span><text:span text:style-name="T100">. Quarterly journal of Speech, 1992, pp.78.</text:span></text:p>
      <text:p text:style-name="P33"><text:span text:style-name="T102"><text:s/></text:span>SHNEIDER. M. <text:span text:style-name="T167">Sociologie et Mythologie musicales</text:span>. Colloque de Wégimont <text:span text:style-name="T172">III 1956, in Ethnomusicologie, 1960, Paris, p.13. </text:span></text:p>
      <text:p text:style-name="P1"><text:span text:style-name="T1">SILBERMANN. A. </text:span><text:span text:style-name="T11">Introduction à une sociologie de la musique</text:span><text:span text:style-name="T1">, Paris : PUF, 1955. </text:span></text:p>
      <text:p text:style-name="P1"><text:span text:style-name="T1">SILBERMANN. A. </text:span><text:span text:style-name="T11">Les principes de la sociologie de la musique</text:span><text:span text:style-name="T1">. Genève: Librairie Droz, 1968. </text:span></text:p>
      <text:p text:style-name="P3"><text:span text:style-name="T1">Société Belge de Musicologie, « Structure musicale et "plagiat" au XVIIIe siècle », in </text:span><text:span text:style-name="T11">Revue belge de Musicologie / Belgisch Tijdschrift voor Muziekwetenschap,</text:span><text:span text:style-name="T1"> Vol. 11, No. 1/2 (1957), pp.73-74. </text:span></text:p>
      <text:p text:style-name="P40"><text:span text:style-name="T80"><text:s/></text:span><text:span text:style-name="T20">International Review of the Aesthetics and Sociology of Music</text:span><text:span text:style-name="T30">, Vol. 25, No. 1/2 (Jun. - Dec. 1994), pp. 321-335. </text:span></text:p>
      <text:p text:style-name="P19"><text:span text:style-name="T125">SIMON. Y. </text:span><text:span text:style-name="T131">La Sacem et les droits des auteurs et compositeurs La documentation française. </text:span><text:span text:style-name="T125"><text:s/>La documentation française, 2000. </text:span></text:p>
      <text:p text:style-name="P19"><text:span text:style-name="T125">SIMON. Y. </text:span><text:span text:style-name="T131">La vie musicale sous Vichy</text:span><text:span text:style-name="T125">, Éditions Complexe, 2001, p. 54. </text:span></text:p>
      <text:p text:style-name="P19"><text:span text:style-name="T125">STRAWINSKY. I. </text:span><text:span text:style-name="T131">Poétique musicale. </text:span><text:span text:style-name="T125">Paris : Harmoniques /Flammarion, 2011[2000], p.79. <text:s text:c="4"/></text:span></text:p>
      <text:p text:style-name="P19"><text:span text:style-name="T141">SUPICIC. I. </text:span><text:span text:style-name="T134">Music et Société : perspectives pour une sociologie de la musique</text:span><text:span text:style-name="T141">. Zagreb </text:span><text:span text:style-name="T134">:Institut de Musicologie</text:span><text:span text:style-name="T141">, 1971, p.36. </text:span></text:p>
      <text:p text:style-name="P1"><text:span text:style-name="T1">SUPICIC. I. </text:span><text:span text:style-name="T30">«</text:span><text:span text:style-name="T1"> Les foncions sociales de la musique </text:span><text:span text:style-name="T30">»</text:span><text:span text:style-name="T1"> </text:span><text:span text:style-name="T11">Musique et Société, </text:span><text:span text:style-name="T30">É</text:span><text:span text:style-name="T1">ditions de l’Université de Bruxelles, 1988.</text:span></text:p>
      <text:p text:style-name="P3"><text:span text:style-name="T30">SUPICIC. I. </text:span><text:span text:style-name="T20">Les approches socio-historiques de l’œuvre musicale. </text:span><text:span text:style-name="T30">International Review of the Aesthetics and Sociology of Music, 1994, vol. 25, n° 1/2, p.322. </text:span></text:p>
      <text:p text:style-name="P3"><text:span text:style-name="T1">TAINE. H. A. </text:span><text:span text:style-name="T11">philosophie de l’art.</text:span><text:span text:style-name="T1"> <text:s/>Paris: Fayard, 1985. </text:span></text:p>
      <text:p text:style-name="P1"><text:soft-page-break/><text:span text:style-name="T30">TAINE. H. A.</text:span><text:span text:style-name="T1"> </text:span><text:span text:style-name="T28">History of English Literature, </text:span><text:span text:style-name="T86">New York: </text:span><text:span text:style-name="T1">Henry Holt and Company, 1886.</text:span></text:p>
      <text:p text:style-name="P3"><text:span text:style-name="T30">TARRAB. G. </text:span><text:span text:style-name="T20">Jean Duvignaud, Sociologie de l’art, </text:span><text:span text:style-name="T26">Paris, P.U.F. 1967</text:span><text:span text:style-name="T78">. </text:span><text:span text:style-name="T79">L’Homme et la société</text:span><text:span text:style-name="T78">, 1967, vol. 6, n° 1, pp. 197-199.</text:span><text:span text:style-name="T76"> </text:span></text:p>
      <text:p text:style-name="P1"><text:span text:style-name="T1">TATARKIEWICZ. W. </text:span><text:span text:style-name="T12">A history of six ideas: An Essay in Aesthetics. </text:span><text:span text:style-name="T1">WARSAW: PWN-polish Scientific Publishers, 1980. </text:span></text:p>
      <text:p text:style-name="P22"><text:span text:style-name="T1">TAYLOR. G. H. <text:s/></text:span><text:span text:style-name="T11">Ricoeur’s philosophy of imagination</text:span><text:span text:style-name="T1">. Journal of French philosophy, 2006, vol. 16, n° 1 and 2, pp. 94-104. <text:s/></text:span></text:p>
      <text:p text:style-name="P19"><text:span text:style-name="T125">THIÉBOT. E. </text:span><text:span text:style-name="T131">Chroniques de la vie des Français sous l’occupation</text:span><text:span text:style-name="T125">. Paris : La Rousse, pp.2-126.</text:span></text:p>
      <text:p text:style-name="P19"><text:span text:style-name="T125">THIERRY-MIEG. J.J. </text:span><text:span text:style-name="T131">Sténographie à pente unique, faisant suite à la phonographie. Système propre à suivre la parole d’un orateur. </text:span><text:span text:style-name="T125">Paris, F. Didot frères, 1853, p.3. </text:span></text:p>
      <text:p text:style-name="P1"><text:span text:style-name="T1">TOURN</text:span><text:span text:style-name="T30">È</text:span><text:span text:style-name="T1">S. L. </text:span><text:span text:style-name="T11">New Orleans sur Seine. Histoire du jazz en France</text:span><text:span text:style-name="T1">. Fayard, 1999, pp. 7-421. </text:span></text:p>
      <text:p text:style-name="P3"><text:span text:style-name="T125">TOURNÈS. L. </text:span><text:span text:style-name="T131">Du phonographe au MP3, une histoire de la musique enregistrée du </text:span><text:span text:style-name="T139">XIXe siècle au </text:span><text:span text:style-name="T131">XXe siècle. </text:span><text:span text:style-name="T125">Autrement, 2008, p.11. </text:span><text:span text:style-name="T131"><text:s/></text:span><text:span text:style-name="T30"><text:s/></text:span></text:p>
      <text:p text:style-name="P19"><text:span text:style-name="T1">TOURN</text:span><text:span text:style-name="T30">È</text:span><text:span text:style-name="T1">S. </text:span><text:span text:style-name="T125">L. </text:span><text:span text:style-name="T131">la popularisation du jazz en France (1948-1960) : les prodromes d’une massification des pratiques musicales</text:span><text:span text:style-name="T125">. Revue historique, 2001, pp. 109-130. </text:span></text:p>
      <text:p text:style-name="P19"><text:span text:style-name="T1">TOURN</text:span><text:span text:style-name="T30">È</text:span><text:span text:style-name="T1">S. </text:span><text:span text:style-name="T125">L. </text:span><text:span text:style-name="T131">Le temps maîtrisé : l’enregistrement sonore et les mutations de la sensibilité musicale au XXe siècle. Vingtième siècle : Revue d’histoire, </text:span><text:span text:style-name="T125">2006, p.17. <text:s/></text:span></text:p>
      <text:p text:style-name="P19"><text:span text:style-name="T125">TRÉVOR-ROPER. H. </text:span><text:span text:style-name="T131">Nef (John U.) ‒ La naissance de la civilisation industrielle et le monde contemporain</text:span><text:span text:style-name="T125">. Revue économique, <text:s/>1955, vol.6, n°.4, p.683. </text:span></text:p>
      <text:p text:style-name="P19"><text:span text:style-name="T125">TRIOLAIRE. C. </text:span><text:span text:style-name="T131">Contrôle social et arts du spectacle en province. </text:span><text:span text:style-name="T125">Annales historiques de la Révolution française, 2003, p. 46. <text:s/></text:span></text:p>
      <text:p text:style-name="P19"><text:span text:style-name="T1">TRUDGILL. P. </text:span><text:span text:style-name="T11">Norwich revisited: Recent Changes in English urban dialect</text:span><text:span text:style-name="T1">. English World-Wide, 9-1, 33-49, 1988. </text:span></text:p>
      <text:p text:style-name="P19"><text:span text:style-name="T125">ULMANN-MAURIAT. C. </text:span><text:span text:style-name="T131">Naissance d’un média, histoire politique de la radio en France (1921-1931). </text:span><text:span text:style-name="T125"><text:s/>L’Harmattan, 1999, p. 24-25. </text:span></text:p>
      <text:p text:style-name="P19"><text:span text:style-name="T125">VARROD D. et PRESCHEY. N. </text:span><text:span text:style-name="T131">Charles Trenet. </text:span><text:span text:style-name="T125">Flammarion, pp.12-221. <text:s/></text:span></text:p>
      <text:p text:style-name="P15"><text:soft-page-break/>VIAN. B. extrait de « Ecrits sur le Jazz », Combat, 1947. </text:p>
      <text:p text:style-name="P1"><text:span text:style-name="T125">VINCENT, P. </text:span><text:span text:style-name="T131">Conséquences de six années de guerre sur la population française</text:span><text:span text:style-name="T125">. Population, 1946, pp. 429-440.</text:span></text:p>
      <text:p text:style-name="P1"><text:span text:style-name="T1">WARDHAUGH. R. </text:span><text:span text:style-name="T12">an introduction to Sociolinguistics</text:span><text:span text:style-name="T1">. Blackwell publishing, 2001. </text:span></text:p>
      <text:p text:style-name="P1"><text:span text:style-name="T1">WATIER. P. </text:span><text:span text:style-name="T11">Une introduction à la sociologie compréhensive.</text:span><text:span text:style-name="T1"> Paris : Circé, 2002, pp.18-154. </text:span></text:p>
      <text:p text:style-name="P18"><text:span text:style-name="T111">WEBER. M. </text:span><text:span text:style-name="T112">Sociologie des religions</text:span><text:span text:style-name="T111"> pour la traduction française. Gallimard, 1997, p. 554 ; </text:span><text:span text:style-name="T112">Sociologie des religions</text:span><text:span text:style-name="T60"> Trad. mod.</text:span><text:span text:style-name="Footnote_20_Symbol"><text:span text:style-name="T60"> <text:s/></text:span></text:span><text:span text:style-name="T60">pp. 434-435. <text:s/></text:span></text:p>
      <text:p text:style-name="P1"><text:span text:style-name="T1">WEBER. M. </text:span><text:span text:style-name="T20">É</text:span><text:span text:style-name="T11">conomie et société.</text:span><text:span text:style-name="T1"> Paris : Plon, 1972.</text:span></text:p>
      <text:p text:style-name="P19"><text:span text:style-name="T1">WEBER. M. </text:span><text:span text:style-name="T12">Sociologie de la musique: Les fondements rationnels et sociaux de la musique. </text:span><text:span text:style-name="T11">Introduction. </text:span><text:span text:style-name="T1">Trad. et notes par Jean Molino et Emmanuel Pedler, Paris: Métailié, 1998. <text:s/></text:span><text:span text:style-name="T125"> Max WEBER. M. </text:span><text:span text:style-name="T131">Les trois types purs de la domination légitime</text:span><text:span text:style-name="T125">. Sociologie, [en ligne], 2014, p.298. <text:s/></text:span></text:p>
      <text:p text:style-name="P32"><text:span text:style-name="T125">WENZEL. C. H. </text:span><text:span text:style-name="T131">An introduction to Kant's aesthetics: Core Concepts and Problems</text:span><text:span text:style-name="T125">. Blackwell publishing: 2005. </text:span></text:p>
      <text:p text:style-name="P1"><text:span text:style-name="T1">WITKIN. R. W. </text:span><text:span text:style-name="T11">Adorno on Music.</text:span><text:span text:style-name="T1"> London: Routledge, 1998. </text:span></text:p>
      <text:p text:style-name="P1"><text:span text:style-name="T1">WITKIN. R. W. </text:span><text:span text:style-name="T11">Adorno on popular Culture. </text:span><text:span text:style-name="T1">London: Routledge, 2002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SansCondensed" svg:font-family="DejaVuSansCondensed, 'Arial Unicode MS'"/>
    <style:font-face style:name="FreeSans1" svg:font-family="FreeSans" style:font-family-generic="swiss"/>
    <style:font-face style:name="SimSun" svg:font-family="SimSun, 宋体" style:font-pitch="variable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, 'Times New Roman'" style:font-family-generic="roman" style:font-pitch="variable"/>
    <style:font-face style:name="Arial" svg:font-family="Arial, Arial" style:font-family-generic="swiss" style:font-pitch="variable"/>
    <style:font-face style:name="Calibri" svg:font-family="Calibri, Calibri" style:font-family-generic="swiss" style:font-pitch="variable"/>
    <style:font-face style:name="Liberation Sans" svg:font-family="'Liberation Sans'" style:font-family-generic="swiss" style:font-pitch="variable"/>
    <style:font-face style:name="Malgun Gothic" svg:font-family="'Malgun Gothic', '맑은 고딕'" style:font-family-generic="swiss" style:font-pitch="variable"/>
    <style:font-face style:name="Verdana" svg:font-family="Verdana, 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top="0cm" fo:margin-bottom="0.282cm" style:contextual-spacing="false" fo:line-height="107%"/>
      <style:text-properties style:font-name="Calibri" fo:font-family="Calibri, Calibri" style:font-family-generic="swiss" style:font-pitch="variable" fo:font-size="10pt" fo:language="fr" fo:country="FR" style:font-name-asian="Malgun Gothic" style:font-family-asian="'Malgun Gothic', '맑은 고딕'" style:font-family-generic-asian="swiss" style:font-pitch-asian="variable" style:font-size-asian="10pt" style:language-asian="ko" style:country-asian="KR" style:font-name-complex="Times New Roman" style:font-family-complex="'Times New Roman', 'Times New Roman'" style:font-family-generic-complex="roman" style:font-pitch-complex="variable" style:font-size-complex="10pt" style:language-complex="ar" style:country-complex="SA"/>
    </style:style>
    <style:style style:name="바탕글" style:family="paragraph" style:parent-style-name="Standard" style:next-style-name="Footnote">
      <style:paragraph-properties fo:margin-top="0.494cm" fo:margin-bottom="0.494cm" style:contextual-spacing="false" fo:line-height="160%" fo:text-align="justify" style:justify-single-word="false" style:snap-to-layout-grid="false"/>
      <style:text-properties fo:color="#000000" style:font-name="Batang" fo:font-family="Batang, 바탕" style:font-family-generic="roman" style:font-pitch="variable" fo:font-size="11pt" fo:language="fr" fo:country="FR" style:font-name-asian="Malgun Gothic" style:font-family-asian="'Malgun Gothic', '맑은 고딕'" style:font-family-generic-asian="swiss" style:font-pitch-asian="variable" style:font-size-asian="11pt" style:language-asian="ko" style:country-asian="KR" style:font-name-complex="Times New Roman" style:font-family-complex="'Times New Roman', 'Times New Roman'" style:font-family-generic-complex="roman" style:font-pitch-complex="variable" style:font-size-complex="11pt" style:language-complex="ar" style:country-complex="SA"/>
    </style:style>
    <style:style style:name="C" style:family="paragraph" style:parent-style-name="Standard">
      <style:paragraph-properties fo:margin-top="0cm" fo:margin-bottom="0.282cm" style:contextual-spacing="false" fo:line-height="107%" fo:text-align="justify" style:justify-single-word="false"/>
      <style:text-properties style:font-name="Calibri" fo:font-family="Calibri, Calibri" style:font-family-generic="swiss" style:font-pitch="variable" fo:font-size="11pt" fo:language="fr" fo:country="FR" style:font-name-asian="Malgun Gothic" style:font-family-asian="'Malgun Gothic', '맑은 고딕'" style:font-family-generic-asian="swiss" style:font-pitch-asian="variable" style:font-size-asian="11pt" style:language-asian="ko" style:country-asian="KR" style:font-name-complex="Times New Roman" style:font-family-complex="'Times New Roman', 'Times New Roman'" style:font-family-generic-complex="roman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, 'Times New Roman'" style:font-family-generic="roman" style:font-pitch="variable" fo:font-size="12pt" fo:language="fr" fo:country="FR" style:font-name-asian="Times New Roman" style:font-family-asian="'Times New Roman', 'Times New Roman'" style:font-family-generic-asian="roman" style:font-pitch-asian="variable" style:font-size-asian="12pt" style:language-asian="ko" style:country-asian="KR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3399" style:font-name="Verdana" fo:font-family="Verdana, Verdana" style:font-family-generic="swiss" style:font-pitch="variable" fo:font-size="11pt" fo:language="fr" fo:country="FR" style:text-underline-style="solid" style:text-underline-width="auto" style:text-underline-color="font-color" style:font-size-asian="11pt" style:language-asian="ko" style:country-asian="KR" style:font-name-complex="Verdana" style:font-family-complex="Verdana, Verdana" style:font-family-generic-complex="swiss" style:font-pitch-complex="variable" style:font-size-complex="11pt" style:language-complex="ar" style:country-complex="SA"/>
    </style:style>
    <style:style style:name="apple-converted-space" style:family="text">
      <style:text-properties fo:font-size="11pt" fo:language="fr" fo:country="FR" style:font-size-asian="11pt" style:language-asian="ko" style:country-asian="KR" style:font-size-complex="11pt" style:language-complex="ar" style:country-complex="SA"/>
    </style:style>
    <style:style style:name="Emphasis" style:family="text">
      <style:text-properties fo:font-size="11pt" fo:language="fr" fo:country="FR" fo:font-style="italic" style:font-size-asian="11pt" style:language-asian="ko" style:country-asian="KR" style:font-style-asian="italic" style:font-size-complex="11pt" style:language-complex="ar" style:country-complex="SA" style:font-style-complex="italic"/>
    </style:style>
    <style:style style:name="Footnote_20_Symbol" style:display-name="Footnote Symbol" style:family="text">
      <style:text-properties style:text-position="super 58%" fo:font-size="11pt" fo:language="fr" fo:country="FR" style:font-size-asian="11pt" style:language-asian="ko" style:country-asian="KR" style:font-size-complex="11pt" style:language-complex="ar" style:country-complex="SA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Pouliquen</meta:initial-creator>
    <meta:creation-date>2016-03-01T15:42:25.348431306</meta:creation-date>
    <dc:date>2016-03-06T14:15:02.804576543</dc:date>
    <dc:creator>Alexandre Pouliquen</dc:creator>
    <meta:editing-duration>PT12H48M12S</meta:editing-duration>
    <meta:editing-cycles>63</meta:editing-cycles>
    <meta:generator>LibreOffice/4.2.8.2$Linux_x86 LibreOffice_project/420m0$Build-2</meta:generator>
    <meta:document-statistic meta:table-count="0" meta:image-count="0" meta:object-count="0" meta:page-count="24" meta:paragraph-count="364" meta:word-count="6096" meta:character-count="41173" meta:non-whitespace-character-count="34957"/>
  </office:meta>
</office:document-meta>
</file>